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text-align="justify" fo:break-before="auto" fo:line-height="150%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_4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8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7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7.066cm" fo:margin-left="0cm"/>
    </style:style>
    <style:style style:name="Column1" style:family="table-column">
      <style:table-column-properties style:column-width="4.26cm"/>
    </style:style>
    <style:style style:name="Column2" style:family="table-column">
      <style:table-column-properties style:column-width="2.884cm"/>
    </style:style>
    <style:style style:name="Column3" style:family="table-column">
      <style:table-column-properties style:column-width="4.048cm"/>
    </style:style>
    <style:style style:name="Column4" style:family="table-column">
      <style:table-column-properties style:column-width="5.874cm"/>
    </style:style>
    <style:style style:name="Row1" style:family="table-row"/>
    <style:style style:name="Cell1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6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P38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T39_15" style:family="text">
      <style:text-properties style:font-name="Times New Roman" style:font-name-asian="Times New Roman" style:font-name-complex="Times New Roman"/>
    </style:style>
    <style:style style:name="T39_16" style:family="text">
      <style:text-properties style:font-name="Times New Roman" style:font-name-asian="Times New Roman" style:font-name-complex="Times New Roman"/>
    </style:style>
    <style:style style:name="T39_17" style:family="text">
      <style:text-properties style:font-name="Times New Roman" style:font-name-asian="Times New Roman" style:font-name-complex="Times New Roman"/>
    </style:style>
    <style:style style:name="T39_18" style:family="text">
      <style:text-properties style:font-name="Times New Roman" style:font-name-asian="Times New Roman" style:font-name-complex="Times New Roman"/>
    </style:style>
    <style:style style:name="T39_19" style:family="text">
      <style:text-properties style:font-name="Times New Roman" style:font-name-asian="Times New Roman" style:font-name-complex="Times New Roman"/>
    </style:style>
    <style:style style:name="T39_20" style:family="text">
      <style:text-properties style:font-name="Times New Roman" style:font-name-asian="Times New Roman" style:font-name-complex="Times New Roman"/>
    </style:style>
    <style:style style:name="T39_21" style:family="text">
      <style:text-properties style:font-name="Times New Roman" style:font-name-asian="Times New Roman" style:font-name-complex="Times New Roman"/>
    </style:style>
    <style:style style:name="T39_22" style:family="text">
      <style:text-properties style:font-name="Times New Roman" style:font-name-asian="Times New Roman" style:font-name-complex="Times New Roman"/>
    </style:style>
    <style:style style:name="T39_23" style:family="text">
      <style:text-properties style:font-name="Times New Roman" style:font-name-asian="Times New Roman" style:font-name-complex="Times New Roman"/>
    </style:style>
    <style:style style:name="T39_24" style:family="text">
      <style:text-properties style:font-name="Times New Roman" style:font-name-asian="Times New Roman" style:font-name-complex="Times New Roman"/>
    </style:style>
    <style:style style:name="T39_25" style:family="text">
      <style:text-properties style:font-name="Times New Roman" style:font-name-asian="Times New Roman" style:font-name-complex="Times New Roman"/>
    </style:style>
    <style:style style:name="T39_26" style:family="text">
      <style:text-properties style:font-name="Times New Roman" style:font-name-asian="Times New Roman" style:font-name-complex="Times New Roman"/>
    </style:style>
    <style:style style:name="T39_27" style:family="text">
      <style:text-properties style:font-name="Times New Roman" style:font-name-asian="Times New Roman" style:font-name-complex="Times New Roman"/>
    </style:style>
    <style:style style:name="T39_28" style:family="text">
      <style:text-properties style:font-name="Times New Roman" style:font-name-asian="Times New Roman" style:font-name-complex="Times New Roman"/>
    </style:style>
    <style:style style:name="T39_29" style:family="text">
      <style:text-properties style:font-name="Times New Roman" style:font-name-asian="Times New Roman" style:font-name-complex="Times New Roman"/>
    </style:style>
    <style:style style:name="T39_30" style:family="text">
      <style:text-properties style:font-name="Times New Roman" style:font-name-asian="Times New Roman" style:font-name-complex="Times New Roman"/>
    </style:style>
    <style:style style:name="T39_31" style:family="text">
      <style:text-properties style:font-name="Times New Roman" style:font-name-asian="Times New Roman" style:font-name-complex="Times New Roman"/>
    </style:style>
    <style:style style:name="T39_32" style:family="text">
      <style:text-properties style:font-name="Times New Roman" style:font-name-asian="Times New Roman" style:font-name-complex="Times New Roman"/>
    </style:style>
    <style:style style:name="T39_33" style:family="text">
      <style:text-properties style:font-name="Times New Roman" style:font-name-asian="Times New Roman" style:font-name-complex="Times New Roman"/>
    </style:style>
    <style:style style:name="T39_34" style:family="text">
      <style:text-properties style:font-name="Times New Roman" style:font-name-asian="Times New Roman" style:font-name-complex="Times New Roman"/>
    </style:style>
    <style:style style:name="T39_35" style:family="text">
      <style:text-properties style:font-name="Times New Roman" style:font-name-asian="Times New Roman" style:font-name-complex="Times New Roman"/>
    </style:style>
    <style:style style:name="T39_36" style:family="text">
      <style:text-properties style:font-name="Times New Roman" style:font-name-asian="Times New Roman" style:font-name-complex="Times New Roman"/>
    </style:style>
    <style:style style:name="T39_37" style:family="text">
      <style:text-properties style:font-name="Times New Roman" style:font-name-asian="Times New Roman" style:font-name-complex="Times New Roman"/>
    </style:style>
    <style:style style:name="T39_38" style:family="text">
      <style:text-properties style:font-name="Times New Roman" style:font-name-asian="Times New Roman" style:font-name-complex="Times New Roman"/>
    </style:style>
    <style:style style:name="T39_39" style:family="text">
      <style:text-properties style:font-name="Times New Roman" style:font-name-asian="Times New Roman" style:font-name-complex="Times New Roman"/>
    </style:style>
    <style:style style:name="T39_40" style:family="text">
      <style:text-properties style:font-name="Times New Roman" style:font-name-asian="Times New Roman" style:font-name-complex="Times New Roman"/>
    </style:style>
    <style:style style:name="T39_41" style:family="text">
      <style:text-properties style:font-name="Times New Roman" style:font-name-asian="Times New Roman" style:font-name-complex="Times New Roman"/>
    </style:style>
    <style:style style:name="T39_42" style:family="text">
      <style:text-properties style:font-name="Times New Roman" style:font-name-asian="Times New Roman" style:font-name-complex="Times New Roman"/>
    </style:style>
    <style:style style:name="T39_43" style:family="text">
      <style:text-properties style:font-name="Times New Roman" style:font-name-asian="Times New Roman" style:font-name-complex="Times New Roman"/>
    </style:style>
    <style:style style:name="T39_44" style:family="text">
      <style:text-properties style:font-name="Times New Roman" style:font-name-asian="Times New Roman" style:font-name-complex="Times New Roman"/>
    </style:style>
    <style:style style:name="T39_45" style:family="text">
      <style:text-properties style:font-name="Times New Roman" style:font-name-asian="Times New Roman" style:font-name-complex="Times New Roman"/>
    </style:style>
    <style:style style:name="T39_46" style:family="text">
      <style:text-properties style:font-name="Times New Roman" style:font-name-asian="Times New Roman" style:font-name-complex="Times New Roman"/>
    </style:style>
    <style:style style:name="T39_47" style:family="text">
      <style:text-properties style:font-name="Times New Roman" style:font-name-asian="Times New Roman" style:font-name-complex="Times New Roman"/>
    </style:style>
    <style:style style:name="T39_48" style:family="text">
      <style:text-properties style:font-name="Times New Roman" style:font-name-asian="Times New Roman" style:font-name-complex="Times New Roman"/>
    </style:style>
    <style:style style:name="T39_49" style:family="text">
      <style:text-properties style:font-name="Times New Roman" style:font-name-asian="Times New Roman" style:font-name-complex="Times New Roman"/>
    </style:style>
    <style:style style:name="T39_50" style:family="text">
      <style:text-properties style:font-name="Times New Roman" style:font-name-asian="Times New Roman" style:font-name-complex="Times New Roman"/>
    </style:style>
    <style:style style:name="T39_51" style:family="text">
      <style:text-properties style:font-name="Times New Roman" style:font-name-asian="Times New Roman" style:font-name-complex="Times New Roman"/>
    </style:style>
    <style:style style:name="T39_52" style:family="text">
      <style:text-properties style:font-name="Times New Roman" style:font-name-asian="Times New Roman" style:font-name-complex="Times New Roman"/>
    </style:style>
    <style:style style:name="T39_53" style:family="text">
      <style:text-properties style:font-name="Times New Roman" style:font-name-asian="Times New Roman" style:font-name-complex="Times New Roman"/>
    </style:style>
    <style:style style:name="T39_54" style:family="text">
      <style:text-properties style:font-name="Times New Roman" style:font-name-asian="Times New Roman" style:font-name-complex="Times New Roman"/>
    </style:style>
    <style:style style:name="T39_55" style:family="text">
      <style:text-properties style:font-name="Times New Roman" style:font-name-asian="Times New Roman" style:font-name-complex="Times New Roman"/>
    </style:style>
    <style:style style:name="T39_56" style:family="text">
      <style:text-properties style:font-name="Times New Roman" style:font-name-asian="Times New Roman" style:font-name-complex="Times New Roman"/>
    </style:style>
    <style:style style:name="T39_57" style:family="text">
      <style:text-properties style:font-name="Times New Roman" style:font-name-asian="Times New Roman" style:font-name-complex="Times New Roman"/>
    </style:style>
    <style:style style:name="T39_58" style:family="text">
      <style:text-properties style:font-name="Times New Roman" style:font-name-asian="Times New Roman" style:font-name-complex="Times New Roman"/>
    </style:style>
    <style:style style:name="T39_59" style:family="text">
      <style:text-properties style:font-name="Times New Roman" style:font-name-asian="Times New Roman" style:font-name-complex="Times New Roman"/>
    </style:style>
    <style:style style:name="T39_60" style:family="text">
      <style:text-properties style:font-name="Times New Roman" style:font-name-asian="Times New Roman" style:font-name-complex="Times New Roman"/>
    </style:style>
    <style:style style:name="T39_61" style:family="text">
      <style:text-properties style:font-name="Times New Roman" style:font-name-asian="Times New Roman" style:font-name-complex="Times New Roman"/>
    </style:style>
    <style:style style:name="T39_62" style:family="text">
      <style:text-properties style:font-name="Times New Roman" style:font-name-asian="Times New Roman" style:font-name-complex="Times New Roman"/>
    </style:style>
    <style:style style:name="T39_63" style:family="text">
      <style:text-properties style:font-name="Times New Roman" style:font-name-asian="Times New Roman" style:font-name-complex="Times New Roman"/>
    </style:style>
    <style:style style:name="T39_64" style:family="text">
      <style:text-properties style:font-name="Times New Roman" style:font-name-asian="Times New Roman" style:font-name-complex="Times New Roman"/>
    </style:style>
    <style:style style:name="P40" style:family="paragraph" style:parent-style-name="Heading_20_4">
      <style:paragraph-properties fo:text-align="justify" fo:break-before="auto" fo:line-height="150%" style:writing-mode="lr-tb"/>
    </style:style>
    <style:style style:name="T40_1" style:family="text">
      <style:text-properties style:font-name="Times New Roman" style:font-name-asian="Times New Roman" style:font-name-complex="Times New Roman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41_1" style:family="text">
      <style:text-properties style:font-name="Times New Roman" style:font-name-asian="Times New Roman" style:font-name-complex="Times New Roman"/>
    </style:style>
    <style:style style:name="T41_2" style:family="text">
      <style:text-properties style:font-name="Times New Roman" style:font-name-asian="Times New Roman" style:font-name-complex="Times New Roman"/>
    </style:style>
    <style:style style:name="T41_3" style:family="text">
      <style:text-properties style:font-name="Times New Roman" style:font-name-asian="Times New Roman" style:font-name-complex="Times New Roman"/>
    </style:style>
    <style:style style:name="T41_4" style:family="text">
      <style:text-properties style:font-name="Times New Roman" style:font-name-asian="Times New Roman" style:font-name-complex="Times New Roman"/>
    </style:style>
    <style:style style:name="T41_5" style:family="text">
      <style:text-properties style:font-name="Times New Roman" style:font-name-asian="Times New Roman" style:font-name-complex="Times New Roman"/>
    </style:style>
    <style:style style:name="T41_6" style:family="text">
      <style:text-properties style:font-name="Times New Roman" style:font-name-asian="Times New Roman" style:font-name-complex="Times New Roman"/>
    </style:style>
    <style:style style:name="T41_7" style:family="text">
      <style:text-properties style:font-name="Times New Roman" style:font-name-asian="Times New Roman" style:font-name-complex="Times New Roman"/>
    </style:style>
    <style:style style:name="T41_8" style:family="text">
      <style:text-properties style:font-name="Times New Roman" style:font-name-asian="Times New Roman" style:font-name-complex="Times New Roman"/>
    </style:style>
    <style:style style:name="T41_9" style:family="text">
      <style:text-properties style:font-name="Times New Roman" style:font-name-asian="Times New Roman" style:font-name-complex="Times New Roman"/>
    </style:style>
    <style:style style:name="T41_10" style:family="text">
      <style:text-properties style:font-name="Times New Roman" style:font-name-asian="Times New Roman" style:font-name-complex="Times New Roman"/>
    </style:style>
    <style:style style:name="T41_11" style:family="text">
      <style:text-properties style:font-name="Times New Roman" style:font-name-asian="Times New Roman" style:font-name-complex="Times New Roman"/>
    </style:style>
    <style:style style:name="T41_12" style:family="text">
      <style:text-properties style:font-name="Times New Roman" style:font-name-asian="Times New Roman" style:font-name-complex="Times New Roman"/>
    </style:style>
    <style:style style:name="T41_13" style:family="text">
      <style:text-properties style:font-name="Times New Roman" style:font-name-asian="Times New Roman" style:font-name-complex="Times New Roman"/>
    </style:style>
    <style:style style:name="T41_14" style:family="text">
      <style:text-properties style:font-name="Times New Roman" style:font-name-asian="Times New Roman" style:font-name-complex="Times New Roman"/>
    </style:style>
    <style:style style:name="T41_15" style:family="text">
      <style:text-properties style:font-name="Times New Roman" style:font-name-asian="Times New Roman" style:font-name-complex="Times New Roman"/>
    </style:style>
    <style:style style:name="T41_16" style:family="text">
      <style:text-properties style:font-name="Times New Roman" style:font-name-asian="Times New Roman" style:font-name-complex="Times New Roman"/>
    </style:style>
    <style:style style:name="T41_17" style:family="text">
      <style:text-properties style:font-name="Times New Roman" style:font-name-asian="Times New Roman" style:font-name-complex="Times New Roman"/>
    </style:style>
    <style:style style:name="T41_18" style:family="text">
      <style:text-properties style:font-name="Times New Roman" style:font-name-asian="Times New Roman" style:font-name-complex="Times New Roman"/>
    </style:style>
    <style:style style:name="T41_19" style:family="text">
      <style:text-properties style:font-name="Times New Roman" style:font-name-asian="Times New Roman" style:font-name-complex="Times New Roman"/>
    </style:style>
    <style:style style:name="T41_20" style:family="text">
      <style:text-properties style:font-name="Times New Roman" style:font-name-asian="Times New Roman" style:font-name-complex="Times New Roman"/>
    </style:style>
    <style:style style:name="T41_21" style:family="text">
      <style:text-properties style:font-name="Times New Roman" style:font-name-asian="Times New Roman" style:font-name-complex="Times New Roman"/>
    </style:style>
    <style:style style:name="T41_22" style:family="text">
      <style:text-properties style:font-name="Times New Roman" style:font-name-asian="Times New Roman" style:font-name-complex="Times New Roman"/>
    </style:style>
    <style:style style:name="T41_23" style:family="text">
      <style:text-properties style:font-name="Times New Roman" style:font-name-asian="Times New Roman" style:font-name-complex="Times New Roman"/>
    </style:style>
    <style:style style:name="T41_24" style:family="text">
      <style:text-properties style:font-name="Times New Roman" style:font-name-asian="Times New Roman" style:font-name-complex="Times New Roman"/>
    </style:style>
    <style:style style:name="T41_25" style:family="text">
      <style:text-properties style:font-name="Times New Roman" style:font-name-asian="Times New Roman" style:font-name-complex="Times New Roman"/>
    </style:style>
    <style:style style:name="T41_26" style:family="text">
      <style:text-properties style:font-name="Times New Roman" style:font-name-asian="Times New Roman" style:font-name-complex="Times New Roman"/>
    </style:style>
    <style:style style:name="T41_27" style:family="text">
      <style:text-properties style:font-name="Times New Roman" style:font-name-asian="Times New Roman" style:font-name-complex="Times New Roman"/>
    </style:style>
    <style:style style:name="T41_28" style:family="text">
      <style:text-properties style:font-name="Times New Roman" style:font-name-asian="Times New Roman" style:font-name-complex="Times New Roman"/>
    </style:style>
    <style:style style:name="T41_29" style:family="text">
      <style:text-properties style:font-name="Times New Roman" style:font-name-asian="Times New Roman" style:font-name-complex="Times New Roman"/>
    </style:style>
    <style:style style:name="T41_30" style:family="text">
      <style:text-properties style:font-name="Times New Roman" style:font-name-asian="Times New Roman" style:font-name-complex="Times New Roman"/>
    </style:style>
    <style:style style:name="T41_31" style:family="text">
      <style:text-properties style:font-name="Times New Roman" style:font-name-asian="Times New Roman" style:font-name-complex="Times New Roman"/>
    </style:style>
    <style:style style:name="T41_32" style:family="text">
      <style:text-properties style:font-name="Times New Roman" style:font-name-asian="Times New Roman" style:font-name-complex="Times New Roman"/>
    </style:style>
    <style:style style:name="T41_33" style:family="text">
      <style:text-properties style:font-name="Times New Roman" style:font-name-asian="Times New Roman" style:font-name-complex="Times New Roman"/>
    </style:style>
    <style:style style:name="T41_34" style:family="text">
      <style:text-properties style:font-name="Times New Roman" style:font-name-asian="Times New Roman" style:font-name-complex="Times New Roman"/>
    </style:style>
    <style:style style:name="T41_35" style:family="text">
      <style:text-properties style:font-name="Times New Roman" style:font-name-asian="Times New Roman" style:font-name-complex="Times New Roman"/>
    </style:style>
    <style:style style:name="T41_36" style:family="text">
      <style:text-properties style:font-name="Times New Roman" style:font-name-asian="Times New Roman" style:font-name-complex="Times New Roman"/>
    </style:style>
    <style:style style:name="T41_37" style:family="text">
      <style:text-properties style:font-name="Times New Roman" style:font-name-asian="Times New Roman" style:font-name-complex="Times New Roman"/>
    </style:style>
    <style:style style:name="T41_38" style:family="text">
      <style:text-properties style:font-name="Times New Roman" style:font-name-asian="Times New Roman" style:font-name-complex="Times New Roman"/>
    </style:style>
    <style:style style:name="T41_39" style:family="text">
      <style:text-properties style:font-name="Times New Roman" style:font-name-asian="Times New Roman" style:font-name-complex="Times New Roman"/>
    </style:style>
    <style:style style:name="T41_40" style:family="text"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style:font-name="Times New Roman" style:font-name-asian="Times New Roman" style:font-name-complex="Times New Roman"/>
    </style:style>
    <style:style style:name="T42_18" style:family="text">
      <style:text-properties style:font-name="Times New Roman" style:font-name-asian="Times New Roman" style:font-name-complex="Times New Roman"/>
    </style:style>
    <style:style style:name="T42_19" style:family="text">
      <style:text-properties style:font-name="Times New Roman" style:font-name-asian="Times New Roman" style:font-name-complex="Times New Roman"/>
    </style:style>
    <style:style style:name="T42_20" style:family="text">
      <style:text-properties style:font-name="Times New Roman" style:font-name-asian="Times New Roman" style:font-name-complex="Times New Roman"/>
    </style:style>
    <style:style style:name="T42_21" style:family="text">
      <style:text-properties style:font-name="Times New Roman" style:font-name-asian="Times New Roman" style:font-name-complex="Times New Roman"/>
    </style:style>
    <style:style style:name="T42_22" style:family="text">
      <style:text-properties style:font-name="Times New Roman" style:font-name-asian="Times New Roman" style:font-name-complex="Times New Roman"/>
    </style:style>
    <style:style style:name="T42_23" style:family="text">
      <style:text-properties style:font-name="Times New Roman" style:font-name-asian="Times New Roman" style:font-name-complex="Times New Roman"/>
    </style:style>
    <style:style style:name="T42_24" style:family="text">
      <style:text-properties style:font-name="Times New Roman" style:font-name-asian="Times New Roman" style:font-name-complex="Times New Roman"/>
    </style:style>
    <style:style style:name="T42_25" style:family="text">
      <style:text-properties style:font-name="Times New Roman" style:font-name-asian="Times New Roman" style:font-name-complex="Times New Roman"/>
    </style:style>
    <style:style style:name="T42_26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text-align="justify" fo:break-before="auto" fo:line-height="150%" fo:margin-top="0cm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T43_6" style:family="text">
      <style:text-properties style:font-name="Times New Roman" style:font-name-asian="Times New Roman" style:font-name-complex="Times New Roman"/>
    </style:style>
    <style:style style:name="T43_7" style:family="text">
      <style:text-properties style:font-name="Times New Roman" style:font-name-asian="Times New Roman" style:font-name-complex="Times New Roman"/>
    </style:style>
    <style:style style:name="T43_8" style:family="text">
      <style:text-properties style:font-name="Times New Roman" style:font-name-asian="Times New Roman" style:font-name-complex="Times New Roman"/>
    </style:style>
    <style:style style:name="T43_9" style:family="text">
      <style:text-properties style:font-name="Times New Roman" style:font-name-asian="Times New Roman" style:font-name-complex="Times New Roman"/>
    </style:style>
    <style:style style:name="T43_10" style:family="text">
      <style:text-properties style:font-name="Times New Roman" style:font-name-asian="Times New Roman" style:font-name-complex="Times New Roman"/>
    </style:style>
    <style:style style:name="T43_11" style:family="text">
      <style:text-properties style:font-name="Times New Roman" style:font-name-asian="Times New Roman" style:font-name-complex="Times New Roman"/>
    </style:style>
    <style:style style:name="T43_12" style:family="text">
      <style:text-properties style:font-name="Times New Roman" style:font-name-asian="Times New Roman" style:font-name-complex="Times New Roman"/>
    </style:style>
    <style:style style:name="T43_13" style:family="text">
      <style:text-properties style:font-name="Times New Roman" style:font-name-asian="Times New Roman" style:font-name-complex="Times New Roman"/>
    </style:style>
    <style:style style:name="T43_14" style:family="text">
      <style:text-properties style:font-name="Times New Roman" style:font-name-asian="Times New Roman" style:font-name-complex="Times New Roman"/>
    </style:style>
    <style:style style:name="T43_15" style:family="text">
      <style:text-properties style:font-name="Times New Roman" style:font-name-asian="Times New Roman" style:font-name-complex="Times New Roman"/>
    </style:style>
    <style:style style:name="T43_16" style:family="text">
      <style:text-properties style:font-name="Times New Roman" style:font-name-asian="Times New Roman" style:font-name-complex="Times New Roman"/>
    </style:style>
    <style:style style:name="T43_17" style:family="text">
      <style:text-properties style:font-name="Times New Roman" style:font-name-asian="Times New Roman" style:font-name-complex="Times New Roman"/>
    </style:style>
    <style:style style:name="T43_18" style:family="text">
      <style:text-properties style:font-name="Times New Roman" style:font-name-asian="Times New Roman" style:font-name-complex="Times New Roman"/>
    </style:style>
    <style:style style:name="T43_19" style:family="text">
      <style:text-properties style:font-name="Times New Roman" style:font-name-asian="Times New Roman" style:font-name-complex="Times New Roman"/>
    </style:style>
    <style:style style:name="T43_20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text-align="justify" fo:break-before="auto" fo:line-height="150%" fo:margin-top="0cm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T45_3" style:family="text">
      <style:text-properties style:font-name="Times New Roman" style:font-name-asian="Times New Roman" style:font-name-complex="Times New Roman"/>
    </style:style>
    <style:style style:name="T45_4" style:family="text">
      <style:text-properties style:font-name="Times New Roman" style:font-name-asian="Times New Roman" style:font-name-complex="Times New Roman"/>
    </style:style>
    <style:style style:name="T45_5" style:family="text">
      <style:text-properties style:font-name="Times New Roman" style:font-name-asian="Times New Roman" style:font-name-complex="Times New Roman"/>
    </style:style>
    <style:style style:name="T45_6" style:family="text">
      <style:text-properties style:font-name="Times New Roman" style:font-name-asian="Times New Roman" style:font-name-complex="Times New Roman"/>
    </style:style>
    <style:style style:name="T45_7" style:family="text">
      <style:text-properties style:font-name="Times New Roman" style:font-name-asian="Times New Roman" style:font-name-complex="Times New Roman"/>
    </style:style>
    <style:style style:name="T45_8" style:family="text">
      <style:text-properties style:font-name="Times New Roman" style:font-name-asian="Times New Roman" style:font-name-complex="Times New Roman"/>
    </style:style>
    <style:style style:name="T45_9" style:family="text">
      <style:text-properties style:font-name="Times New Roman" style:font-name-asian="Times New Roman" style:font-name-complex="Times New Roman"/>
    </style:style>
    <style:style style:name="T45_10" style:family="text">
      <style:text-properties style:font-name="Times New Roman" style:font-name-asian="Times New Roman" style:font-name-complex="Times New Roman"/>
    </style:style>
    <style:style style:name="T45_11" style:family="text">
      <style:text-properties style:font-name="Times New Roman" style:font-name-asian="Times New Roman" style:font-name-complex="Times New Roman"/>
    </style:style>
    <style:style style:name="T45_12" style:family="text">
      <style:text-properties style:font-name="Times New Roman" style:font-name-asian="Times New Roman" style:font-name-complex="Times New Roman"/>
    </style:style>
    <style:style style:name="T45_13" style:family="text">
      <style:text-properties style:font-name="Times New Roman" style:font-name-asian="Times New Roman" style:font-name-complex="Times New Roman"/>
    </style:style>
    <style:style style:name="T45_14" style:family="text">
      <style:text-properties style:font-name="Times New Roman" style:font-name-asian="Times New Roman" style:font-name-complex="Times New Roman"/>
    </style:style>
    <style:style style:name="T45_15" style:family="text">
      <style:text-properties style:font-name="Times New Roman" style:font-name-asian="Times New Roman" style:font-name-complex="Times New Roman"/>
    </style:style>
    <style:style style:name="T45_16" style:family="text">
      <style:text-properties style:font-name="Times New Roman" style:font-name-asian="Times New Roman" style:font-name-complex="Times New Roman"/>
    </style:style>
    <style:style style:name="T45_17" style:family="text">
      <style:text-properties style:font-name="Times New Roman" style:font-name-asian="Times New Roman" style:font-name-complex="Times New Roman"/>
    </style:style>
    <style:style style:name="T45_18" style:family="text">
      <style:text-properties style:font-name="Times New Roman" style:font-name-asian="Times New Roman" style:font-name-complex="Times New Roman"/>
    </style:style>
    <style:style style:name="T45_19" style:family="text">
      <style:text-properties style:font-name="Times New Roman" style:font-name-asian="Times New Roman" style:font-name-complex="Times New Roman"/>
    </style:style>
    <style:style style:name="T45_20" style:family="text">
      <style:text-properties style:font-name="Times New Roman" style:font-name-asian="Times New Roman" style:font-name-complex="Times New Roman"/>
    </style:style>
    <style:style style:name="T45_21" style:family="text">
      <style:text-properties style:font-name="Times New Roman" style:font-name-asian="Times New Roman" style:font-name-complex="Times New Roman"/>
    </style:style>
    <style:style style:name="T45_22" style:family="text">
      <style:text-properties style:font-name="Times New Roman" style:font-name-asian="Times New Roman" style:font-name-complex="Times New Roman"/>
    </style:style>
    <style:style style:name="T45_23" style:family="text">
      <style:text-properties style:font-name="Times New Roman" style:font-name-asian="Times New Roman" style:font-name-complex="Times New Roman"/>
    </style:style>
    <style:style style:name="T45_24" style:family="text">
      <style:text-properties style:font-name="Times New Roman" style:font-name-asian="Times New Roman" style:font-name-complex="Times New Roman"/>
    </style:style>
    <style:style style:name="T45_25" style:family="text">
      <style:text-properties style:font-name="Times New Roman" style:font-name-asian="Times New Roman" style:font-name-complex="Times New Roman"/>
    </style:style>
    <style:style style:name="T45_26" style:family="text">
      <style:text-properties style:font-name="Times New Roman" style:font-name-asian="Times New Roman" style:font-name-complex="Times New Roman"/>
    </style:style>
    <style:style style:name="T45_27" style:family="text">
      <style:text-properties style:font-name="Times New Roman" style:font-name-asian="Times New Roman" style:font-name-complex="Times New Roman"/>
    </style:style>
    <style:style style:name="T45_28" style:family="text">
      <style:text-properties style:font-name="Times New Roman" style:font-name-asian="Times New Roman" style:font-name-complex="Times New Roman"/>
    </style:style>
    <style:style style:name="T45_29" style:family="text">
      <style:text-properties style:font-name="Times New Roman" style:font-name-asian="Times New Roman" style:font-name-complex="Times New Roman"/>
    </style:style>
    <style:style style:name="T45_30" style:family="text">
      <style:text-properties style:font-name="Times New Roman" style:font-name-asian="Times New Roman" style:font-name-complex="Times New Roman"/>
    </style:style>
    <style:style style:name="T45_31" style:family="text">
      <style:text-properties style:font-name="Times New Roman" style:font-name-asian="Times New Roman" style:font-name-complex="Times New Roman"/>
    </style:style>
    <style:style style:name="T45_32" style:family="text">
      <style:text-properties style:font-name="Times New Roman" style:font-name-asian="Times New Roman" style:font-name-complex="Times New Roman"/>
    </style:style>
    <style:style style:name="T45_33" style:family="text">
      <style:text-properties style:font-name="Times New Roman" style:font-name-asian="Times New Roman" style:font-name-complex="Times New Roman"/>
    </style:style>
    <style:style style:name="T45_34" style:family="text">
      <style:text-properties style:font-name="Times New Roman" style:font-name-asian="Times New Roman" style:font-name-complex="Times New Roman"/>
    </style:style>
    <style:style style:name="T45_35" style:family="text">
      <style:text-properties style:font-name="Times New Roman" style:font-name-asian="Times New Roman" style:font-name-complex="Times New Roman"/>
    </style:style>
    <style:style style:name="T45_36" style:family="text">
      <style:text-properties style:font-name="Times New Roman" style:font-name-asian="Times New Roman" style:font-name-complex="Times New Roman"/>
    </style:style>
    <style:style style:name="T45_37" style:family="text">
      <style:text-properties style:font-name="Times New Roman" style:font-name-asian="Times New Roman" style:font-name-complex="Times New Roman"/>
    </style:style>
    <style:style style:name="T45_38" style:family="text">
      <style:text-properties style:font-name="Times New Roman" style:font-name-asian="Times New Roman" style:font-name-complex="Times New Roman"/>
    </style:style>
    <style:style style:name="T45_39" style:family="text">
      <style:text-properties style:font-name="Times New Roman" style:font-name-asian="Times New Roman" style:font-name-complex="Times New Roman"/>
    </style:style>
    <style:style style:name="T45_40" style:family="text">
      <style:text-properties style:font-name="Times New Roman" style:font-name-asian="Times New Roman" style:font-name-complex="Times New Roman"/>
    </style:style>
    <style:style style:name="T45_41" style:family="text">
      <style:text-properties style:font-name="Times New Roman" style:font-name-asian="Times New Roman" style:font-name-complex="Times New Roman"/>
    </style:style>
    <style:style style:name="T45_42" style:family="text">
      <style:text-properties style:font-name="Times New Roman" style:font-name-asian="Times New Roman" style:font-name-complex="Times New Roman"/>
    </style:style>
    <style:style style:name="T45_43" style:family="text">
      <style:text-properties style:font-name="Times New Roman" style:font-name-asian="Times New Roman" style:font-name-complex="Times New Roman"/>
    </style:style>
    <style:style style:name="T45_44" style:family="text">
      <style:text-properties style:font-name="Times New Roman" style:font-name-asian="Times New Roman" style:font-name-complex="Times New Roman"/>
    </style:style>
    <style:style style:name="T45_45" style:family="text">
      <style:text-properties style:font-name="Times New Roman" style:font-name-asian="Times New Roman" style:font-name-complex="Times New Roman"/>
    </style:style>
    <style:style style:name="T45_46" style:family="text">
      <style:text-properties style:font-name="Times New Roman" style:font-name-asian="Times New Roman" style:font-name-complex="Times New Roman"/>
    </style:style>
    <style:style style:name="P46" style:family="paragraph" style:parent-style-name="Heading_20_4">
      <style:paragraph-properties fo:text-align="justify" fo:break-before="auto" fo:line-height="150%" fo:margin-bottom="0cm" style:writing-mode="lr-tb"/>
    </style:style>
    <style:style style:name="T46_1" style:family="text">
      <style:text-properties style:font-name="Times New Roman" style:font-name-asian="Times New Roman" style:font-name-complex="Times New Roman"/>
    </style:style>
    <style:style style:name="T46_2" style:family="text">
      <style:text-properties style:font-name="Times New Roman" style:font-name-asian="Times New Roman" style:font-name-complex="Times New Roman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text-align="justify" fo:break-before="auto" fo:text-indent="-0.035cm" fo:line-height="100%" fo:margin-left="1.235cm" style:writing-mode="lr-tb"/>
    </style:style>
    <style:style style:name="P48" style:family="paragraph" style:parent-style-name="Standard">
      <style:paragraph-properties fo:text-align="justify" fo:break-before="auto" fo:line-height="100%" fo:margin-top="0cm" style:writing-mode="lr-tb"/>
    </style:style>
    <style:style style:name="T4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T48_25" style:family="text">
      <style:text-properties style:font-name="Times New Roman" style:font-name-asian="Times New Roman" style:font-name-complex="Times New Roman"/>
    </style:style>
    <style:style style:name="T48_26" style:family="text">
      <style:text-properties style:font-name="Times New Roman" style:font-name-asian="Times New Roman" style:font-name-complex="Times New Roman"/>
    </style:style>
    <style:style style:name="T48_27" style:family="text">
      <style:text-properties style:font-name="Times New Roman" style:font-name-asian="Times New Roman" style:font-name-complex="Times New Roman"/>
    </style:style>
    <style:style style:name="T48_28" style:family="text">
      <style:text-properties style:font-name="Times New Roman" style:font-name-asian="Times New Roman" style:font-name-complex="Times New Roman"/>
    </style:style>
    <style:style style:name="T48_2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2" style:family="text">
      <style:text-properties style:font-name="Times New Roman" style:font-name-asian="Times New Roman" style:font-name-complex="Times New Roman"/>
    </style:style>
    <style:style style:name="T48_33" style:family="text">
      <style:text-properties style:font-name="Times New Roman" style:font-name-asian="Times New Roman" style:font-name-complex="Times New Roman"/>
    </style:style>
    <style:style style:name="T48_34" style:family="text">
      <style:text-properties style:font-name="Times New Roman" style:font-name-asian="Times New Roman" style:font-name-complex="Times New Roman"/>
    </style:style>
    <style:style style:name="T48_35" style:family="text">
      <style:text-properties style:font-name="Times New Roman" style:font-name-asian="Times New Roman" style:font-name-complex="Times New Roman"/>
    </style:style>
    <style:style style:name="T48_36" style:family="text">
      <style:text-properties style:font-name="Times New Roman" style:font-name-asian="Times New Roman" style:font-name-complex="Times New Roman"/>
    </style:style>
    <style:style style:name="T48_37" style:family="text">
      <style:text-properties style:font-name="Times New Roman" style:font-name-asian="Times New Roman" style:font-name-complex="Times New Roman"/>
    </style:style>
    <style:style style:name="T48_38" style:family="text">
      <style:text-properties style:font-name="Times New Roman" style:font-name-asian="Times New Roman" style:font-name-complex="Times New Roman"/>
    </style:style>
    <style:style style:name="T48_39" style:family="text">
      <style:text-properties style:font-name="Times New Roman" style:font-name-asian="Times New Roman" style:font-name-complex="Times New Roman"/>
    </style:style>
    <style:style style:name="T48_40" style:family="text">
      <style:text-properties style:font-name="Times New Roman" style:font-name-asian="Times New Roman" style:font-name-complex="Times New Roman"/>
    </style:style>
    <style:style style:name="T48_41" style:family="text">
      <style:text-properties style:font-name="Times New Roman" style:font-name-asian="Times New Roman" style:font-name-complex="Times New Roman"/>
    </style:style>
    <style:style style:name="T48_42" style:family="text">
      <style:text-properties style:font-name="Times New Roman" style:font-name-asian="Times New Roman" style:font-name-complex="Times New Roman"/>
    </style:style>
    <style:style style:name="T48_43" style:family="text">
      <style:text-properties style:font-name="Times New Roman" style:font-name-asian="Times New Roman" style:font-name-complex="Times New Roman"/>
    </style:style>
    <style:style style:name="T48_44" style:family="text">
      <style:text-properties style:font-name="Times New Roman" style:font-name-asian="Times New Roman" style:font-name-complex="Times New Roman"/>
    </style:style>
    <style:style style:name="T48_45" style:family="text">
      <style:text-properties style:font-name="Times New Roman" style:font-name-asian="Times New Roman" style:font-name-complex="Times New Roman"/>
    </style:style>
    <style:style style:name="T48_46" style:family="text">
      <style:text-properties style:font-name="Times New Roman" style:font-name-asian="Times New Roman" style:font-name-complex="Times New Roman"/>
    </style:style>
    <style:style style:name="T48_47" style:family="text">
      <style:text-properties style:font-name="Times New Roman" style:font-name-asian="Times New Roman" style:font-name-complex="Times New Roman"/>
    </style:style>
    <style:style style:name="T48_48" style:family="text">
      <style:text-properties style:font-name="Times New Roman" style:font-name-asian="Times New Roman" style:font-name-complex="Times New Roman"/>
    </style:style>
    <style:style style:name="T48_49" style:family="text">
      <style:text-properties style:font-name="Times New Roman" style:font-name-asian="Times New Roman" style:font-name-complex="Times New Roman"/>
    </style:style>
    <style:style style:name="T48_50" style:family="text">
      <style:text-properties style:font-name="Times New Roman" style:font-name-asian="Times New Roman" style:font-name-complex="Times New Roman"/>
    </style:style>
    <style:style style:name="T48_51" style:family="text">
      <style:text-properties style:font-name="Times New Roman" style:font-name-asian="Times New Roman" style:font-name-complex="Times New Roman"/>
    </style:style>
    <style:style style:name="T48_52" style:family="text">
      <style:text-properties style:font-name="Times New Roman" style:font-name-asian="Times New Roman" style:font-name-complex="Times New Roman"/>
    </style:style>
    <style:style style:name="T48_53" style:family="text">
      <style:text-properties style:font-name="Times New Roman" style:font-name-asian="Times New Roman" style:font-name-complex="Times New Roman"/>
    </style:style>
    <style:style style:name="T48_54" style:family="text">
      <style:text-properties style:font-name="Times New Roman" style:font-name-asian="Times New Roman" style:font-name-complex="Times New Roman"/>
    </style:style>
    <style:style style:name="T48_55" style:family="text">
      <style:text-properties style:font-name="Times New Roman" style:font-name-asian="Times New Roman" style:font-name-complex="Times New Roman"/>
    </style:style>
    <style:style style:name="T48_56" style:family="text">
      <style:text-properties style:font-name="Times New Roman" style:font-name-asian="Times New Roman" style:font-name-complex="Times New Roman"/>
    </style:style>
    <style:style style:name="T48_57" style:family="text">
      <style:text-properties style:font-name="Times New Roman" style:font-name-asian="Times New Roman" style:font-name-complex="Times New Roman"/>
    </style:style>
    <style:style style:name="T48_58" style:family="text">
      <style:text-properties style:font-name="Times New Roman" style:font-name-asian="Times New Roman" style:font-name-complex="Times New Roman"/>
    </style:style>
    <style:style style:name="T48_59" style:family="text">
      <style:text-properties style:font-name="Times New Roman" style:font-name-asian="Times New Roman" style:font-name-complex="Times New Roman"/>
    </style:style>
    <style:style style:name="T48_60" style:family="text">
      <style:text-properties style:font-name="Times New Roman" style:font-name-asian="Times New Roman" style:font-name-complex="Times New Roman"/>
    </style:style>
    <style:style style:name="T48_61" style:family="text">
      <style:text-properties style:font-name="Times New Roman" style:font-name-asian="Times New Roman" style:font-name-complex="Times New Roman"/>
    </style:style>
    <style:style style:name="T48_62" style:family="text">
      <style:text-properties style:font-name="Times New Roman" style:font-name-asian="Times New Roman" style:font-name-complex="Times New Roman"/>
    </style:style>
    <style:style style:name="T48_6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6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6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66" style:family="text">
      <style:text-properties style:font-name="Times New Roman" style:font-name-asian="Times New Roman" style:font-name-complex="Times New Roman"/>
    </style:style>
    <style:style style:name="T48_67" style:family="text">
      <style:text-properties style:font-name="Times New Roman" style:font-name-asian="Times New Roman" style:font-name-complex="Times New Roman"/>
    </style:style>
    <style:style style:name="T48_68" style:family="text">
      <style:text-properties style:font-name="Times New Roman" style:font-name-asian="Times New Roman" style:font-name-complex="Times New Roman"/>
    </style:style>
    <style:style style:name="T48_69" style:family="text">
      <style:text-properties style:font-name="Times New Roman" style:font-name-asian="Times New Roman" style:font-name-complex="Times New Roman"/>
    </style:style>
    <style:style style:name="T48_70" style:family="text">
      <style:text-properties style:font-name="Times New Roman" style:font-name-asian="Times New Roman" style:font-name-complex="Times New Roman"/>
    </style:style>
    <style:style style:name="T48_71" style:family="text">
      <style:text-properties style:font-name="Times New Roman" style:font-name-asian="Times New Roman" style:font-name-complex="Times New Roman"/>
    </style:style>
    <style:style style:name="T48_72" style:family="text">
      <style:text-properties style:font-name="Times New Roman" style:font-name-asian="Times New Roman" style:font-name-complex="Times New Roman"/>
    </style:style>
    <style:style style:name="T48_73" style:family="text">
      <style:text-properties style:font-name="Times New Roman" style:font-name-asian="Times New Roman" style:font-name-complex="Times New Roman"/>
    </style:style>
    <style:style style:name="T48_74" style:family="text">
      <style:text-properties style:font-name="Times New Roman" style:font-name-asian="Times New Roman" style:font-name-complex="Times New Roman"/>
    </style:style>
    <style:style style:name="T48_75" style:family="text">
      <style:text-properties style:font-name="Times New Roman" style:font-name-asian="Times New Roman" style:font-name-complex="Times New Roman"/>
    </style:style>
    <style:style style:name="T48_76" style:family="text">
      <style:text-properties style:font-name="Times New Roman" style:font-name-asian="Times New Roman" style:font-name-complex="Times New Roman"/>
    </style:style>
    <style:style style:name="T48_77" style:family="text">
      <style:text-properties style:font-name="Times New Roman" style:font-name-asian="Times New Roman" style:font-name-complex="Times New Roman"/>
    </style:style>
    <style:style style:name="T48_78" style:family="text">
      <style:text-properties style:font-name="Times New Roman" style:font-name-asian="Times New Roman" style:font-name-complex="Times New Roman"/>
    </style:style>
    <style:style style:name="T48_79" style:family="text">
      <style:text-properties style:font-name="Times New Roman" style:font-name-asian="Times New Roman" style:font-name-complex="Times New Roman"/>
    </style:style>
    <style:style style:name="T48_80" style:family="text">
      <style:text-properties style:font-name="Times New Roman" style:font-name-asian="Times New Roman" style:font-name-complex="Times New Roman"/>
    </style:style>
    <style:style style:name="T48_81" style:family="text">
      <style:text-properties style:font-name="Times New Roman" style:font-name-asian="Times New Roman" style:font-name-complex="Times New Roman"/>
    </style:style>
    <style:style style:name="T48_82" style:family="text">
      <style:text-properties style:font-name="Times New Roman" style:font-name-asian="Times New Roman" style:font-name-complex="Times New Roman"/>
    </style:style>
    <style:style style:name="T48_83" style:family="text">
      <style:text-properties style:font-name="Times New Roman" style:font-name-asian="Times New Roman" style:font-name-complex="Times New Roman"/>
    </style:style>
    <style:style style:name="T48_84" style:family="text">
      <style:text-properties style:font-name="Times New Roman" style:font-name-asian="Times New Roman" style:font-name-complex="Times New Roman"/>
    </style:style>
    <style:style style:name="T48_85" style:family="text">
      <style:text-properties style:font-name="Times New Roman" style:font-name-asian="Times New Roman" style:font-name-complex="Times New Roman"/>
    </style:style>
    <style:style style:name="T48_86" style:family="text">
      <style:text-properties style:font-name="Times New Roman" style:font-name-asian="Times New Roman" style:font-name-complex="Times New Roman"/>
    </style:style>
    <style:style style:name="T48_87" style:family="text">
      <style:text-properties style:font-name="Times New Roman" style:font-name-asian="Times New Roman" style:font-name-complex="Times New Roman"/>
    </style:style>
    <style:style style:name="T48_88" style:family="text">
      <style:text-properties style:font-name="Times New Roman" style:font-name-asian="Times New Roman" style:font-name-complex="Times New Roman"/>
    </style:style>
    <style:style style:name="T48_89" style:family="text">
      <style:text-properties style:font-name="Times New Roman" style:font-name-asian="Times New Roman" style:font-name-complex="Times New Roman"/>
    </style:style>
    <style:style style:name="T48_90" style:family="text">
      <style:text-properties style:font-name="Times New Roman" style:font-name-asian="Times New Roman" style:font-name-complex="Times New Roman"/>
    </style:style>
    <style:style style:name="T48_91" style:family="text">
      <style:text-properties style:font-name="Times New Roman" style:font-name-asian="Times New Roman" style:font-name-complex="Times New Roman"/>
    </style:style>
    <style:style style:name="T48_92" style:family="text">
      <style:text-properties style:font-name="Times New Roman" style:font-name-asian="Times New Roman" style:font-name-complex="Times New Roman"/>
    </style:style>
    <style:style style:name="T48_93" style:family="text">
      <style:text-properties style:font-name="Times New Roman" style:font-name-asian="Times New Roman" style:font-name-complex="Times New Roman"/>
    </style:style>
    <style:style style:name="T48_94" style:family="text">
      <style:text-properties style:font-name="Times New Roman" style:font-name-asian="Times New Roman" style:font-name-complex="Times New Roman"/>
    </style:style>
    <style:style style:name="T48_95" style:family="text">
      <style:text-properties style:font-name="Times New Roman" style:font-name-asian="Times New Roman" style:font-name-complex="Times New Roman"/>
    </style:style>
    <style:style style:name="T48_96" style:family="text">
      <style:text-properties style:font-name="Times New Roman" style:font-name-asian="Times New Roman" style:font-name-complex="Times New Roman"/>
    </style:style>
    <style:style style:name="T48_97" style:family="text">
      <style:text-properties style:font-name="Times New Roman" style:font-name-asian="Times New Roman" style:font-name-complex="Times New Roman"/>
    </style:style>
    <style:style style:name="T48_98" style:family="text">
      <style:text-properties style:font-name="Times New Roman" style:font-name-asian="Times New Roman" style:font-name-complex="Times New Roman"/>
    </style:style>
    <style:style style:name="T48_99" style:family="text">
      <style:text-properties style:font-name="Times New Roman" style:font-name-asian="Times New Roman" style:font-name-complex="Times New Roman"/>
    </style:style>
    <style:style style:name="T48_100" style:family="text">
      <style:text-properties style:font-name="Times New Roman" style:font-name-asian="Times New Roman" style:font-name-complex="Times New Roman"/>
    </style:style>
    <style:style style:name="T48_101" style:family="text">
      <style:text-properties style:font-name="Times New Roman" style:font-name-asian="Times New Roman" style:font-name-complex="Times New Roman"/>
    </style:style>
    <style:style style:name="T48_102" style:family="text">
      <style:text-properties style:font-name="Times New Roman" style:font-name-asian="Times New Roman" style:font-name-complex="Times New Roman"/>
    </style:style>
    <style:style style:name="T48_103" style:family="text">
      <style:text-properties style:font-name="Times New Roman" style:font-name-asian="Times New Roman" style:font-name-complex="Times New Roman"/>
    </style:style>
    <style:style style:name="T48_104" style:family="text">
      <style:text-properties style:font-name="Times New Roman" style:font-name-asian="Times New Roman" style:font-name-complex="Times New Roman"/>
    </style:style>
    <style:style style:name="T48_105" style:family="text">
      <style:text-properties style:font-name="Times New Roman" style:font-name-asian="Times New Roman" style:font-name-complex="Times New Roman"/>
    </style:style>
    <style:style style:name="T48_106" style:family="text">
      <style:text-properties style:font-name="Times New Roman" style:font-name-asian="Times New Roman" style:font-name-complex="Times New Roman"/>
    </style:style>
    <style:style style:name="T48_107" style:family="text">
      <style:text-properties style:font-name="Times New Roman" style:font-name-asian="Times New Roman" style:font-name-complex="Times New Roman"/>
    </style:style>
    <style:style style:name="T48_10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10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1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111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text-align="justify" fo:break-before="auto" fo:line-height="100%" fo:margin-top="0cm" style:writing-mode="lr-tb"/>
    </style:style>
    <style:style style:name="T4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4" style:family="text">
      <style:text-properties style:font-name="Times New Roman" style:font-name-asian="Times New Roman" style:font-name-complex="Times New Roman"/>
    </style:style>
    <style:style style:name="T49_5" style:family="text">
      <style:text-properties style:font-name="Times New Roman" style:font-name-asian="Times New Roman" style:font-name-complex="Times New Roman"/>
    </style:style>
    <style:style style:name="T49_6" style:family="text">
      <style:text-properties style:font-name="Times New Roman" style:font-name-asian="Times New Roman" style:font-name-complex="Times New Roman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T49_13" style:family="text">
      <style:text-properties style:font-name="Times New Roman" style:font-name-asian="Times New Roman" style:font-name-complex="Times New Roman"/>
    </style:style>
    <style:style style:name="T49_14" style:family="text">
      <style:text-properties style:font-name="Times New Roman" style:font-name-asian="Times New Roman" style:font-name-complex="Times New Roman"/>
    </style:style>
    <style:style style:name="T49_15" style:family="text">
      <style:text-properties style:font-name="Times New Roman" style:font-name-asian="Times New Roman" style:font-name-complex="Times New Roman"/>
    </style:style>
    <style:style style:name="T49_16" style:family="text">
      <style:text-properties style:font-name="Times New Roman" style:font-name-asian="Times New Roman" style:font-name-complex="Times New Roman"/>
    </style:style>
    <style:style style:name="T49_17" style:family="text">
      <style:text-properties style:font-name="Times New Roman" style:font-name-asian="Times New Roman" style:font-name-complex="Times New Roman"/>
    </style:style>
    <style:style style:name="T49_18" style:family="text">
      <style:text-properties style:font-name="Times New Roman" style:font-name-asian="Times New Roman" style:font-name-complex="Times New Roman"/>
    </style:style>
    <style:style style:name="T49_19" style:family="text">
      <style:text-properties style:font-name="Times New Roman" style:font-name-asian="Times New Roman" style:font-name-complex="Times New Roman"/>
    </style:style>
    <style:style style:name="T49_20" style:family="text">
      <style:text-properties style:font-name="Times New Roman" style:font-name-asian="Times New Roman" style:font-name-complex="Times New Roman"/>
    </style:style>
    <style:style style:name="T49_21" style:family="text">
      <style:text-properties style:font-name="Times New Roman" style:font-name-asian="Times New Roman" style:font-name-complex="Times New Roman"/>
    </style:style>
    <style:style style:name="T49_22" style:family="text">
      <style:text-properties style:font-name="Times New Roman" style:font-name-asian="Times New Roman" style:font-name-complex="Times New Roman"/>
    </style:style>
    <style:style style:name="T49_23" style:family="text">
      <style:text-properties style:font-name="Times New Roman" style:font-name-asian="Times New Roman" style:font-name-complex="Times New Roman"/>
    </style:style>
    <style:style style:name="T49_24" style:family="text">
      <style:text-properties style:font-name="Times New Roman" style:font-name-asian="Times New Roman" style:font-name-complex="Times New Roman"/>
    </style:style>
    <style:style style:name="T49_25" style:family="text">
      <style:text-properties style:font-name="Times New Roman" style:font-name-asian="Times New Roman" style:font-name-complex="Times New Roman"/>
    </style:style>
    <style:style style:name="T49_26" style:family="text">
      <style:text-properties style:font-name="Times New Roman" style:font-name-asian="Times New Roman" style:font-name-complex="Times New Roman"/>
    </style:style>
    <style:style style:name="T49_27" style:family="text">
      <style:text-properties style:font-name="Times New Roman" style:font-name-asian="Times New Roman" style:font-name-complex="Times New Roman"/>
    </style:style>
    <style:style style:name="T49_28" style:family="text">
      <style:text-properties style:font-name="Times New Roman" style:font-name-asian="Times New Roman" style:font-name-complex="Times New Roman"/>
    </style:style>
    <style:style style:name="T49_29" style:family="text">
      <style:text-properties style:font-name="Times New Roman" style:font-name-asian="Times New Roman" style:font-name-complex="Times New Roman"/>
    </style:style>
    <style:style style:name="T49_30" style:family="text">
      <style:text-properties style:font-name="Times New Roman" style:font-name-asian="Times New Roman" style:font-name-complex="Times New Roman"/>
    </style:style>
    <style:style style:name="T49_31" style:family="text">
      <style:text-properties style:font-name="Times New Roman" style:font-name-asian="Times New Roman" style:font-name-complex="Times New Roman"/>
    </style:style>
    <style:style style:name="T49_32" style:family="text">
      <style:text-properties style:font-name="Times New Roman" style:font-name-asian="Times New Roman" style:font-name-complex="Times New Roman"/>
    </style:style>
    <style:style style:name="T49_3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6" style:family="text">
      <style:text-properties style:font-name="Times New Roman" style:font-name-asian="Times New Roman" style:font-name-complex="Times New Roman"/>
    </style:style>
    <style:style style:name="T49_37" style:family="text">
      <style:text-properties style:font-name="Times New Roman" style:font-name-asian="Times New Roman" style:font-name-complex="Times New Roman"/>
    </style:style>
    <style:style style:name="T49_38" style:family="text">
      <style:text-properties style:font-name="Times New Roman" style:font-name-asian="Times New Roman" style:font-name-complex="Times New Roman"/>
    </style:style>
    <style:style style:name="T49_39" style:family="text">
      <style:text-properties style:font-name="Times New Roman" style:font-name-asian="Times New Roman" style:font-name-complex="Times New Roman"/>
    </style:style>
    <style:style style:name="T49_40" style:family="text">
      <style:text-properties style:font-name="Times New Roman" style:font-name-asian="Times New Roman" style:font-name-complex="Times New Roman"/>
    </style:style>
    <style:style style:name="T49_41" style:family="text">
      <style:text-properties style:font-name="Times New Roman" style:font-name-asian="Times New Roman" style:font-name-complex="Times New Roman"/>
    </style:style>
    <style:style style:name="T49_42" style:family="text">
      <style:text-properties style:font-name="Times New Roman" style:font-name-asian="Times New Roman" style:font-name-complex="Times New Roman"/>
    </style:style>
    <style:style style:name="T49_43" style:family="text">
      <style:text-properties style:font-name="Times New Roman" style:font-name-asian="Times New Roman" style:font-name-complex="Times New Roman"/>
    </style:style>
    <style:style style:name="T49_44" style:family="text">
      <style:text-properties style:font-name="Times New Roman" style:font-name-asian="Times New Roman" style:font-name-complex="Times New Roman"/>
    </style:style>
    <style:style style:name="T49_45" style:family="text">
      <style:text-properties style:font-name="Times New Roman" style:font-name-asian="Times New Roman" style:font-name-complex="Times New Roman"/>
    </style:style>
    <style:style style:name="T49_46" style:family="text">
      <style:text-properties style:font-name="Times New Roman" style:font-name-asian="Times New Roman" style:font-name-complex="Times New Roman"/>
    </style:style>
    <style:style style:name="T49_47" style:family="text">
      <style:text-properties style:font-name="Times New Roman" style:font-name-asian="Times New Roman" style:font-name-complex="Times New Roman"/>
    </style:style>
    <style:style style:name="T49_48" style:family="text">
      <style:text-properties style:font-name="Times New Roman" style:font-name-asian="Times New Roman" style:font-name-complex="Times New Roman"/>
    </style:style>
    <style:style style:name="T49_49" style:family="text">
      <style:text-properties style:font-name="Times New Roman" style:font-name-asian="Times New Roman" style:font-name-complex="Times New Roman"/>
    </style:style>
    <style:style style:name="T49_50" style:family="text">
      <style:text-properties style:font-name="Times New Roman" style:font-name-asian="Times New Roman" style:font-name-complex="Times New Roman"/>
    </style:style>
    <style:style style:name="T49_51" style:family="text">
      <style:text-properties style:font-name="Times New Roman" style:font-name-asian="Times New Roman" style:font-name-complex="Times New Roman"/>
    </style:style>
    <style:style style:name="T49_52" style:family="text">
      <style:text-properties style:font-name="Times New Roman" style:font-name-asian="Times New Roman" style:font-name-complex="Times New Roman"/>
    </style:style>
    <style:style style:name="T49_5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5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56" style:family="text">
      <style:text-properties style:font-name="Times New Roman" style:font-name-asian="Times New Roman" style:font-name-complex="Times New Roman"/>
    </style:style>
    <style:style style:name="T49_57" style:family="text">
      <style:text-properties style:font-name="Times New Roman" style:font-name-asian="Times New Roman" style:font-name-complex="Times New Roman"/>
    </style:style>
    <style:style style:name="T49_58" style:family="text">
      <style:text-properties style:font-name="Times New Roman" style:font-name-asian="Times New Roman" style:font-name-complex="Times New Roman"/>
    </style:style>
    <style:style style:name="T49_59" style:family="text">
      <style:text-properties style:font-name="Times New Roman" style:font-name-asian="Times New Roman" style:font-name-complex="Times New Roman"/>
    </style:style>
    <style:style style:name="T49_60" style:family="text">
      <style:text-properties style:font-name="Times New Roman" style:font-name-asian="Times New Roman" style:font-name-complex="Times New Roman"/>
    </style:style>
    <style:style style:name="T49_61" style:family="text">
      <style:text-properties style:font-name="Times New Roman" style:font-name-asian="Times New Roman" style:font-name-complex="Times New Roman"/>
    </style:style>
    <style:style style:name="T49_62" style:family="text">
      <style:text-properties style:font-name="Times New Roman" style:font-name-asian="Times New Roman" style:font-name-complex="Times New Roman"/>
    </style:style>
    <style:style style:name="T49_63" style:family="text">
      <style:text-properties style:font-name="Times New Roman" style:font-name-asian="Times New Roman" style:font-name-complex="Times New Roman"/>
    </style:style>
    <style:style style:name="T49_64" style:family="text">
      <style:text-properties style:font-name="Times New Roman" style:font-name-asian="Times New Roman" style:font-name-complex="Times New Roman"/>
    </style:style>
    <style:style style:name="T49_65" style:family="text">
      <style:text-properties style:font-name="Times New Roman" style:font-name-asian="Times New Roman" style:font-name-complex="Times New Roman"/>
    </style:style>
    <style:style style:name="T49_66" style:family="text">
      <style:text-properties style:font-name="Times New Roman" style:font-name-asian="Times New Roman" style:font-name-complex="Times New Roman"/>
    </style:style>
    <style:style style:name="T49_67" style:family="text">
      <style:text-properties style:font-name="Times New Roman" style:font-name-asian="Times New Roman" style:font-name-complex="Times New Roman"/>
    </style:style>
    <style:style style:name="T49_68" style:family="text">
      <style:text-properties style:font-name="Times New Roman" style:font-name-asian="Times New Roman" style:font-name-complex="Times New Roman"/>
    </style:style>
    <style:style style:name="T49_69" style:family="text">
      <style:text-properties style:font-name="Times New Roman" style:font-name-asian="Times New Roman" style:font-name-complex="Times New Roman"/>
    </style:style>
    <style:style style:name="T49_70" style:family="text">
      <style:text-properties style:font-name="Times New Roman" style:font-name-asian="Times New Roman" style:font-name-complex="Times New Roman"/>
    </style:style>
    <style:style style:name="T49_71" style:family="text">
      <style:text-properties style:font-name="Times New Roman" style:font-name-asian="Times New Roman" style:font-name-complex="Times New Roman"/>
    </style:style>
    <style:style style:name="T49_72" style:family="text">
      <style:text-properties style:font-name="Times New Roman" style:font-name-asian="Times New Roman" style:font-name-complex="Times New Roman"/>
    </style:style>
    <style:style style:name="T49_73" style:family="text">
      <style:text-properties style:font-name="Times New Roman" style:font-name-asian="Times New Roman" style:font-name-complex="Times New Roman"/>
    </style:style>
    <style:style style:name="T49_74" style:family="text">
      <style:text-properties style:font-name="Times New Roman" style:font-name-asian="Times New Roman" style:font-name-complex="Times New Roman"/>
    </style:style>
    <style:style style:name="T49_75" style:family="text">
      <style:text-properties style:font-name="Times New Roman" style:font-name-asian="Times New Roman" style:font-name-complex="Times New Roman"/>
    </style:style>
    <style:style style:name="T49_76" style:family="text">
      <style:text-properties style:font-name="Times New Roman" style:font-name-asian="Times New Roman" style:font-name-complex="Times New Roman"/>
    </style:style>
    <style:style style:name="T49_77" style:family="text">
      <style:text-properties style:font-name="Times New Roman" style:font-name-asian="Times New Roman" style:font-name-complex="Times New Roman"/>
    </style:style>
    <style:style style:name="T49_78" style:family="text">
      <style:text-properties style:font-name="Times New Roman" style:font-name-asian="Times New Roman" style:font-name-complex="Times New Roman"/>
    </style:style>
    <style:style style:name="T49_79" style:family="text">
      <style:text-properties style:font-name="Times New Roman" style:font-name-asian="Times New Roman" style:font-name-complex="Times New Roman"/>
    </style:style>
    <style:style style:name="T49_80" style:family="text">
      <style:text-properties style:font-name="Times New Roman" style:font-name-asian="Times New Roman" style:font-name-complex="Times New Roman"/>
    </style:style>
    <style:style style:name="T49_81" style:family="text">
      <style:text-properties style:font-name="Times New Roman" style:font-name-asian="Times New Roman" style:font-name-complex="Times New Roman"/>
    </style:style>
    <style:style style:name="T49_82" style:family="text">
      <style:text-properties style:font-name="Times New Roman" style:font-name-asian="Times New Roman" style:font-name-complex="Times New Roman"/>
    </style:style>
    <style:style style:name="T49_83" style:family="text">
      <style:text-properties style:font-name="Times New Roman" style:font-name-asian="Times New Roman" style:font-name-complex="Times New Roman"/>
    </style:style>
    <style:style style:name="T49_84" style:family="text">
      <style:text-properties style:font-name="Times New Roman" style:font-name-asian="Times New Roman" style:font-name-complex="Times New Roman"/>
    </style:style>
    <style:style style:name="T49_85" style:family="text">
      <style:text-properties style:font-name="Times New Roman" style:font-name-asian="Times New Roman" style:font-name-complex="Times New Roman"/>
    </style:style>
    <style:style style:name="T49_86" style:family="text">
      <style:text-properties style:font-name="Times New Roman" style:font-name-asian="Times New Roman" style:font-name-complex="Times New Roman"/>
    </style:style>
    <style:style style:name="T49_87" style:family="text">
      <style:text-properties style:font-name="Times New Roman" style:font-name-asian="Times New Roman" style:font-name-complex="Times New Roman"/>
    </style:style>
    <style:style style:name="T49_88" style:family="text">
      <style:text-properties style:font-name="Times New Roman" style:font-name-asian="Times New Roman" style:font-name-complex="Times New Roman"/>
    </style:style>
    <style:style style:name="T49_89" style:family="text">
      <style:text-properties style:font-name="Times New Roman" style:font-name-asian="Times New Roman" style:font-name-complex="Times New Roman"/>
    </style:style>
    <style:style style:name="T49_90" style:family="text">
      <style:text-properties style:font-name="Times New Roman" style:font-name-asian="Times New Roman" style:font-name-complex="Times New Roman"/>
    </style:style>
    <style:style style:name="T49_91" style:family="text">
      <style:text-properties style:font-name="Times New Roman" style:font-name-asian="Times New Roman" style:font-name-complex="Times New Roman"/>
    </style:style>
    <style:style style:name="T49_92" style:family="text">
      <style:text-properties style:font-name="Times New Roman" style:font-name-asian="Times New Roman" style:font-name-complex="Times New Roman"/>
    </style:style>
    <style:style style:name="T49_93" style:family="text">
      <style:text-properties style:font-name="Times New Roman" style:font-name-asian="Times New Roman" style:font-name-complex="Times New Roman"/>
    </style:style>
    <style:style style:name="T49_94" style:family="text">
      <style:text-properties style:font-name="Times New Roman" style:font-name-asian="Times New Roman" style:font-name-complex="Times New Roman"/>
    </style:style>
    <style:style style:name="T49_95" style:family="text">
      <style:text-properties style:font-name="Times New Roman" style:font-name-asian="Times New Roman" style:font-name-complex="Times New Roman"/>
    </style:style>
    <style:style style:name="T49_96" style:family="text">
      <style:text-properties style:font-name="Times New Roman" style:font-name-asian="Times New Roman" style:font-name-complex="Times New Roman"/>
    </style:style>
    <style:style style:name="T49_97" style:family="text">
      <style:text-properties style:font-name="Times New Roman" style:font-name-asian="Times New Roman" style:font-name-complex="Times New Roman"/>
    </style:style>
    <style:style style:name="T49_98" style:family="text">
      <style:text-properties style:font-name="Times New Roman" style:font-name-asian="Times New Roman" style:font-name-complex="Times New Roman"/>
    </style:style>
    <style:style style:name="T49_99" style:family="text">
      <style:text-properties style:font-name="Times New Roman" style:font-name-asian="Times New Roman" style:font-name-complex="Times New Roman"/>
    </style:style>
    <style:style style:name="T49_100" style:family="text">
      <style:text-properties style:font-name="Times New Roman" style:font-name-asian="Times New Roman" style:font-name-complex="Times New Roman"/>
    </style:style>
    <style:style style:name="T49_101" style:family="text">
      <style:text-properties style:font-name="Times New Roman" style:font-name-asian="Times New Roman" style:font-name-complex="Times New Roman"/>
    </style:style>
    <style:style style:name="T49_102" style:family="text">
      <style:text-properties style:font-name="Times New Roman" style:font-name-asian="Times New Roman" style:font-name-complex="Times New Roman"/>
    </style:style>
    <style:style style:name="T49_103" style:family="text">
      <style:text-properties style:font-name="Times New Roman" style:font-name-asian="Times New Roman" style:font-name-complex="Times New Roman"/>
    </style:style>
    <style:style style:name="T49_104" style:family="text">
      <style:text-properties style:font-name="Times New Roman" style:font-name-asian="Times New Roman" style:font-name-complex="Times New Roman"/>
    </style:style>
    <style:style style:name="T49_105" style:family="text">
      <style:text-properties style:font-name="Times New Roman" style:font-name-asian="Times New Roman" style:font-name-complex="Times New Roman"/>
    </style:style>
    <style:style style:name="T49_106" style:family="text">
      <style:text-properties style:font-name="Times New Roman" style:font-name-asian="Times New Roman" style:font-name-complex="Times New Roman"/>
    </style:style>
    <style:style style:name="T49_107" style:family="text">
      <style:text-properties style:font-name="Times New Roman" style:font-name-asian="Times New Roman" style:font-name-complex="Times New Roman"/>
    </style:style>
    <style:style style:name="T49_108" style:family="text">
      <style:text-properties style:font-name="Times New Roman" style:font-name-asian="Times New Roman" style:font-name-complex="Times New Roman"/>
    </style:style>
    <style:style style:name="T49_109" style:family="text">
      <style:text-properties style:font-name="Times New Roman" style:font-name-asian="Times New Roman" style:font-name-complex="Times New Roman"/>
    </style:style>
    <style:style style:name="T49_1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1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1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113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T50_33" style:family="text">
      <style:text-properties style:font-name="Times New Roman" style:font-name-asian="Times New Roman" style:font-name-complex="Times New Roman"/>
    </style:style>
    <style:style style:name="T50_34" style:family="text">
      <style:text-properties style:font-name="Times New Roman" style:font-name-asian="Times New Roman" style:font-name-complex="Times New Roman"/>
    </style:style>
    <style:style style:name="T50_35" style:family="text">
      <style:text-properties style:font-name="Times New Roman" style:font-name-asian="Times New Roman" style:font-name-complex="Times New Roman"/>
    </style:style>
    <style:style style:name="T50_36" style:family="text">
      <style:text-properties style:font-name="Times New Roman" style:font-name-asian="Times New Roman" style:font-name-complex="Times New Roman"/>
    </style:style>
    <style:style style:name="T50_37" style:family="text">
      <style:text-properties style:font-name="Times New Roman" style:font-name-asian="Times New Roman" style:font-name-complex="Times New Roman"/>
    </style:style>
    <style:style style:name="T50_38" style:family="text">
      <style:text-properties style:font-name="Times New Roman" style:font-name-asian="Times New Roman" style:font-name-complex="Times New Roman"/>
    </style:style>
    <style:style style:name="T50_39" style:family="text">
      <style:text-properties style:font-name="Times New Roman" style:font-name-asian="Times New Roman" style:font-name-complex="Times New Roman"/>
    </style:style>
    <style:style style:name="T50_40" style:family="text">
      <style:text-properties style:font-name="Times New Roman" style:font-name-asian="Times New Roman" style:font-name-complex="Times New Roman"/>
    </style:style>
    <style:style style:name="T50_41" style:family="text">
      <style:text-properties style:font-name="Times New Roman" style:font-name-asian="Times New Roman" style:font-name-complex="Times New Roman"/>
    </style:style>
    <style:style style:name="T50_42" style:family="text">
      <style:text-properties style:font-name="Times New Roman" style:font-name-asian="Times New Roman" style:font-name-complex="Times New Roman"/>
    </style:style>
    <style:style style:name="T50_43" style:family="text">
      <style:text-properties style:font-name="Times New Roman" style:font-name-asian="Times New Roman" style:font-name-complex="Times New Roman"/>
    </style:style>
    <style:style style:name="T50_44" style:family="text">
      <style:text-properties style:font-name="Times New Roman" style:font-name-asian="Times New Roman" style:font-name-complex="Times New Roman"/>
    </style:style>
    <style:style style:name="T50_45" style:family="text">
      <style:text-properties style:font-name="Times New Roman" style:font-name-asian="Times New Roman" style:font-name-complex="Times New Roman"/>
    </style:style>
    <style:style style:name="T50_46" style:family="text">
      <style:text-properties style:font-name="Times New Roman" style:font-name-asian="Times New Roman" style:font-name-complex="Times New Roman"/>
    </style:style>
    <style:style style:name="T50_47" style:family="text">
      <style:text-properties style:font-name="Times New Roman" style:font-name-asian="Times New Roman" style:font-name-complex="Times New Roman"/>
    </style:style>
    <style:style style:name="T50_48" style:family="text">
      <style:text-properties style:font-name="Times New Roman" style:font-name-asian="Times New Roman" style:font-name-complex="Times New Roman"/>
    </style:style>
    <style:style style:name="T50_49" style:family="text">
      <style:text-properties style:font-name="Times New Roman" style:font-name-asian="Times New Roman" style:font-name-complex="Times New Roman"/>
    </style:style>
    <style:style style:name="T50_50" style:family="text">
      <style:text-properties style:font-name="Times New Roman" style:font-name-asian="Times New Roman" style:font-name-complex="Times New Roman"/>
    </style:style>
    <style:style style:name="T50_51" style:family="text">
      <style:text-properties style:font-name="Times New Roman" style:font-name-asian="Times New Roman" style:font-name-complex="Times New Roman"/>
    </style:style>
    <style:style style:name="T50_52" style:family="text">
      <style:text-properties style:font-name="Times New Roman" style:font-name-asian="Times New Roman" style:font-name-complex="Times New Roman"/>
    </style:style>
    <style:style style:name="T50_5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5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56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text-align="justify" fo:break-before="auto" fo:line-height="100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00%" style:writing-mode="lr-tb"/>
    </style:style>
    <style:style style:name="P53" style:family="paragraph" style:parent-style-name="Heading_20_4">
      <style:paragraph-properties fo:text-align="justify" fo:break-before="auto" fo:line-height="150%" style:writing-mode="lr-tb"/>
    </style:style>
    <style:style style:name="T53_1" style:family="text">
      <style:text-properties style:font-name="Times New Roman" style:font-name-asian="Times New Roman" style:font-name-complex="Times New Roman"/>
    </style:style>
    <style:style style:name="T53_2" style:family="text">
      <style:text-properties style:font-name="Times New Roman" style:font-name-asian="Times New Roman" style:font-name-complex="Times New Roman"/>
    </style:style>
    <style:style style:name="T53_3" style:family="text">
      <style:text-properties style:font-name="Times New Roman" style:font-name-asian="Times New Roman" style:font-name-complex="Times New Roman"/>
    </style:style>
    <style:style style:name="T53_4" style:family="text">
      <style:text-properties style:font-name="Times New Roman" style:font-name-asian="Times New Roman" style:font-name-complex="Times New Roman"/>
    </style:style>
    <style:style style:name="T53_5" style:family="text">
      <style:text-properties style:font-name="Times New Roman" style:font-name-asian="Times New Roman" style:font-name-complex="Times New Roman"/>
    </style:style>
    <style:style style:name="T53_6" style:family="text">
      <style:text-properties style:font-name="Times New Roman" style:font-name-asian="Times New Roman" style:font-name-complex="Times New Roman"/>
    </style:style>
    <style:style style:name="T53_7" style:family="text">
      <style:text-properties style:font-name="Times New Roman" style:font-name-asian="Times New Roman" style:font-name-complex="Times New Roman"/>
    </style:style>
    <style:style style:name="T53_8" style:family="text">
      <style:text-properties style:font-name="Times New Roman" style:font-name-asian="Times New Roman" style:font-name-complex="Times New Roman"/>
    </style:style>
    <style:style style:name="T53_9" style:family="text"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20%" fo:margin-top="0cm" style:writing-mode="lr-tb"/>
    </style:style>
    <style:style style:name="T54_1" style:family="text">
      <style:text-properties fo:font-size="11pt" style:font-size-asian="11pt" style:font-size-complex="11pt" fo:font-weight="bold" style:font-weight-asian="bold" style:font-weight-complex="bold"/>
    </style:style>
    <style:style style:name="T54_2" style:family="text">
      <style:text-properties fo:font-size="11pt" style:font-size-asian="11pt" style:font-size-complex="11pt" fo:font-weight="bold" style:font-weight-asian="bold" style:font-weight-complex="bold"/>
    </style:style>
    <style:style style:name="T54_3" style:family="text">
      <style:text-properties fo:font-size="11pt" style:font-size-asian="11pt" style:font-size-complex="11pt"/>
    </style:style>
    <style:style style:name="T54_4" style:family="text">
      <style:text-properties fo:font-size="11pt" style:font-size-asian="11pt" style:font-size-complex="11pt"/>
    </style:style>
    <style:style style:name="T54_5" style:family="text">
      <style:text-properties fo:font-size="11pt" style:font-size-asian="11pt" style:font-size-complex="11pt"/>
    </style:style>
    <style:style style:name="T54_6" style:family="text">
      <style:text-properties fo:font-size="11pt" style:font-size-asian="11pt" style:font-size-complex="11pt"/>
    </style:style>
    <style:style style:name="T54_7" style:family="text">
      <style:text-properties fo:font-size="11pt" style:font-size-asian="11pt" style:font-size-complex="11pt"/>
    </style:style>
    <style:style style:name="T54_8" style:family="text">
      <style:text-properties fo:font-size="11pt" style:font-size-asian="11pt" style:font-size-complex="11pt"/>
    </style:style>
    <style:style style:name="T54_9" style:family="text">
      <style:text-properties fo:font-size="11pt" style:font-size-asian="11pt" style:font-size-complex="11pt"/>
    </style:style>
    <style:style style:name="T54_10" style:family="text">
      <style:text-properties fo:font-size="11pt" style:font-size-asian="11pt" style:font-size-complex="11pt"/>
    </style:style>
    <style:style style:name="T54_11" style:family="text">
      <style:text-properties fo:font-size="11pt" style:font-size-asian="11pt" style:font-size-complex="11pt"/>
    </style:style>
    <style:style style:name="T54_12" style:family="text">
      <style:text-properties fo:font-size="11pt" style:font-size-asian="11pt" style:font-size-complex="11pt"/>
    </style:style>
    <style:style style:name="T54_13" style:family="text">
      <style:text-properties fo:font-size="11pt" style:font-size-asian="11pt" style:font-size-complex="11pt"/>
    </style:style>
    <style:style style:name="T54_14" style:family="text">
      <style:text-properties fo:font-size="11pt" style:font-size-asian="11pt" style:font-size-complex="11pt"/>
    </style:style>
    <style:style style:name="T54_15" style:family="text">
      <style:text-properties fo:font-size="11pt" style:font-size-asian="11pt" style:font-size-complex="11pt"/>
    </style:style>
    <style:style style:name="T54_16" style:family="text">
      <style:text-properties fo:font-size="11pt" style:font-size-asian="11pt" style:font-size-complex="11pt"/>
    </style:style>
    <style:style style:name="T54_17" style:family="text">
      <style:text-properties fo:font-size="11pt" style:font-size-asian="11pt" style:font-size-complex="11pt"/>
    </style:style>
    <style:style style:name="T54_18" style:family="text">
      <style:text-properties fo:font-size="11pt" style:font-size-asian="11pt" style:font-size-complex="11pt"/>
    </style:style>
    <style:style style:name="T54_19" style:family="text">
      <style:text-properties fo:font-size="11pt" style:font-size-asian="11pt" style:font-size-complex="11pt"/>
    </style:style>
    <style:style style:name="T54_20" style:family="text">
      <style:text-properties fo:font-size="11pt" style:font-size-asian="11pt" style:font-size-complex="11pt"/>
    </style:style>
    <style:style style:name="T54_21" style:family="text">
      <style:text-properties fo:font-size="11pt" style:font-size-asian="11pt" style:font-size-complex="11pt"/>
    </style:style>
    <style:style style:name="T54_22" style:family="text">
      <style:text-properties fo:font-size="11pt" style:font-size-asian="11pt" style:font-size-complex="11pt"/>
    </style:style>
    <style:style style:name="T54_23" style:family="text">
      <style:text-properties fo:font-size="11pt" style:font-size-asian="11pt" style:font-size-complex="11pt"/>
    </style:style>
    <style:style style:name="T54_24" style:family="text">
      <style:text-properties fo:font-size="11pt" style:font-size-asian="11pt" style:font-size-complex="11pt"/>
    </style:style>
    <style:style style:name="T54_25" style:family="text">
      <style:text-properties fo:font-size="11pt" style:font-size-asian="11pt" style:font-size-complex="11pt"/>
    </style:style>
    <style:style style:name="T54_26" style:family="text">
      <style:text-properties fo:font-size="11pt" style:font-size-asian="11pt" style:font-size-complex="11pt"/>
    </style:style>
    <style:style style:name="T54_27" style:family="text">
      <style:text-properties fo:font-size="11pt" style:font-size-asian="11pt" style:font-size-complex="11pt"/>
    </style:style>
    <style:style style:name="T54_28" style:family="text">
      <style:text-properties fo:font-size="11pt" style:font-size-asian="11pt" style:font-size-complex="11pt"/>
    </style:style>
    <style:style style:name="T54_29" style:family="text">
      <style:text-properties fo:font-size="11pt" style:font-size-asian="11pt" style:font-size-complex="11pt"/>
    </style:style>
    <style:style style:name="T54_30" style:family="text">
      <style:text-properties fo:font-size="11pt" style:font-size-asian="11pt" style:font-size-complex="11pt"/>
    </style:style>
    <style:style style:name="T54_31" style:family="text">
      <style:text-properties fo:font-size="11pt" style:font-size-asian="11pt" style:font-size-complex="11pt"/>
    </style:style>
    <style:style style:name="T54_32" style:family="text">
      <style:text-properties fo:font-size="11pt" style:font-size-asian="11pt" style:font-size-complex="11pt"/>
    </style:style>
    <style:style style:name="T54_33" style:family="text">
      <style:text-properties fo:font-size="11pt" style:font-size-asian="11pt" style:font-size-complex="11pt"/>
    </style:style>
    <style:style style:name="T54_34" style:family="text">
      <style:text-properties fo:font-size="11pt" style:font-size-asian="11pt" style:font-size-complex="11pt"/>
    </style:style>
    <style:style style:name="T54_35" style:family="text">
      <style:text-properties fo:font-size="11pt" style:font-size-asian="11pt" style:font-size-complex="11pt"/>
    </style:style>
    <style:style style:name="T54_36" style:family="text">
      <style:text-properties fo:font-size="11pt" style:font-size-asian="11pt" style:font-size-complex="11pt"/>
    </style:style>
    <style:style style:name="T54_37" style:family="text">
      <style:text-properties fo:font-size="11pt" style:font-size-asian="11pt" style:font-size-complex="11pt"/>
    </style:style>
    <style:style style:name="T54_38" style:family="text">
      <style:text-properties fo:font-size="11pt" style:font-size-asian="11pt" style:font-size-complex="11pt"/>
    </style:style>
    <style:style style:name="T54_39" style:family="text">
      <style:text-properties fo:font-size="11pt" style:font-size-asian="11pt" style:font-size-complex="11pt"/>
    </style:style>
    <style:style style:name="T54_40" style:family="text">
      <style:text-properties fo:font-size="11pt" style:font-size-asian="11pt" style:font-size-complex="11pt"/>
    </style:style>
    <style:style style:name="T54_41" style:family="text">
      <style:text-properties fo:font-size="11pt" style:font-size-asian="11pt" style:font-size-complex="11pt"/>
    </style:style>
    <style:style style:name="T54_42" style:family="text">
      <style:text-properties fo:font-size="11pt" style:font-size-asian="11pt" style:font-size-complex="11pt"/>
    </style:style>
    <style:style style:name="T54_43" style:family="text">
      <style:text-properties fo:font-size="11pt" style:font-size-asian="11pt" style:font-size-complex="11pt"/>
    </style:style>
    <style:style style:name="T54_44" style:family="text">
      <style:text-properties fo:font-size="11pt" style:font-size-asian="11pt" style:font-size-complex="11pt"/>
    </style:style>
    <style:style style:name="P55" style:family="paragraph" style:parent-style-name="Standard">
      <style:paragraph-properties fo:break-before="auto" fo:line-height="120%" fo:margin-top="0cm" fo:margin-bottom="0cm" style:writing-mode="lr-tb"/>
    </style:style>
    <style:style style:name="T55_1" style:family="text">
      <style:text-properties fo:font-size="11pt" style:font-size-asian="11pt" style:font-size-complex="11pt" fo:font-weight="bold" style:font-weight-asian="bold" style:font-weight-complex="bold"/>
    </style:style>
    <style:style style:name="T55_2" style:family="text">
      <style:text-properties fo:font-size="11pt" style:font-size-asian="11pt" style:font-size-complex="11pt" fo:font-weight="bold" style:font-weight-asian="bold" style:font-weight-complex="bold"/>
    </style:style>
    <style:style style:name="T55_3" style:family="text">
      <style:text-properties fo:font-size="11pt" style:font-size-asian="11pt" style:font-size-complex="11pt" fo:font-weight="bold" style:font-weight-asian="bold" style:font-weight-complex="bold"/>
    </style:style>
    <style:style style:name="T55_4" style:family="text">
      <style:text-properties fo:font-size="11pt" style:font-size-asian="11pt" style:font-size-complex="11pt" fo:font-weight="bold" style:font-weight-asian="bold" style:font-weight-complex="bold"/>
    </style:style>
    <style:style style:name="T55_5" style:family="text">
      <style:text-properties fo:font-size="11pt" style:font-size-asian="11pt" style:font-size-complex="11pt" fo:font-weight="bold" style:font-weight-asian="bold" style:font-weight-complex="bold"/>
    </style:style>
    <style:style style:name="T55_6" style:family="text">
      <style:text-properties fo:font-size="11pt" style:font-size-asian="11pt" style:font-size-complex="11pt" fo:font-weight="bold" style:font-weight-asian="bold" style:font-weight-complex="bold"/>
    </style:style>
    <style:style style:name="T55_7" style:family="text">
      <style:text-properties fo:font-size="11pt" style:font-size-asian="11pt" style:font-size-complex="11pt"/>
    </style:style>
    <style:style style:name="T55_8" style:family="text">
      <style:text-properties fo:font-size="11pt" style:font-size-asian="11pt" style:font-size-complex="11pt"/>
    </style:style>
    <style:style style:name="T55_9" style:family="text">
      <style:text-properties fo:font-size="11pt" style:font-size-asian="11pt" style:font-size-complex="11pt"/>
    </style:style>
    <style:style style:name="T55_10" style:family="text">
      <style:text-properties fo:font-size="11pt" style:font-size-asian="11pt" style:font-size-complex="11pt"/>
    </style:style>
    <style:style style:name="T55_11" style:family="text">
      <style:text-properties fo:font-size="11pt" style:font-size-asian="11pt" style:font-size-complex="11pt"/>
    </style:style>
    <style:style style:name="T55_12" style:family="text">
      <style:text-properties fo:font-size="11pt" style:font-size-asian="11pt" style:font-size-complex="11pt"/>
    </style:style>
    <style:style style:name="T55_13" style:family="text">
      <style:text-properties fo:font-size="11pt" style:font-size-asian="11pt" style:font-size-complex="11pt"/>
    </style:style>
    <style:style style:name="T55_14" style:family="text">
      <style:text-properties fo:font-size="11pt" style:font-size-asian="11pt" style:font-size-complex="11pt"/>
    </style:style>
    <style:style style:name="T55_15" style:family="text">
      <style:text-properties fo:font-size="11pt" style:font-size-asian="11pt" style:font-size-complex="11pt"/>
    </style:style>
    <style:style style:name="T55_16" style:family="text">
      <style:text-properties fo:font-size="11pt" style:font-size-asian="11pt" style:font-size-complex="11pt"/>
    </style:style>
    <style:style style:name="T55_17" style:family="text">
      <style:text-properties fo:font-size="11pt" style:font-size-asian="11pt" style:font-size-complex="11pt"/>
    </style:style>
    <style:style style:name="T55_18" style:family="text">
      <style:text-properties fo:font-size="11pt" style:font-size-asian="11pt" style:font-size-complex="11pt"/>
    </style:style>
    <style:style style:name="T55_19" style:family="text">
      <style:text-properties fo:font-size="11pt" style:font-size-asian="11pt" style:font-size-complex="11pt"/>
    </style:style>
    <style:style style:name="T55_20" style:family="text">
      <style:text-properties fo:font-size="11pt" style:font-size-asian="11pt" style:font-size-complex="11pt"/>
    </style:style>
    <style:style style:name="T55_21" style:family="text">
      <style:text-properties fo:font-size="11pt" style:font-size-asian="11pt" style:font-size-complex="11pt"/>
    </style:style>
    <style:style style:name="T55_22" style:family="text">
      <style:text-properties fo:font-size="11pt" style:font-size-asian="11pt" style:font-size-complex="11pt"/>
    </style:style>
    <style:style style:name="T55_23" style:family="text">
      <style:text-properties fo:font-size="11pt" style:font-size-asian="11pt" style:font-size-complex="11pt"/>
    </style:style>
    <style:style style:name="T55_24" style:family="text">
      <style:text-properties fo:font-size="11pt" style:font-size-asian="11pt" style:font-size-complex="11pt"/>
    </style:style>
    <style:style style:name="T55_25" style:family="text">
      <style:text-properties fo:font-size="11pt" style:font-size-asian="11pt" style:font-size-complex="11pt"/>
    </style:style>
    <style:style style:name="T55_26" style:family="text">
      <style:text-properties fo:font-size="11pt" style:font-size-asian="11pt" style:font-size-complex="11pt"/>
    </style:style>
    <style:style style:name="T55_27" style:family="text">
      <style:text-properties fo:font-size="11pt" style:font-size-asian="11pt" style:font-size-complex="11pt"/>
    </style:style>
    <style:style style:name="T55_28" style:family="text">
      <style:text-properties fo:font-size="11pt" style:font-size-asian="11pt" style:font-size-complex="11pt"/>
    </style:style>
    <style:style style:name="T55_29" style:family="text">
      <style:text-properties fo:font-size="11pt" style:font-size-asian="11pt" style:font-size-complex="11pt"/>
    </style:style>
    <style:style style:name="T55_30" style:family="text">
      <style:text-properties fo:font-size="11pt" style:font-size-asian="11pt" style:font-size-complex="11pt"/>
    </style:style>
    <style:style style:name="T55_31" style:family="text">
      <style:text-properties fo:font-size="11pt" style:font-size-asian="11pt" style:font-size-complex="11pt"/>
    </style:style>
    <style:style style:name="T55_32" style:family="text">
      <style:text-properties fo:font-size="11pt" style:font-size-asian="11pt" style:font-size-complex="11pt"/>
    </style:style>
    <style:style style:name="T55_33" style:family="text">
      <style:text-properties fo:font-size="11pt" style:font-size-asian="11pt" style:font-size-complex="11pt"/>
    </style:style>
    <style:style style:name="T55_34" style:family="text">
      <style:text-properties fo:font-size="11pt" style:font-size-asian="11pt" style:font-size-complex="11pt"/>
    </style:style>
    <style:style style:name="T55_35" style:family="text">
      <style:text-properties fo:font-size="11pt" style:font-size-asian="11pt" style:font-size-complex="11pt"/>
    </style:style>
    <style:style style:name="T55_36" style:family="text">
      <style:text-properties fo:font-size="11pt" style:font-size-asian="11pt" style:font-size-complex="11pt"/>
    </style:style>
    <style:style style:name="T55_37" style:family="text">
      <style:text-properties fo:font-size="11pt" style:font-size-asian="11pt" style:font-size-complex="11pt"/>
    </style:style>
    <style:style style:name="T55_38" style:family="text">
      <style:text-properties fo:font-size="11pt" style:font-size-asian="11pt" style:font-size-complex="11pt"/>
    </style:style>
    <style:style style:name="T55_39" style:family="text">
      <style:text-properties fo:font-size="11pt" style:font-size-asian="11pt" style:font-size-complex="11pt"/>
    </style:style>
    <style:style style:name="T55_40" style:family="text">
      <style:text-properties fo:font-size="11pt" style:font-size-asian="11pt" style:font-size-complex="11pt"/>
    </style:style>
    <style:style style:name="T55_41" style:family="text">
      <style:text-properties fo:font-size="11pt" style:font-size-asian="11pt" style:font-size-complex="11pt"/>
    </style:style>
    <style:style style:name="T55_42" style:family="text">
      <style:text-properties fo:font-size="11pt" style:font-size-asian="11pt" style:font-size-complex="11pt"/>
    </style:style>
    <style:style style:name="T55_43" style:family="text">
      <style:text-properties fo:font-size="11pt" style:font-size-asian="11pt" style:font-size-complex="11pt"/>
    </style:style>
    <style:style style:name="T55_44" style:family="text">
      <style:text-properties fo:font-size="11pt" style:font-size-asian="11pt" style:font-size-complex="11pt"/>
    </style:style>
    <style:style style:name="T55_45" style:family="text">
      <style:text-properties fo:font-size="11pt" style:font-size-asian="11pt" style:font-size-complex="11pt"/>
    </style:style>
    <style:style style:name="T55_46" style:family="text">
      <style:text-properties fo:font-size="11pt" style:font-size-asian="11pt" style:font-size-complex="11pt"/>
    </style:style>
    <style:style style:name="T55_47" style:family="text">
      <style:text-properties fo:font-size="11pt" style:font-size-asian="11pt" style:font-size-complex="11pt"/>
    </style:style>
    <style:style style:name="T55_48" style:family="text">
      <style:text-properties fo:font-size="11pt" style:font-size-asian="11pt" style:font-size-complex="11pt"/>
    </style:style>
    <style:style style:name="T55_49" style:family="text">
      <style:text-properties fo:font-size="11pt" style:font-size-asian="11pt" style:font-size-complex="11pt"/>
    </style:style>
    <style:style style:name="T55_50" style:family="text">
      <style:text-properties fo:font-size="11pt" style:font-size-asian="11pt" style:font-size-complex="11pt"/>
    </style:style>
    <style:style style:name="T55_51" style:family="text">
      <style:text-properties fo:font-size="11pt" style:font-size-asian="11pt" style:font-size-complex="11pt"/>
    </style:style>
    <style:style style:name="T55_52" style:family="text">
      <style:text-properties fo:font-size="11pt" style:font-size-asian="11pt" style:font-size-complex="11pt"/>
    </style:style>
    <style:style style:name="T55_53" style:family="text">
      <style:text-properties fo:font-size="11pt" style:font-size-asian="11pt" style:font-size-complex="11pt"/>
    </style:style>
    <style:style style:name="T55_54" style:family="text">
      <style:text-properties fo:font-size="11pt" style:font-size-asian="11pt" style:font-size-complex="11pt"/>
    </style:style>
    <style:style style:name="T55_55" style:family="text">
      <style:text-properties fo:font-size="11pt" style:font-size-asian="11pt" style:font-size-complex="11pt"/>
    </style:style>
    <style:style style:name="T55_56" style:family="text">
      <style:text-properties fo:font-size="11pt" style:font-size-asian="11pt" style:font-size-complex="11pt"/>
    </style:style>
    <style:style style:name="T55_57" style:family="text">
      <style:text-properties fo:font-size="11pt" style:font-size-asian="11pt" style:font-size-complex="11pt"/>
    </style:style>
    <style:style style:name="T55_58" style:family="text">
      <style:text-properties fo:font-size="11pt" style:font-size-asian="11pt" style:font-size-complex="11pt"/>
    </style:style>
    <style:style style:name="T55_59" style:family="text">
      <style:text-properties fo:font-size="11pt" style:font-size-asian="11pt" style:font-size-complex="11pt"/>
    </style:style>
    <style:style style:name="T55_60" style:family="text">
      <style:text-properties fo:font-size="11pt" style:font-size-asian="11pt" style:font-size-complex="11pt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Heading_20_4">
      <style:paragraph-properties fo:text-align="justify" fo:break-before="auto" fo:line-height="150%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style:font-name="Times New Roman" style:font-name-asian="Times New Roman" style:font-name-complex="Times New Roman"/>
    </style:style>
    <style:style style:name="T57_5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T59_4" style:family="text">
      <style:text-properties style:font-name="Times New Roman" style:font-name-asian="Times New Roman" style:font-name-complex="Times New Roman"/>
    </style:style>
    <style:style style:name="T59_5" style:family="text">
      <style:text-properties style:font-name="Times New Roman" style:font-name-asian="Times New Roman" style:font-name-complex="Times New Roman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text-align="justify" fo:break-before="auto" fo:line-height="150%" fo:margin-top="0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T60_13" style:family="text">
      <style:text-properties style:font-name="Times New Roman" style:font-name-asian="Times New Roman" style:font-name-complex="Times New Roman"/>
    </style:style>
    <style:style style:name="T60_14" style:family="text">
      <style:text-properties style:font-name="Times New Roman" style:font-name-asian="Times New Roman" style:font-name-complex="Times New Roman"/>
    </style:style>
    <style:style style:name="T60_15" style:family="text">
      <style:text-properties style:font-name="Times New Roman" style:font-name-asian="Times New Roman" style:font-name-complex="Times New Roman"/>
    </style:style>
    <style:style style:name="T60_16" style:family="text">
      <style:text-properties style:font-name="Times New Roman" style:font-name-asian="Times New Roman" style:font-name-complex="Times New Roman"/>
    </style:style>
    <style:style style:name="T60_17" style:family="text">
      <style:text-properties style:font-name="Times New Roman" style:font-name-asian="Times New Roman" style:font-name-complex="Times New Roman"/>
    </style:style>
    <style:style style:name="T60_18" style:family="text">
      <style:text-properties style:font-name="Times New Roman" style:font-name-asian="Times New Roman" style:font-name-complex="Times New Roman"/>
    </style:style>
    <style:style style:name="T60_19" style:family="text">
      <style:text-properties style:font-name="Times New Roman" style:font-name-asian="Times New Roman" style:font-name-complex="Times New Roman"/>
    </style:style>
    <style:style style:name="T60_20" style:family="text">
      <style:text-properties style:font-name="Times New Roman" style:font-name-asian="Times New Roman" style:font-name-complex="Times New Roman"/>
    </style:style>
    <style:style style:name="T60_21" style:family="text">
      <style:text-properties style:font-name="Times New Roman" style:font-name-asian="Times New Roman" style:font-name-complex="Times New Roman"/>
    </style:style>
    <style:style style:name="T60_22" style:family="text">
      <style:text-properties style:font-name="Times New Roman" style:font-name-asian="Times New Roman" style:font-name-complex="Times New Roman"/>
    </style:style>
    <style:style style:name="T60_23" style:family="text">
      <style:text-properties style:font-name="Times New Roman" style:font-name-asian="Times New Roman" style:font-name-complex="Times New Roman"/>
    </style:style>
    <style:style style:name="T60_24" style:family="text">
      <style:text-properties style:font-name="Times New Roman" style:font-name-asian="Times New Roman" style:font-name-complex="Times New Roman"/>
    </style:style>
    <style:style style:name="T60_25" style:family="text">
      <style:text-properties style:font-name="Times New Roman" style:font-name-asian="Times New Roman" style:font-name-complex="Times New Roman"/>
    </style:style>
    <style:style style:name="T60_26" style:family="text">
      <style:text-properties style:font-name="Times New Roman" style:font-name-asian="Times New Roman" style:font-name-complex="Times New Roman"/>
    </style:style>
    <style:style style:name="T60_27" style:family="text">
      <style:text-properties style:font-name="Times New Roman" style:font-name-asian="Times New Roman" style:font-name-complex="Times New Roman"/>
    </style:style>
    <style:style style:name="T60_28" style:family="text">
      <style:text-properties style:font-name="Times New Roman" style:font-name-asian="Times New Roman" style:font-name-complex="Times New Roman"/>
    </style:style>
    <style:style style:name="T60_29" style:family="text">
      <style:text-properties style:font-name="Times New Roman" style:font-name-asian="Times New Roman" style:font-name-complex="Times New Roman"/>
    </style:style>
    <style:style style:name="T60_30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text-align="justify" fo:break-before="auto" fo:line-height="150%" fo:margin-top="0cm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T61_6" style:family="text">
      <style:text-properties style:font-name="Times New Roman" style:font-name-asian="Times New Roman" style:font-name-complex="Times New Roman"/>
    </style:style>
    <style:style style:name="T61_7" style:family="text">
      <style:text-properties style:font-name="Times New Roman" style:font-name-asian="Times New Roman" style:font-name-complex="Times New Roman"/>
    </style:style>
    <style:style style:name="T61_8" style:family="text">
      <style:text-properties style:font-name="Times New Roman" style:font-name-asian="Times New Roman" style:font-name-complex="Times New Roman"/>
    </style:style>
    <style:style style:name="T61_9" style:family="text">
      <style:text-properties style:font-name="Times New Roman" style:font-name-asian="Times New Roman" style:font-name-complex="Times New Roman"/>
    </style:style>
    <style:style style:name="T61_10" style:family="text">
      <style:text-properties style:font-name="Times New Roman" style:font-name-asian="Times New Roman" style:font-name-complex="Times New Roman"/>
    </style:style>
    <style:style style:name="T61_11" style:family="text">
      <style:text-properties style:font-name="Times New Roman" style:font-name-asian="Times New Roman" style:font-name-complex="Times New Roman"/>
    </style:style>
    <style:style style:name="T61_12" style:family="text">
      <style:text-properties style:font-name="Times New Roman" style:font-name-asian="Times New Roman" style:font-name-complex="Times New Roman"/>
    </style:style>
    <style:style style:name="T61_13" style:family="text">
      <style:text-properties style:font-name="Times New Roman" style:font-name-asian="Times New Roman" style:font-name-complex="Times New Roman"/>
    </style:style>
    <style:style style:name="T61_14" style:family="text">
      <style:text-properties style:font-name="Times New Roman" style:font-name-asian="Times New Roman" style:font-name-complex="Times New Roman"/>
    </style:style>
    <style:style style:name="T61_15" style:family="text">
      <style:text-properties style:font-name="Times New Roman" style:font-name-asian="Times New Roman" style:font-name-complex="Times New Roman"/>
    </style:style>
    <style:style style:name="T61_16" style:family="text">
      <style:text-properties style:font-name="Times New Roman" style:font-name-asian="Times New Roman" style:font-name-complex="Times New Roman"/>
    </style:style>
    <style:style style:name="T61_17" style:family="text">
      <style:text-properties style:font-name="Times New Roman" style:font-name-asian="Times New Roman" style:font-name-complex="Times New Roman"/>
    </style:style>
    <style:style style:name="T61_18" style:family="text">
      <style:text-properties style:font-name="Times New Roman" style:font-name-asian="Times New Roman" style:font-name-complex="Times New Roman"/>
    </style:style>
    <style:style style:name="T61_19" style:family="text">
      <style:text-properties style:font-name="Times New Roman" style:font-name-asian="Times New Roman" style:font-name-complex="Times New Roman"/>
    </style:style>
    <style:style style:name="T61_20" style:family="text">
      <style:text-properties style:font-name="Times New Roman" style:font-name-asian="Times New Roman" style:font-name-complex="Times New Roman"/>
    </style:style>
    <style:style style:name="T61_21" style:family="text">
      <style:text-properties style:font-name="Times New Roman" style:font-name-asian="Times New Roman" style:font-name-complex="Times New Roman"/>
    </style:style>
    <style:style style:name="T61_22" style:family="text">
      <style:text-properties style:font-name="Times New Roman" style:font-name-asian="Times New Roman" style:font-name-complex="Times New Roman"/>
    </style:style>
    <style:style style:name="T61_23" style:family="text">
      <style:text-properties style:font-name="Times New Roman" style:font-name-asian="Times New Roman" style:font-name-complex="Times New Roman"/>
    </style:style>
    <style:style style:name="T61_24" style:family="text">
      <style:text-properties style:font-name="Times New Roman" style:font-name-asian="Times New Roman" style:font-name-complex="Times New Roman"/>
    </style:style>
    <style:style style:name="T61_25" style:family="text">
      <style:text-properties style:font-name="Times New Roman" style:font-name-asian="Times New Roman" style:font-name-complex="Times New Roman"/>
    </style:style>
    <style:style style:name="T61_26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T62_12" style:family="text">
      <style:text-properties style:font-name="Times New Roman" style:font-name-asian="Times New Roman" style:font-name-complex="Times New Roman"/>
    </style:style>
    <style:style style:name="T62_13" style:family="text">
      <style:text-properties style:font-name="Times New Roman" style:font-name-asian="Times New Roman" style:font-name-complex="Times New Roman"/>
    </style:style>
    <style:style style:name="T62_14" style:family="text">
      <style:text-properties style:font-name="Times New Roman" style:font-name-asian="Times New Roman" style:font-name-complex="Times New Roman"/>
    </style:style>
    <style:style style:name="T62_15" style:family="text">
      <style:text-properties style:font-name="Times New Roman" style:font-name-asian="Times New Roman" style:font-name-complex="Times New Roman"/>
    </style:style>
    <style:style style:name="T62_16" style:family="text">
      <style:text-properties style:font-name="Times New Roman" style:font-name-asian="Times New Roman" style:font-name-complex="Times New Roman"/>
    </style:style>
    <style:style style:name="T62_17" style:family="text">
      <style:text-properties style:font-name="Times New Roman" style:font-name-asian="Times New Roman" style:font-name-complex="Times New Roman"/>
    </style:style>
    <style:style style:name="T62_18" style:family="text">
      <style:text-properties style:font-name="Times New Roman" style:font-name-asian="Times New Roman" style:font-name-complex="Times New Roman"/>
    </style:style>
    <style:style style:name="T62_19" style:family="text">
      <style:text-properties style:font-name="Times New Roman" style:font-name-asian="Times New Roman" style:font-name-complex="Times New Roman"/>
    </style:style>
    <style:style style:name="T62_20" style:family="text">
      <style:text-properties style:font-name="Times New Roman" style:font-name-asian="Times New Roman" style:font-name-complex="Times New Roman"/>
    </style:style>
    <style:style style:name="T62_21" style:family="text">
      <style:text-properties style:font-name="Times New Roman" style:font-name-asian="Times New Roman" style:font-name-complex="Times New Roman"/>
    </style:style>
    <style:style style:name="T62_22" style:family="text">
      <style:text-properties style:font-name="Times New Roman" style:font-name-asian="Times New Roman" style:font-name-complex="Times New Roman"/>
    </style:style>
    <style:style style:name="T62_23" style:family="text">
      <style:text-properties style:font-name="Times New Roman" style:font-name-asian="Times New Roman" style:font-name-complex="Times New Roman"/>
    </style:style>
    <style:style style:name="T62_24" style:family="text">
      <style:text-properties style:font-name="Times New Roman" style:font-name-asian="Times New Roman" style:font-name-complex="Times New Roman"/>
    </style:style>
    <style:style style:name="P63" style:family="paragraph" style:parent-style-name="Heading_20_4">
      <style:paragraph-properties fo:text-align="justify" fo:break-before="auto" fo:line-height="150%" fo:margin-bottom="0cm" style:writing-mode="lr-tb"/>
    </style:style>
    <style:style style:name="T63_1" style:family="text">
      <style:text-properties style:font-name="Times New Roman" style:font-name-asian="Times New Roman" style:font-name-complex="Times New Roman"/>
    </style:style>
    <style:style style:name="T63_2" style:family="text">
      <style:text-properties style:font-name="Times New Roman" style:font-name-asian="Times New Roman" style:font-name-complex="Times New Roman"/>
    </style:style>
    <style:style style:name="T63_3" style:family="text">
      <style:text-properties style:font-name="Times New Roman" style:font-name-asian="Times New Roman" style:font-name-complex="Times New Roman"/>
    </style:style>
    <style:style style:name="T63_4" style:family="text">
      <style:text-properties style:font-name="Times New Roman" style:font-name-asian="Times New Roman" style:font-name-complex="Times New Roman"/>
    </style:style>
    <style:style style:name="T63_5" style:family="text"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text-align="justify" fo:break-before="auto" fo:line-height="100%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T64_15" style:family="text">
      <style:text-properties style:font-name="Times New Roman" style:font-name-asian="Times New Roman" style:font-name-complex="Times New Roman"/>
    </style:style>
    <style:style style:name="T64_16" style:family="text">
      <style:text-properties style:font-name="Times New Roman" style:font-name-asian="Times New Roman" style:font-name-complex="Times New Roman"/>
    </style:style>
    <style:style style:name="T64_17" style:family="text">
      <style:text-properties style:font-name="Times New Roman" style:font-name-asian="Times New Roman" style:font-name-complex="Times New Roman"/>
    </style:style>
    <style:style style:name="T64_18" style:family="text">
      <style:text-properties style:font-name="Times New Roman" style:font-name-asian="Times New Roman" style:font-name-complex="Times New Roman"/>
    </style:style>
    <style:style style:name="T64_19" style:family="text">
      <style:text-properties style:font-name="Times New Roman" style:font-name-asian="Times New Roman" style:font-name-complex="Times New Roman"/>
    </style:style>
    <style:style style:name="T64_20" style:family="text">
      <style:text-properties style:font-name="Times New Roman" style:font-name-asian="Times New Roman" style:font-name-complex="Times New Roman"/>
    </style:style>
    <style:style style:name="T64_21" style:family="text">
      <style:text-properties style:font-name="Times New Roman" style:font-name-asian="Times New Roman" style:font-name-complex="Times New Roman"/>
    </style:style>
    <style:style style:name="T64_22" style:family="text">
      <style:text-properties style:font-name="Times New Roman" style:font-name-asian="Times New Roman" style:font-name-complex="Times New Roman"/>
    </style:style>
    <style:style style:name="T64_23" style:family="text">
      <style:text-properties style:font-name="Times New Roman" style:font-name-asian="Times New Roman" style:font-name-complex="Times New Roman"/>
    </style:style>
    <style:style style:name="T64_24" style:family="text">
      <style:text-properties style:font-name="Times New Roman" style:font-name-asian="Times New Roman" style:font-name-complex="Times New Roman"/>
    </style:style>
    <style:style style:name="T64_25" style:family="text">
      <style:text-properties style:font-name="Times New Roman" style:font-name-asian="Times New Roman" style:font-name-complex="Times New Roman"/>
    </style:style>
    <style:style style:name="T64_26" style:family="text">
      <style:text-properties style:font-name="Times New Roman" style:font-name-asian="Times New Roman" style:font-name-complex="Times New Roman"/>
    </style:style>
    <style:style style:name="T64_27" style:family="text">
      <style:text-properties style:font-name="Times New Roman" style:font-name-asian="Times New Roman" style:font-name-complex="Times New Roman"/>
    </style:style>
    <style:style style:name="T64_28" style:family="text">
      <style:text-properties style:font-name="Times New Roman" style:font-name-asian="Times New Roman" style:font-name-complex="Times New Roman"/>
    </style:style>
    <style:style style:name="T64_29" style:family="text">
      <style:text-properties style:font-name="Times New Roman" style:font-name-asian="Times New Roman" style:font-name-complex="Times New Roman"/>
    </style:style>
    <style:style style:name="T64_30" style:family="text">
      <style:text-properties style:font-name="Times New Roman" style:font-name-asian="Times New Roman" style:font-name-complex="Times New Roman"/>
    </style:style>
    <style:style style:name="T64_31" style:family="text">
      <style:text-properties style:font-name="Times New Roman" style:font-name-asian="Times New Roman" style:font-name-complex="Times New Roman"/>
    </style:style>
    <style:style style:name="T64_32" style:family="text">
      <style:text-properties style:font-name="Times New Roman" style:font-name-asian="Times New Roman" style:font-name-complex="Times New Roman"/>
    </style:style>
    <style:style style:name="T64_33" style:family="text">
      <style:text-properties style:font-name="Times New Roman" style:font-name-asian="Times New Roman" style:font-name-complex="Times New Roman"/>
    </style:style>
    <style:style style:name="T64_34" style:family="text">
      <style:text-properties style:font-name="Times New Roman" style:font-name-asian="Times New Roman" style:font-name-complex="Times New Roman"/>
    </style:style>
    <style:style style:name="T64_35" style:family="text">
      <style:text-properties style:font-name="Times New Roman" style:font-name-asian="Times New Roman" style:font-name-complex="Times New Roman"/>
    </style:style>
    <style:style style:name="T64_36" style:family="text">
      <style:text-properties style:font-name="Times New Roman" style:font-name-asian="Times New Roman" style:font-name-complex="Times New Roman"/>
    </style:style>
    <style:style style:name="T64_37" style:family="text">
      <style:text-properties style:font-name="Times New Roman" style:font-name-asian="Times New Roman" style:font-name-complex="Times New Roman"/>
    </style:style>
    <style:style style:name="T64_38" style:family="text">
      <style:text-properties style:font-name="Times New Roman" style:font-name-asian="Times New Roman" style:font-name-complex="Times New Roman"/>
    </style:style>
    <style:style style:name="T64_39" style:family="text">
      <style:text-properties style:font-name="Times New Roman" style:font-name-asian="Times New Roman" style:font-name-complex="Times New Roman"/>
    </style:style>
    <style:style style:name="T64_40" style:family="text">
      <style:text-properties style:font-name="Times New Roman" style:font-name-asian="Times New Roman" style:font-name-complex="Times New Roman"/>
    </style:style>
    <style:style style:name="T64_41" style:family="text">
      <style:text-properties style:font-name="Times New Roman" style:font-name-asian="Times New Roman" style:font-name-complex="Times New Roman"/>
    </style:style>
    <style:style style:name="T64_42" style:family="text">
      <style:text-properties style:font-name="Times New Roman" style:font-name-asian="Times New Roman" style:font-name-complex="Times New Roman"/>
    </style:style>
    <style:style style:name="T64_43" style:family="text">
      <style:text-properties style:font-name="Times New Roman" style:font-name-asian="Times New Roman" style:font-name-complex="Times New Roman"/>
    </style:style>
    <style:style style:name="T64_44" style:family="text">
      <style:text-properties style:font-name="Times New Roman" style:font-name-asian="Times New Roman" style:font-name-complex="Times New Roman"/>
    </style:style>
    <style:style style:name="T64_45" style:family="text">
      <style:text-properties style:font-name="Times New Roman" style:font-name-asian="Times New Roman" style:font-name-complex="Times New Roman"/>
    </style:style>
    <style:style style:name="T64_46" style:family="text">
      <style:text-properties style:font-name="Times New Roman" style:font-name-asian="Times New Roman" style:font-name-complex="Times New Roman"/>
    </style:style>
    <style:style style:name="T64_47" style:family="text">
      <style:text-properties style:font-name="Times New Roman" style:font-name-asian="Times New Roman" style:font-name-complex="Times New Roman"/>
    </style:style>
    <style:style style:name="T64_48" style:family="text">
      <style:text-properties style:font-name="Times New Roman" style:font-name-asian="Times New Roman" style:font-name-complex="Times New Roman"/>
    </style:style>
    <style:style style:name="T64_49" style:family="text">
      <style:text-properties style:font-name="Times New Roman" style:font-name-asian="Times New Roman" style:font-name-complex="Times New Roman"/>
    </style:style>
    <style:style style:name="T64_50" style:family="text">
      <style:text-properties style:font-name="Times New Roman" style:font-name-asian="Times New Roman" style:font-name-complex="Times New Roman"/>
    </style:style>
    <style:style style:name="T64_51" style:family="text">
      <style:text-properties style:font-name="Times New Roman" style:font-name-asian="Times New Roman" style:font-name-complex="Times New Roman"/>
    </style:style>
    <style:style style:name="T64_52" style:family="text">
      <style:text-properties style:font-name="Times New Roman" style:font-name-asian="Times New Roman" style:font-name-complex="Times New Roman"/>
    </style:style>
    <style:style style:name="T64_53" style:family="text">
      <style:text-properties style:font-name="Times New Roman" style:font-name-asian="Times New Roman" style:font-name-complex="Times New Roman"/>
    </style:style>
    <style:style style:name="T64_54" style:family="text">
      <style:text-properties style:font-name="Times New Roman" style:font-name-asian="Times New Roman" style:font-name-complex="Times New Roman"/>
    </style:style>
    <style:style style:name="T64_55" style:family="text">
      <style:text-properties style:font-name="Times New Roman" style:font-name-asian="Times New Roman" style:font-name-complex="Times New Roman"/>
    </style:style>
    <style:style style:name="T64_56" style:family="text">
      <style:text-properties style:font-name="Times New Roman" style:font-name-asian="Times New Roman" style:font-name-complex="Times New Roman"/>
    </style:style>
    <style:style style:name="T64_57" style:family="text">
      <style:text-properties style:font-name="Times New Roman" style:font-name-asian="Times New Roman" style:font-name-complex="Times New Roman"/>
    </style:style>
    <style:style style:name="T64_58" style:family="text">
      <style:text-properties style:font-name="Times New Roman" style:font-name-asian="Times New Roman" style:font-name-complex="Times New Roman"/>
    </style:style>
    <style:style style:name="T64_59" style:family="text">
      <style:text-properties style:font-name="Times New Roman" style:font-name-asian="Times New Roman" style:font-name-complex="Times New Roman"/>
    </style:style>
    <style:style style:name="T64_60" style:family="text">
      <style:text-properties style:font-name="Times New Roman" style:font-name-asian="Times New Roman" style:font-name-complex="Times New Roman"/>
    </style:style>
    <style:style style:name="T64_61" style:family="text">
      <style:text-properties style:font-name="Times New Roman" style:font-name-asian="Times New Roman" style:font-name-complex="Times New Roman"/>
    </style:style>
    <style:style style:name="T64_62" style:family="text">
      <style:text-properties style:font-name="Times New Roman" style:font-name-asian="Times New Roman" style:font-name-complex="Times New Roman"/>
    </style:style>
    <style:style style:name="T64_63" style:family="text">
      <style:text-properties style:font-name="Times New Roman" style:font-name-asian="Times New Roman" style:font-name-complex="Times New Roman"/>
    </style:style>
    <style:style style:name="T64_64" style:family="text">
      <style:text-properties style:font-name="Times New Roman" style:font-name-asian="Times New Roman" style:font-name-complex="Times New Roman"/>
    </style:style>
    <style:style style:name="T64_65" style:family="text">
      <style:text-properties style:font-name="Times New Roman" style:font-name-asian="Times New Roman" style:font-name-complex="Times New Roman"/>
    </style:style>
    <style:style style:name="T64_66" style:family="text">
      <style:text-properties style:font-name="Times New Roman" style:font-name-asian="Times New Roman" style:font-name-complex="Times New Roman"/>
    </style:style>
    <style:style style:name="T64_67" style:family="text">
      <style:text-properties style:font-name="Times New Roman" style:font-name-asian="Times New Roman" style:font-name-complex="Times New Roman"/>
    </style:style>
    <style:style style:name="T64_68" style:family="text">
      <style:text-properties style:font-name="Times New Roman" style:font-name-asian="Times New Roman" style:font-name-complex="Times New Roman"/>
    </style:style>
    <style:style style:name="T64_69" style:family="text">
      <style:text-properties style:font-name="Times New Roman" style:font-name-asian="Times New Roman" style:font-name-complex="Times New Roman"/>
    </style:style>
    <style:style style:name="T64_70" style:family="text">
      <style:text-properties style:font-name="Times New Roman" style:font-name-asian="Times New Roman" style:font-name-complex="Times New Roman"/>
    </style:style>
    <style:style style:name="T64_71" style:family="text">
      <style:text-properties style:font-name="Times New Roman" style:font-name-asian="Times New Roman" style:font-name-complex="Times New Roman"/>
    </style:style>
    <style:style style:name="T64_72" style:family="text">
      <style:text-properties style:font-name="Times New Roman" style:font-name-asian="Times New Roman" style:font-name-complex="Times New Roman"/>
    </style:style>
    <style:style style:name="T64_73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text-align="justify" fo:break-before="auto" fo:line-height="100%" style:writing-mode="lr-tb"/>
      <style:text-properties style:font-name="Times New Roman" style:font-name-asian="Times New Roman" style:font-name-complex="Times New Roman"/>
    </style:style>
    <style:style style:name="P66" style:family="paragraph" style:parent-style-name="Heading_20_4">
      <style:paragraph-properties fo:text-align="justify" fo:break-before="auto" fo:line-height="150%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7.002cm" fo:margin-left="0cm"/>
    </style:style>
    <style:style style:name="Column5" style:family="table-column">
      <style:table-column-properties style:column-width="5.667cm"/>
    </style:style>
    <style:style style:name="Column6" style:family="table-column">
      <style:table-column-properties style:column-width="5.667cm"/>
    </style:style>
    <style:style style:name="Column7" style:family="table-column">
      <style:table-column-properties style:column-width="5.667cm"/>
    </style:style>
    <style:style style:name="Row6" style:family="table-row"/>
    <style:style style:name="Cell21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7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</style:style>
    <style:style style:name="P84" style:family="paragraph" style:parent-style-name="Heading_20_4">
      <style:paragraph-properties fo:text-align="justify" fo:break-before="auto" fo:line-height="150%" style:writing-mode="lr-tb"/>
    </style:style>
    <style:style style:name="T84_1" style:family="text">
      <style:text-properties style:font-name="Times New Roman" style:font-name-asian="Times New Roman" style:font-name-complex="Times New Roman"/>
    </style:style>
    <style:style style:name="T84_2" style:family="text">
      <style:text-properties style:font-name="Times New Roman" style:font-name-asian="Times New Roman" style:font-name-complex="Times New Roman"/>
    </style:style>
    <style:style style:name="T84_3" style:family="text">
      <style:text-properties style:font-name="Times New Roman" style:font-name-asian="Times New Roman" style:font-name-complex="Times New Roman"/>
    </style:style>
    <style:style style:name="P85" style:family="paragraph" style:parent-style-name="Heading_20_4">
      <style:paragraph-properties fo:text-align="justify" fo:break-before="auto" fo:line-height="150%" fo:margin-top="0cm" fo:margin-bottom="0cm" style:writing-mode="lr-tb"/>
    </style:style>
    <style:style style:name="T85_1" style:family="text">
      <style:text-properties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T85_2" style:family="text">
      <style:text-properties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T85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85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85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86" style:family="paragraph" style:parent-style-name="Heading_20_4">
      <style:paragraph-properties fo:text-align="justify" fo:break-before="auto" fo:line-height="150%" fo:margin-bottom="0cm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T86_4" style:family="text">
      <style:text-properties style:font-name="Times New Roman" style:font-name-asian="Times New Roman" style:font-name-complex="Times New Roman"/>
    </style:style>
    <style:style style:name="T86_5" style:family="text">
      <style:text-properties style:font-name="Times New Roman" style:font-name-asian="Times New Roman" style:font-name-complex="Times New Roman"/>
    </style:style>
    <style:style style:name="T86_6" style:family="text">
      <style:text-properties style:font-name="Times New Roman" style:font-name-asian="Times New Roman" style:font-name-complex="Times New Roman"/>
    </style:style>
    <style:style style:name="T86_7" style:family="text">
      <style:text-properties style:font-name="Times New Roman" style:font-name-asian="Times New Roman" style:font-name-complex="Times New Roman"/>
    </style:style>
    <style:style style:name="T86_8" style:family="text">
      <style:text-properties style:font-name="Times New Roman" style:font-name-asian="Times New Roman" style:font-name-complex="Times New Roman"/>
    </style:style>
    <style:style style:name="T86_9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text-align="justify" fo:break-before="auto" fo:line-height="100%" style:writing-mode="lr-tb"/>
    </style:style>
    <style:style style:name="T87_1" style:family="text"/>
    <style:style style:name="P88" style:family="paragraph" style:parent-style-name="Standard">
      <style:paragraph-properties fo:text-align="justify" fo:break-before="auto" fo:line-height="120%" fo:margin-top="0cm" style:writing-mode="lr-tb"/>
    </style:style>
    <style:style style:name="T8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8_3" style:family="text">
      <style:text-properties style:font-name="Times New Roman" style:font-name-asian="Times New Roman" style:font-name-complex="Times New Roman"/>
    </style:style>
    <style:style style:name="T88_4" style:family="text">
      <style:text-properties style:font-name="Times New Roman" style:font-name-asian="Times New Roman" style:font-name-complex="Times New Roman"/>
    </style:style>
    <style:style style:name="T88_5" style:family="text">
      <style:text-properties style:font-name="Times New Roman" style:font-name-asian="Times New Roman" style:font-name-complex="Times New Roman"/>
    </style:style>
    <style:style style:name="T88_6" style:family="text">
      <style:text-properties style:font-name="Times New Roman" style:font-name-asian="Times New Roman" style:font-name-complex="Times New Roman"/>
    </style:style>
    <style:style style:name="T88_7" style:family="text">
      <style:text-properties style:font-name="Times New Roman" style:font-name-asian="Times New Roman" style:font-name-complex="Times New Roman"/>
    </style:style>
    <style:style style:name="T88_8" style:family="text">
      <style:text-properties style:font-name="Times New Roman" style:font-name-asian="Times New Roman" style:font-name-complex="Times New Roman"/>
    </style:style>
    <style:style style:name="T88_9" style:family="text">
      <style:text-properties style:font-name="Times New Roman" style:font-name-asian="Times New Roman" style:font-name-complex="Times New Roman"/>
    </style:style>
    <style:style style:name="T88_10" style:family="text">
      <style:text-properties style:font-name="Times New Roman" style:font-name-asian="Times New Roman" style:font-name-complex="Times New Roman"/>
    </style:style>
    <style:style style:name="T88_11" style:family="text">
      <style:text-properties style:font-name="Times New Roman" style:font-name-asian="Times New Roman" style:font-name-complex="Times New Roman"/>
    </style:style>
    <style:style style:name="T88_12" style:family="text">
      <style:text-properties style:font-name="Times New Roman" style:font-name-asian="Times New Roman" style:font-name-complex="Times New Roman"/>
    </style:style>
    <style:style style:name="T88_13" style:family="text">
      <style:text-properties style:font-name="Times New Roman" style:font-name-asian="Times New Roman" style:font-name-complex="Times New Roman"/>
    </style:style>
    <style:style style:name="T88_14" style:family="text">
      <style:text-properties style:font-name="Times New Roman" style:font-name-asian="Times New Roman" style:font-name-complex="Times New Roman"/>
    </style:style>
    <style:style style:name="T88_15" style:family="text">
      <style:text-properties style:font-name="Times New Roman" style:font-name-asian="Times New Roman" style:font-name-complex="Times New Roman"/>
    </style:style>
    <style:style style:name="T88_16" style:family="text">
      <style:text-properties style:font-name="Times New Roman" style:font-name-asian="Times New Roman" style:font-name-complex="Times New Roman"/>
    </style:style>
    <style:style style:name="T88_17" style:family="text">
      <style:text-properties style:font-name="Times New Roman" style:font-name-asian="Times New Roman" style:font-name-complex="Times New Roman"/>
    </style:style>
    <style:style style:name="T88_18" style:family="text">
      <style:text-properties style:font-name="Times New Roman" style:font-name-asian="Times New Roman" style:font-name-complex="Times New Roman"/>
    </style:style>
    <style:style style:name="T88_19" style:family="text">
      <style:text-properties style:font-name="Times New Roman" style:font-name-asian="Times New Roman" style:font-name-complex="Times New Roman"/>
    </style:style>
    <style:style style:name="T88_20" style:family="text">
      <style:text-properties style:font-name="Times New Roman" style:font-name-asian="Times New Roman" style:font-name-complex="Times New Roman"/>
    </style:style>
    <style:style style:name="T88_21" style:family="text">
      <style:text-properties style:font-name="Times New Roman" style:font-name-asian="Times New Roman" style:font-name-complex="Times New Roman"/>
    </style:style>
    <style:style style:name="T88_22" style:family="text">
      <style:text-properties style:font-name="Times New Roman" style:font-name-asian="Times New Roman" style:font-name-complex="Times New Roman"/>
    </style:style>
    <style:style style:name="T88_23" style:family="text">
      <style:text-properties style:font-name="Times New Roman" style:font-name-asian="Times New Roman" style:font-name-complex="Times New Roman"/>
    </style:style>
    <style:style style:name="T88_24" style:family="text">
      <style:text-properties style:font-name="Times New Roman" style:font-name-asian="Times New Roman" style:font-name-complex="Times New Roman"/>
    </style:style>
    <style:style style:name="T88_25" style:family="text">
      <style:text-properties style:font-name="Times New Roman" style:font-name-asian="Times New Roman" style:font-name-complex="Times New Roman"/>
    </style:style>
    <style:style style:name="T88_26" style:family="text">
      <style:text-properties style:font-name="Times New Roman" style:font-name-asian="Times New Roman" style:font-name-complex="Times New Roman"/>
    </style:style>
    <style:style style:name="T88_27" style:family="text">
      <style:text-properties style:font-name="Times New Roman" style:font-name-asian="Times New Roman" style:font-name-complex="Times New Roman"/>
    </style:style>
    <style:style style:name="T88_28" style:family="text">
      <style:text-properties style:font-name="Times New Roman" style:font-name-asian="Times New Roman" style:font-name-complex="Times New Roman"/>
    </style:style>
    <style:style style:name="T88_29" style:family="text">
      <style:text-properties style:font-name="Times New Roman" style:font-name-asian="Times New Roman" style:font-name-complex="Times New Roman"/>
    </style:style>
    <style:style style:name="T88_30" style:family="text">
      <style:text-properties style:font-name="Times New Roman" style:font-name-asian="Times New Roman" style:font-name-complex="Times New Roman"/>
    </style:style>
    <style:style style:name="T88_31" style:family="text">
      <style:text-properties style:font-name="Times New Roman" style:font-name-asian="Times New Roman" style:font-name-complex="Times New Roman"/>
    </style:style>
    <style:style style:name="T88_32" style:family="text">
      <style:text-properties style:font-name="Times New Roman" style:font-name-asian="Times New Roman" style:font-name-complex="Times New Roman"/>
    </style:style>
    <style:style style:name="T88_33" style:family="text">
      <style:text-properties style:font-name="Times New Roman" style:font-name-asian="Times New Roman" style:font-name-complex="Times New Roman"/>
    </style:style>
    <style:style style:name="T88_34" style:family="text">
      <style:text-properties style:font-name="Times New Roman" style:font-name-asian="Times New Roman" style:font-name-complex="Times New Roman"/>
    </style:style>
    <style:style style:name="T88_35" style:family="text"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8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9_3" style:family="text">
      <style:text-properties style:font-name="Times New Roman" style:font-name-asian="Times New Roman" style:font-name-complex="Times New Roman"/>
    </style:style>
    <style:style style:name="T89_4" style:family="text">
      <style:text-properties style:font-name="Times New Roman" style:font-name-asian="Times New Roman" style:font-name-complex="Times New Roman"/>
    </style:style>
    <style:style style:name="T89_5" style:family="text">
      <style:text-properties style:font-name="Times New Roman" style:font-name-asian="Times New Roman" style:font-name-complex="Times New Roman"/>
    </style:style>
    <style:style style:name="T89_6" style:family="text">
      <style:text-properties style:font-name="Times New Roman" style:font-name-asian="Times New Roman" style:font-name-complex="Times New Roman"/>
    </style:style>
    <style:style style:name="T89_7" style:family="text">
      <style:text-properties style:font-name="Times New Roman" style:font-name-asian="Times New Roman" style:font-name-complex="Times New Roman"/>
    </style:style>
    <style:style style:name="T89_8" style:family="text">
      <style:text-properties style:font-name="Times New Roman" style:font-name-asian="Times New Roman" style:font-name-complex="Times New Roman"/>
    </style:style>
    <style:style style:name="T89_9" style:family="text">
      <style:text-properties style:font-name="Times New Roman" style:font-name-asian="Times New Roman" style:font-name-complex="Times New Roman"/>
    </style:style>
    <style:style style:name="T89_10" style:family="text">
      <style:text-properties style:font-name="Times New Roman" style:font-name-asian="Times New Roman" style:font-name-complex="Times New Roman"/>
    </style:style>
    <style:style style:name="T89_11" style:family="text">
      <style:text-properties style:font-name="Times New Roman" style:font-name-asian="Times New Roman" style:font-name-complex="Times New Roman"/>
    </style:style>
    <style:style style:name="T89_12" style:family="text">
      <style:text-properties style:font-name="Times New Roman" style:font-name-asian="Times New Roman" style:font-name-complex="Times New Roman"/>
    </style:style>
    <style:style style:name="T89_13" style:family="text">
      <style:text-properties style:font-name="Times New Roman" style:font-name-asian="Times New Roman" style:font-name-complex="Times New Roman"/>
    </style:style>
    <style:style style:name="T89_14" style:family="text">
      <style:text-properties style:font-name="Times New Roman" style:font-name-asian="Times New Roman" style:font-name-complex="Times New Roman"/>
    </style:style>
    <style:style style:name="T89_15" style:family="text">
      <style:text-properties style:font-name="Times New Roman" style:font-name-asian="Times New Roman" style:font-name-complex="Times New Roman"/>
    </style:style>
    <style:style style:name="T89_16" style:family="text">
      <style:text-properties style:font-name="Times New Roman" style:font-name-asian="Times New Roman" style:font-name-complex="Times New Roman"/>
    </style:style>
    <style:style style:name="T89_17" style:family="text">
      <style:text-properties style:font-name="Times New Roman" style:font-name-asian="Times New Roman" style:font-name-complex="Times New Roman"/>
    </style:style>
    <style:style style:name="T89_18" style:family="text">
      <style:text-properties style:font-name="Times New Roman" style:font-name-asian="Times New Roman" style:font-name-complex="Times New Roman"/>
    </style:style>
    <style:style style:name="T89_19" style:family="text">
      <style:text-properties style:font-name="Times New Roman" style:font-name-asian="Times New Roman" style:font-name-complex="Times New Roman"/>
    </style:style>
    <style:style style:name="T89_20" style:family="text">
      <style:text-properties style:font-name="Times New Roman" style:font-name-asian="Times New Roman" style:font-name-complex="Times New Roman"/>
    </style:style>
    <style:style style:name="T89_21" style:family="text">
      <style:text-properties style:font-name="Times New Roman" style:font-name-asian="Times New Roman" style:font-name-complex="Times New Roman"/>
    </style:style>
    <style:style style:name="T89_22" style:family="text">
      <style:text-properties style:font-name="Times New Roman" style:font-name-asian="Times New Roman" style:font-name-complex="Times New Roman"/>
    </style:style>
    <style:style style:name="T89_23" style:family="text">
      <style:text-properties style:font-name="Times New Roman" style:font-name-asian="Times New Roman" style:font-name-complex="Times New Roman"/>
    </style:style>
    <style:style style:name="T89_24" style:family="text">
      <style:text-properties style:font-name="Times New Roman" style:font-name-asian="Times New Roman" style:font-name-complex="Times New Roman"/>
    </style:style>
    <style:style style:name="T89_25" style:family="text">
      <style:text-properties style:font-name="Times New Roman" style:font-name-asian="Times New Roman" style:font-name-complex="Times New Roman"/>
    </style:style>
    <style:style style:name="T89_26" style:family="text">
      <style:text-properties style:font-name="Times New Roman" style:font-name-asian="Times New Roman" style:font-name-complex="Times New Roman"/>
    </style:style>
    <style:style style:name="T89_27" style:family="text">
      <style:text-properties style:font-name="Times New Roman" style:font-name-asian="Times New Roman" style:font-name-complex="Times New Roman"/>
    </style:style>
    <style:style style:name="T89_28" style:family="text">
      <style:text-properties style:font-name="Times New Roman" style:font-name-asian="Times New Roman" style:font-name-complex="Times New Roman"/>
    </style:style>
    <style:style style:name="T89_29" style:family="text">
      <style:text-properties style:font-name="Times New Roman" style:font-name-asian="Times New Roman" style:font-name-complex="Times New Roman"/>
    </style:style>
    <style:style style:name="T89_30" style:family="text">
      <style:text-properties style:font-name="Times New Roman" style:font-name-asian="Times New Roman" style:font-name-complex="Times New Roman"/>
    </style:style>
    <style:style style:name="T89_31" style:family="text">
      <style:text-properties style:font-name="Times New Roman" style:font-name-asian="Times New Roman" style:font-name-complex="Times New Roman"/>
    </style:style>
    <style:style style:name="T89_32" style:family="text">
      <style:text-properties style:font-name="Times New Roman" style:font-name-asian="Times New Roman" style:font-name-complex="Times New Roman"/>
    </style:style>
    <style:style style:name="T89_33" style:family="text">
      <style:text-properties style:font-name="Times New Roman" style:font-name-asian="Times New Roman" style:font-name-complex="Times New Roman"/>
    </style:style>
    <style:style style:name="P90" style:family="paragraph" style:parent-style-name="Standard">
      <style:paragraph-properties fo:text-align="justify" fo:break-before="auto" fo:text-indent="0cm" fo:line-height="120%" fo:margin-left="1.27cm" style:writing-mode="lr-tb"/>
      <style:text-properties style:font-name="Times New Roman" style:font-name-asian="Times New Roman" style:font-name-complex="Times New Roman"/>
    </style:style>
    <style:style style:name="P91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9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50%" fo:margin-top="0cm" style:writing-mode="lr-tb"/>
    </style:style>
    <style:style style:name="T9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3" style:family="text"/>
    <style:style style:name="T92_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2_5" style:family="text"/>
    <style:style style:name="T92_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2_7" style:family="text"/>
    <style:style style:name="T92_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2_9" style:family="text"/>
    <style:style style:name="T92_1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2_11" style:family="text"/>
    <style:style style:name="T92_1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2_13" style:family="text"/>
    <style:style style:name="T92_1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2_15" style:family="text"/>
    <style:style style:name="T92_1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2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7" style:family="text"/>
    <style:style style:name="T93_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9" style:family="text"/>
    <style:style style:name="T93_1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11" style:family="text"/>
    <style:style style:name="T93_1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13" style:family="text"/>
    <style:style style:name="T93_1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15" style:family="text"/>
    <style:style style:name="T93_1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17" style:family="text"/>
    <style:style style:name="T93_1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19" style:family="text"/>
    <style:style style:name="T93_2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21" style:family="text"/>
    <style:style style:name="T93_2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23" style:family="text"/>
    <style:style style:name="T93_2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25" style:family="text"/>
    <style:style style:name="T93_2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27" style:family="text"/>
    <style:style style:name="T93_2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93_2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4" style:family="paragraph" style:parent-style-name="Heading_20_4">
      <style:paragraph-properties fo:text-align="justify" fo:break-before="auto" fo:line-height="150%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T94_4" style:family="text">
      <style:text-properties style:font-name="Times New Roman" style:font-name-asian="Times New Roman" style:font-name-complex="Times New Roman"/>
    </style:style>
    <style:style style:name="T94_5" style:family="text">
      <style:text-properties style:font-name="Times New Roman" style:font-name-asian="Times New Roman" style:font-name-complex="Times New Roman"/>
    </style:style>
    <style:style style:name="T94_6" style:family="text">
      <style:text-properties style:font-name="Times New Roman" style:font-name-asian="Times New Roman" style:font-name-complex="Times New Roman"/>
    </style:style>
    <style:style style:name="T94_7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text-align="justify" fo:break-before="auto" fo:line-height="150%" fo:margin-top="0cm" style:writing-mode="lr-tb"/>
    </style:style>
    <style:style style:name="T9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_3" style:family="text">
      <style:text-properties style:font-name="Times New Roman" style:font-name-asian="Times New Roman" style:font-name-complex="Times New Roman"/>
    </style:style>
    <style:style style:name="T95_4" style:family="text">
      <style:text-properties style:font-name="Times New Roman" style:font-name-asian="Times New Roman" style:font-name-complex="Times New Roman"/>
    </style:style>
    <style:style style:name="T95_5" style:family="text"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text-align="justify" fo:break-before="auto" fo:line-height="150%" fo:margin-top="0cm" style:writing-mode="lr-tb"/>
    </style:style>
    <style:style style:name="T9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6_3" style:family="text">
      <style:text-properties style:font-name="Times New Roman" style:font-name-asian="Times New Roman" style:font-name-complex="Times New Roman"/>
    </style:style>
    <style:style style:name="T96_4" style:family="text">
      <style:text-properties style:font-name="Times New Roman" style:font-name-asian="Times New Roman" style:font-name-complex="Times New Roman"/>
    </style:style>
    <style:style style:name="T96_5" style:family="text"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text-align="justify" fo:break-before="auto" fo:line-height="150%" fo:margin-top="0cm" style:writing-mode="lr-tb"/>
    </style:style>
    <style:style style:name="T9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3" style:family="text">
      <style:text-properties style:font-name="Times New Roman" style:font-name-asian="Times New Roman" style:font-name-complex="Times New Roman"/>
    </style:style>
    <style:style style:name="T97_4" style:family="text">
      <style:text-properties style:font-name="Times New Roman" style:font-name-asian="Times New Roman" style:font-name-complex="Times New Roman"/>
    </style:style>
    <style:style style:name="T97_5" style:family="text"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8_3" style:family="text">
      <style:text-properties style:font-name="Times New Roman" style:font-name-asian="Times New Roman" style:font-name-complex="Times New Roman"/>
    </style:style>
    <style:style style:name="T98_4" style:family="text">
      <style:text-properties style:font-name="Times New Roman" style:font-name-asian="Times New Roman" style:font-name-complex="Times New Roman"/>
    </style:style>
    <style:style style:name="T98_5" style:family="text">
      <style:text-properties style:font-name="Times New Roman" style:font-name-asian="Times New Roman" style:font-name-complex="Times New Roman"/>
    </style:style>
    <style:style style:name="P99" style:family="paragraph" style:parent-style-name="Heading_20_4">
      <style:paragraph-properties fo:text-align="justify" fo:break-before="auto" fo:line-height="150%" fo:margin-bottom="0cm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P100" style:family="paragraph" style:parent-style-name="Standard">
      <style:paragraph-properties fo:text-align="justify" fo:break-before="auto" fo:line-height="120%" style:writing-mode="lr-tb"/>
    </style:style>
    <style:style style:name="T100_1" style:family="text">
      <style:text-properties style:font-name="Times New Roman" style:font-name-asian="Times New Roman" style:font-name-complex="Times New Roman"/>
    </style:style>
    <style:style style:name="T100_2" style:family="text">
      <style:text-properties style:font-name="Times New Roman" style:font-name-asian="Times New Roman" style:font-name-complex="Times New Roman"/>
    </style:style>
    <style:style style:name="T100_3" style:family="text">
      <style:text-properties style:font-name="Times New Roman" style:font-name-asian="Times New Roman" style:font-name-complex="Times New Roman"/>
    </style:style>
    <style:style style:name="T100_4" style:family="text">
      <style:text-properties style:font-name="Times New Roman" style:font-name-asian="Times New Roman" style:font-name-complex="Times New Roman"/>
    </style:style>
    <style:style style:name="T100_5" style:family="text">
      <style:text-properties style:font-name="Times New Roman" style:font-name-asian="Times New Roman" style:font-name-complex="Times New Roman"/>
    </style:style>
    <style:style style:name="T100_6" style:family="text">
      <style:text-properties style:font-name="Times New Roman" style:font-name-asian="Times New Roman" style:font-name-complex="Times New Roman"/>
    </style:style>
    <style:style style:name="T100_7" style:family="text">
      <style:text-properties style:font-name="Times New Roman" style:font-name-asian="Times New Roman" style:font-name-complex="Times New Roman"/>
    </style:style>
    <style:style style:name="T100_8" style:family="text">
      <style:text-properties style:font-name="Times New Roman" style:font-name-asian="Times New Roman" style:font-name-complex="Times New Roman"/>
    </style:style>
    <style:style style:name="T100_9" style:family="text">
      <style:text-properties style:font-name="Times New Roman" style:font-name-asian="Times New Roman" style:font-name-complex="Times New Roman"/>
    </style:style>
    <style:style style:name="T100_10" style:family="text">
      <style:text-properties style:font-name="Times New Roman" style:font-name-asian="Times New Roman" style:font-name-complex="Times New Roman"/>
    </style:style>
    <style:style style:name="T100_11" style:family="text">
      <style:text-properties style:font-name="Times New Roman" style:font-name-asian="Times New Roman" style:font-name-complex="Times New Roman"/>
    </style:style>
    <style:style style:name="T100_12" style:family="text">
      <style:text-properties style:font-name="Times New Roman" style:font-name-asian="Times New Roman" style:font-name-complex="Times New Roman"/>
    </style:style>
    <style:style style:name="T100_13" style:family="text">
      <style:text-properties style:font-name="Times New Roman" style:font-name-asian="Times New Roman" style:font-name-complex="Times New Roman"/>
    </style:style>
    <style:style style:name="T100_14" style:family="text">
      <style:text-properties style:font-name="Times New Roman" style:font-name-asian="Times New Roman" style:font-name-complex="Times New Roman"/>
    </style:style>
    <style:style style:name="T100_15" style:family="text">
      <style:text-properties style:font-name="Times New Roman" style:font-name-asian="Times New Roman" style:font-name-complex="Times New Roman"/>
    </style:style>
    <style:style style:name="T100_16" style:family="text">
      <style:text-properties style:font-name="Times New Roman" style:font-name-asian="Times New Roman" style:font-name-complex="Times New Roman"/>
    </style:style>
    <style:style style:name="T100_17" style:family="text">
      <style:text-properties style:font-name="Times New Roman" style:font-name-asian="Times New Roman" style:font-name-complex="Times New Roman"/>
    </style:style>
    <style:style style:name="T100_18" style:family="text"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text-align="justify" fo:break-before="auto" fo:line-height="150%" fo:margin-bottom="0cm" style:writing-mode="lr-tb"/>
      <style:text-properties style:font-name="Times New Roman" style:font-name-asian="Times New Roman" style:font-name-complex="Times New Roman"/>
    </style:style>
  </office:automatic-styles>
  <office:body>
    <office:text>
      <text:h text:style-name="P1" text:outline-level="10"><text:span text:style-name="T1_1">Termo</text:span><text:span text:style-name="T1_2"><text:s/></text:span><text:span text:style-name="T1_3">de</text:span><text:span text:style-name="T1_4"><text:s/></text:span><text:span text:style-name="T1_5">Abertura</text:span><text:span text:style-name="T1_6"><text:s/></text:span><text:span text:style-name="T1_7">do</text:span><text:span text:style-name="T1_8"><text:s/></text:span><text:span text:style-name="T1_9">Projet</text:span><text:span text:style-name="T1_10">o</text:span></text:h>
      <text:p text:style-name="P2"><text:span text:style-name="T2_1">Organização</text:span><text:span text:style-name="T2_2">:</text:span><text:span text:style-name="T2_3"><text:s/></text:span><text:span text:style-name="T2_4">LLVN</text:span><text:span text:style-name="T2_5"><text:s/></text:span></text:p>
      <text:p text:style-name="P3"><text:span text:style-name="T3_1">Projeto</text:span><text:span text:style-name="T3_2">:</text:span><text:span text:style-name="T3_3"><text:s/></text:span><text:span text:style-name="T3_4">HemoSystem</text:span></text:p>
      <text:p text:style-name="P4"><text:span text:style-name="T4_1">Cliente</text:span><text:span text:style-name="T4_2">:</text:span><text:span text:style-name="T4_3"><text:s/></text:span><text:span text:style-name="T4_4">Professor</text:span><text:span text:style-name="T4_5"><text:s/></text:span><text:span text:style-name="T4_6">Reginaldo</text:span><text:span text:style-name="T4_7"><text:s/></text:span><text:span text:style-name="T4_8">Ré</text:span></text:p>
      <text:p text:style-name="P5"><text:span text:style-name="T5_1">Gerente</text:span><text:span text:style-name="T5_2"><text:s/></text:span><text:span text:style-name="T5_3">do</text:span><text:span text:style-name="T5_4"><text:s/></text:span><text:span text:style-name="T5_5">Projeto</text:span><text:span text:style-name="T5_6">:</text:span><text:span text:style-name="T5_7"><text:s/></text:span><text:span text:style-name="T5_8">Luís</text:span><text:span text:style-name="T5_9"><text:s/></text:span><text:span text:style-name="T5_10">Fernando</text:span><text:span text:style-name="T5_11"><text:s/></text:span><text:span text:style-name="T5_12">Cavalcante</text:span><text:span text:style-name="T5_13"><text:s/></text:span><text:span text:style-name="T5_14">dos</text:span><text:span text:style-name="T5_15"><text:s/></text:span><text:span text:style-name="T5_16">Santos</text:span></text:p>
      <text:p text:style-name="P6"><text:span text:style-name="T6_1">Previsão</text:span><text:span text:style-name="T6_2"><text:s/></text:span><text:span text:style-name="T6_3">de</text:span><text:span text:style-name="T6_4"><text:s/></text:span><text:span text:style-name="T6_5">Início</text:span><text:span text:style-name="T6_6">:</text:span><text:span text:style-name="T6_7"><text:s/></text:span><text:span text:style-name="T6_8">27</text:span><text:span text:style-name="T6_9"><text:s/></text:span><text:span text:style-name="T6_10">de</text:span><text:span text:style-name="T6_11"><text:s/></text:span><text:span text:style-name="T6_12">S</text:span><text:span text:style-name="T6_13">etembro</text:span><text:span text:style-name="T6_14"><text:s/></text:span><text:span text:style-name="T6_15">de</text:span><text:span text:style-name="T6_16"><text:s/>201</text:span><text:span text:style-name="T6_17">6</text:span></text:p>
      <text:p text:style-name="P7"><text:span text:style-name="T7_1">Previsão</text:span><text:span text:style-name="T7_2"><text:s/></text:span><text:span text:style-name="T7_3">de</text:span><text:span text:style-name="T7_4"><text:s/></text:span><text:span text:style-name="T7_5">Término</text:span><text:span text:style-name="T7_6">:</text:span><text:span text:style-name="T7_7"><text:s/></text:span><text:span text:style-name="T7_8">13<text:s/></text:span><text:span text:style-name="T7_9">de</text:span><text:span text:style-name="T7_10"><text:s/></text:span><text:span text:style-name="T7_11">Dezembro</text:span><text:span text:style-name="T7_12"><text:s/></text:span><text:span text:style-name="T7_13">de</text:span><text:span text:style-name="T7_14"><text:s/>2016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9"><text:span text:style-name="T9_1">Tabela</text:span><text:span text:style-name="T9_2"><text:s/></text:span><text:span text:style-name="T9_3">de</text:span><text:span text:style-name="T9_4"><text:s/></text:span><text:span text:style-name="T9_5">Versões</text:span></text:p>
          </table:table-cell>
          <table:table-cell table:style-name="Cell2">
            <text:p text:style-name="P10"/>
          </table:table-cell>
          <table:table-cell table:style-name="Cell3">
            <text:p text:style-name="P11"/>
          </table:table-cell>
          <table:table-cell table:style-name="Cell4">
            <text:p text:style-name="P12"/>
          </table:table-cell>
        </table:table-row>
        <table:table-row table:style-name="Row2">
          <table:table-cell table:style-name="Cell5">
            <text:p text:style-name="P13"><text:span text:style-name="T13_1">Data</text:span></text:p>
          </table:table-cell>
          <table:table-cell table:style-name="Cell6">
            <text:p text:style-name="P14"><text:span text:style-name="T14_1">Versão</text:span></text:p>
          </table:table-cell>
          <table:table-cell table:style-name="Cell7">
            <text:p text:style-name="P15"><text:span text:style-name="T15_1">Autor</text:span></text:p>
          </table:table-cell>
          <table:table-cell table:style-name="Cell8">
            <text:p text:style-name="P16"><text:span text:style-name="T16_1">Descrição</text:span></text:p>
          </table:table-cell>
        </table:table-row>
        <table:table-row table:style-name="Row3">
          <table:table-cell table:style-name="Cell9">
            <text:p text:style-name="P17"><text:span text:style-name="T17_1">23<text:s/></text:span><text:span text:style-name="T17_2">de</text:span><text:span text:style-name="T17_3"><text:s/></text:span><text:span text:style-name="T17_4">Agosto</text:span><text:span text:style-name="T17_5"><text:s/></text:span><text:span text:style-name="T17_6">de</text:span><text:span text:style-name="T17_7"><text:s/>2016</text:span></text:p>
            <text:p text:style-name="P18"><text:span text:style-name="T18_1"><text:tab/><text:tab/></text:span></text:p>
          </table:table-cell>
          <table:table-cell table:style-name="Cell10">
            <text:p text:style-name="P19"><text:span text:style-name="T19_1">1.0</text:span></text:p>
            <text:p text:style-name="P20"><text:span text:style-name="T20_1"><text:tab/><text:tab/></text:span></text:p>
          </table:table-cell>
          <table:table-cell table:style-name="Cell11">
            <text:p text:style-name="P21"><text:span text:style-name="T21_1">Luís</text:span><text:span text:style-name="T21_2"><text:s/></text:span><text:span text:style-name="T21_3">Fernando</text:span></text:p>
            <text:p text:style-name="P22"><text:span text:style-name="T22_1"><text:tab/><text:tab/></text:span></text:p>
          </table:table-cell>
          <table:table-cell table:style-name="Cell12">
            <text:p text:style-name="P23"><text:span text:style-name="T23_1">Definido</text:span><text:span text:style-name="T23_2"><text:s/></text:span><text:span text:style-name="T23_3">ferramentas</text:span><text:span text:style-name="T23_4">,<text:s/></text:span><text:span text:style-name="T23_5">nome</text:span><text:span text:style-name="T23_6"><text:s/></text:span><text:span text:style-name="T23_7">do</text:span><text:span text:style-name="T23_8"><text:s/></text:span><text:span text:style-name="T23_9">projeto</text:span><text:span text:style-name="T23_10">,<text:s/></text:span><text:span text:style-name="T23_11">oportunidades</text:span><text:span text:style-name="T23_12"><text:s/></text:span><text:span text:style-name="T23_13">e</text:span><text:span text:style-name="T23_14"><text:s/></text:span><text:span text:style-name="T23_15">datas</text:span><text:span text:style-name="T23_16">.</text:span></text:p>
            <text:p text:style-name="P24"><text:span text:style-name="T24_1"><text:tab/><text:tab/></text:span></text:p>
          </table:table-cell>
        </table:table-row>
        <table:table-row table:style-name="Row4">
          <table:table-cell table:style-name="Cell13">
            <text:p text:style-name="P25"><text:span text:style-name="T25_1">25<text:s/></text:span><text:span text:style-name="T25_2">de</text:span><text:span text:style-name="T25_3"><text:s/></text:span><text:span text:style-name="T25_4">Agosto</text:span><text:span text:style-name="T25_5"><text:s/></text:span><text:span text:style-name="T25_6">de</text:span><text:span text:style-name="T25_7"><text:s/>2016</text:span></text:p>
            <text:p text:style-name="P26"><text:span text:style-name="T26_1"><text:tab/><text:tab/></text:span></text:p>
          </table:table-cell>
          <table:table-cell table:style-name="Cell14">
            <text:p text:style-name="P27"><text:span text:style-name="T27_1">1.1</text:span></text:p>
            <text:p text:style-name="P28"><text:span text:style-name="T28_1"><text:tab/><text:tab/></text:span></text:p>
          </table:table-cell>
          <table:table-cell table:style-name="Cell15">
            <text:p text:style-name="P29"><text:span text:style-name="T29_1">Luís</text:span><text:span text:style-name="T29_2"><text:s/></text:span><text:span text:style-name="T29_3">Fernando</text:span><text:span text:style-name="T29_4"><text:s/><text:tab/><text:tab/><text:tab/></text:span></text:p>
            <text:p text:style-name="P30"><text:span text:style-name="T30_1"><text:tab/><text:tab/></text:span></text:p>
          </table:table-cell>
          <table:table-cell table:style-name="Cell16">
            <text:p text:style-name="P31"><text:span text:style-name="T31_1">Definidos</text:span><text:span text:style-name="T31_2"><text:s/></text:span><text:span text:style-name="T31_3">os</text:span><text:span text:style-name="T31_4"><text:s/></text:span><text:span text:style-name="T31_5">objetivos</text:span><text:span text:style-name="T31_6">,<text:s/></text:span><text:span text:style-name="T31_7">critérios</text:span><text:span text:style-name="T31_8"><text:s/></text:span><text:span text:style-name="T31_9">de</text:span><text:span text:style-name="T31_10"><text:s/></text:span><text:span text:style-name="T31_11">aceitação</text:span><text:span text:style-name="T31_12">,<text:s/></text:span><text:span text:style-name="T31_13">pré</text:span><text:span text:style-name="T31_14">-</text:span><text:span text:style-name="T31_15">designação</text:span><text:span text:style-name="T31_16"><text:s/></text:span><text:span text:style-name="T31_17">da</text:span><text:span text:style-name="T31_18"><text:s/></text:span><text:span text:style-name="T31_19">equipe</text:span><text:span text:style-name="T31_20"><text:s/></text:span><text:span text:style-name="T31_21">e</text:span><text:span text:style-name="T31_22"><text:s/></text:span><text:span text:style-name="T31_23">premissas</text:span><text:span text:style-name="T31_24"><text:s/></text:span><text:span text:style-name="T31_25">do</text:span><text:span text:style-name="T31_26"><text:s/></text:span><text:span text:style-name="T31_27">projeto</text:span><text:span text:style-name="T31_28">.</text:span><text:span text:style-name="T31_29">z</text:span></text:p>
          </table:table-cell>
        </table:table-row>
        <table:table-row table:style-name="Row5">
          <table:table-cell table:style-name="Cell17">
            <text:p text:style-name="P32"><text:span text:style-name="T32_1">29<text:s/></text:span><text:span text:style-name="T32_2">de</text:span><text:span text:style-name="T32_3"><text:s/></text:span><text:span text:style-name="T32_4">Agosto</text:span><text:span text:style-name="T32_5"><text:s/></text:span><text:span text:style-name="T32_6">de</text:span><text:span text:style-name="T32_7"><text:s/>2016</text:span></text:p>
            <text:p text:style-name="P33"><text:span text:style-name="T33_1"><text:tab/><text:tab/></text:span></text:p>
          </table:table-cell>
          <table:table-cell table:style-name="Cell18">
            <text:p text:style-name="P34"><text:span text:style-name="T34_1">1.2</text:span></text:p>
          </table:table-cell>
          <table:table-cell table:style-name="Cell19">
            <text:p text:style-name="P35"><text:span text:style-name="T35_1">Luís</text:span><text:span text:style-name="T35_2"><text:s/></text:span><text:span text:style-name="T35_3">Fernando</text:span></text:p>
          </table:table-cell>
          <table:table-cell table:style-name="Cell20">
            <text:p text:style-name="P36"><text:span text:style-name="T36_1">Definido</text:span><text:span text:style-name="T36_2"><text:s/></text:span><text:span text:style-name="T36_3">os</text:span><text:span text:style-name="T36_4"><text:s/></text:span><text:span text:style-name="T36_5">riscos</text:span><text:span text:style-name="T36_6"><text:s/></text:span><text:span text:style-name="T36_7">iniciais</text:span><text:span text:style-name="T36_8">,<text:s/></text:span><text:span text:style-name="T36_9">entregas</text:span><text:span text:style-name="T36_10"><text:s/></text:span><text:span text:style-name="T36_11">previstas</text:span><text:span text:style-name="T36_12"><text:s/></text:span><text:span text:style-name="T36_13">e</text:span><text:span text:style-name="T36_14"><text:s/></text:span><text:span text:style-name="T36_15">breve</text:span><text:span text:style-name="T36_16"><text:s/></text:span><text:span text:style-name="T36_17">descrição</text:span><text:span text:style-name="T36_18"><text:s/></text:span><text:span text:style-name="T36_19">do</text:span><text:span text:style-name="T36_20"><text:s/></text:span><text:span text:style-name="T36_21">projeto</text:span><text:span text:style-name="T36_22">.</text:span></text:p>
          </table:table-cell>
        </table:table-row>
      </table:table>
      <text:p text:style-name="P37"/>
      <text:p text:style-name="P38"><text:span text:style-name="T38_1">Qual</text:span><text:span text:style-name="T38_2"><text:s/></text:span><text:span text:style-name="T38_3">oportunidade</text:span><text:span text:style-name="T38_4"><text:s/></text:span><text:span text:style-name="T38_5">está</text:span><text:span text:style-name="T38_6"><text:s/></text:span><text:span text:style-name="T38_7">sendo</text:span><text:span text:style-name="T38_8"><text:s/></text:span><text:span text:style-name="T38_9">aproveitada</text:span><text:span text:style-name="T38_10"><text:s/></text:span><text:span text:style-name="T38_11">por</text:span><text:span text:style-name="T38_12"><text:s/></text:span><text:span text:style-name="T38_13">meio</text:span><text:span text:style-name="T38_14"><text:s/></text:span><text:span text:style-name="T38_15">deste</text:span><text:span text:style-name="T38_16"><text:s/></text:span><text:span text:style-name="T38_17">projeto</text:span><text:span text:style-name="T38_18">?</text:span></text:p>
      <text:p text:style-name="P39"><text:span text:style-name="T39_1">Com</text:span><text:span text:style-name="T39_2"><text:s/></text:span><text:span text:style-name="T39_3">esse</text:span><text:span text:style-name="T39_4"><text:s/></text:span><text:span text:style-name="T39_5">projeto</text:span><text:span text:style-name="T39_6">,<text:s/></text:span><text:span text:style-name="T39_7">há</text:span><text:span text:style-name="T39_8"><text:s/></text:span><text:span text:style-name="T39_9">a</text:span><text:span text:style-name="T39_10"><text:s/></text:span><text:span text:style-name="T39_11">oportunidade</text:span><text:span text:style-name="T39_12"><text:s/></text:span><text:span text:style-name="T39_13">de</text:span><text:span text:style-name="T39_14"><text:s/></text:span><text:span text:style-name="T39_15">conhecer</text:span><text:span text:style-name="T39_16"><text:s/></text:span><text:span text:style-name="T39_17">melhor</text:span><text:span text:style-name="T39_18"><text:s/></text:span><text:span text:style-name="T39_19">como</text:span><text:span text:style-name="T39_20"><text:s/></text:span><text:span text:style-name="T39_21">funciona</text:span><text:span text:style-name="T39_22"><text:s/></text:span><text:span text:style-name="T39_23">alguns</text:span><text:span text:style-name="T39_24"><text:s/></text:span><text:span text:style-name="T39_25">processos</text:span><text:span text:style-name="T39_26"><text:s/></text:span><text:span text:style-name="T39_27">em</text:span><text:span text:style-name="T39_28"><text:s/></text:span><text:span text:style-name="T39_29">centros</text:span><text:span text:style-name="T39_30"><text:s/></text:span><text:span text:style-name="T39_31">de</text:span><text:span text:style-name="T39_32"><text:s/></text:span><text:span text:style-name="T39_33">doação</text:span><text:span text:style-name="T39_34"><text:s/></text:span><text:span text:style-name="T39_35">de</text:span><text:span text:style-name="T39_36"><text:s/></text:span><text:span text:style-name="T39_37">sangue</text:span><text:span text:style-name="T39_38">,<text:s/></text:span><text:span text:style-name="T39_39">desde</text:span><text:span text:style-name="T39_40"><text:s/></text:span><text:span text:style-name="T39_41">dados</text:span><text:span text:style-name="T39_42"><text:s/></text:span><text:span text:style-name="T39_43">técnicos</text:span><text:span text:style-name="T39_44"><text:s/></text:span><text:span text:style-name="T39_45">até</text:span><text:span text:style-name="T39_46"><text:s/></text:span><text:span text:style-name="T39_47">procedimentos</text:span><text:span text:style-name="T39_48"><text:s/></text:span><text:span text:style-name="T39_49">que</text:span><text:span text:style-name="T39_50"><text:s/></text:span><text:span text:style-name="T39_51">os</text:span><text:span text:style-name="T39_52"><text:s/></text:span><text:span text:style-name="T39_53">funcionários</text:span><text:span text:style-name="T39_54"><text:s/></text:span><text:span text:style-name="T39_55">devem</text:span><text:span text:style-name="T39_56"><text:s/></text:span><text:span text:style-name="T39_57">efetuar</text:span><text:span text:style-name="T39_58"><text:s/></text:span><text:span text:style-name="T39_59">para</text:span><text:span text:style-name="T39_60"><text:s/></text:span><text:span text:style-name="T39_61">cada</text:span><text:span text:style-name="T39_62"><text:s/></text:span><text:span text:style-name="T39_63">doador</text:span><text:span text:style-name="T39_64">.<text:s/></text:span></text:p>
      <text:h text:style-name="P40" text:outline-level="10"><text:span text:style-name="T40_1">Objetivos</text:span><text:span text:style-name="T40_2"><text:s/></text:span><text:span text:style-name="T40_3">do</text:span><text:span text:style-name="T40_4"><text:s/></text:span><text:span text:style-name="T40_5">Projeto</text:span></text:h>
      <text:list text:style-name="LS1" xml:id="list0">
        <text:list-item>
          <text:p text:style-name="P41"><text:span text:style-name="T41_1">O</text:span><text:span text:style-name="T41_2"><text:s/></text:span><text:span text:style-name="T41_3">objetivo</text:span><text:span text:style-name="T41_4"><text:s/></text:span><text:span text:style-name="T41_5">desse</text:span><text:span text:style-name="T41_6"><text:s/></text:span><text:span text:style-name="T41_7">projeto</text:span><text:span text:style-name="T41_8"><text:s/></text:span><text:span text:style-name="T41_9">é</text:span><text:span text:style-name="T41_10"><text:s/></text:span><text:span text:style-name="T41_11">de</text:span><text:span text:style-name="T41_12"><text:s/></text:span><text:span text:style-name="T41_13">criar</text:span><text:span text:style-name="T41_14"><text:s/></text:span><text:span text:style-name="T41_15">um</text:span><text:span text:style-name="T41_16"><text:s/></text:span><text:span text:style-name="T41_17">sistema</text:span><text:span text:style-name="T41_18"><text:s/></text:span><text:span text:style-name="T41_19">de</text:span><text:span text:style-name="T41_20"><text:s/></text:span><text:span text:style-name="T41_21">Controle</text:span><text:span text:style-name="T41_22"><text:s/></text:span><text:span text:style-name="T41_23">de</text:span><text:span text:style-name="T41_24"><text:s/></text:span><text:span text:style-name="T41_25">Doação</text:span><text:span text:style-name="T41_26"><text:s/></text:span><text:span text:style-name="T41_27">para</text:span><text:span text:style-name="T41_28"><text:s/></text:span><text:span text:style-name="T41_29">um</text:span><text:span text:style-name="T41_30"><text:s/></text:span><text:span text:style-name="T41_31">Centro</text:span><text:span text:style-name="T41_32"><text:s/></text:span><text:span text:style-name="T41_33">de</text:span><text:span text:style-name="T41_34"><text:s/></text:span><text:span text:style-name="T41_35">Doadores</text:span><text:span text:style-name="T41_36"><text:s/></text:span><text:span text:style-name="T41_37">de</text:span><text:span text:style-name="T41_38"><text:s/></text:span><text:span text:style-name="T41_39">Sangue</text:span><text:span text:style-name="T41_40">.</text:span></text:p>
        </text:list-item>
        <text:list-item>
          <text:p text:style-name="P42"><text:span text:style-name="T42_1">Tem</text:span><text:span text:style-name="T42_2"><text:s/></text:span><text:span text:style-name="T42_3">como</text:span><text:span text:style-name="T42_4"><text:s/></text:span><text:span text:style-name="T42_5">finalidade</text:span><text:span text:style-name="T42_6"><text:s/></text:span><text:span text:style-name="T42_7">auxiliar</text:span><text:span text:style-name="T42_8"><text:s/></text:span><text:span text:style-name="T42_9">as</text:span><text:span text:style-name="T42_10"><text:s/></text:span><text:span text:style-name="T42_11">tarefas</text:span><text:span text:style-name="T42_12"><text:s/></text:span><text:span text:style-name="T42_13">de</text:span><text:span text:style-name="T42_14"><text:s/></text:span><text:span text:style-name="T42_15">triagem</text:span><text:span text:style-name="T42_16">,<text:s/></text:span><text:span text:style-name="T42_17">coleta</text:span><text:span text:style-name="T42_18"><text:s/></text:span><text:span text:style-name="T42_19">e</text:span><text:span text:style-name="T42_20"><text:s/></text:span><text:span text:style-name="T42_21">estoque</text:span><text:span text:style-name="T42_22"><text:s/></text:span><text:span text:style-name="T42_23">de</text:span><text:span text:style-name="T42_24"><text:s/></text:span><text:span text:style-name="T42_25">sangue</text:span><text:span text:style-name="T42_26">.</text:span></text:p>
        </text:list-item>
        <text:list-item>
          <text:p text:style-name="P43"><text:span text:style-name="T43_1">Otimizar</text:span><text:span text:style-name="T43_2"><text:s/></text:span><text:span text:style-name="T43_3">as</text:span><text:span text:style-name="T43_4"><text:s/></text:span><text:span text:style-name="T43_5">rotinas</text:span><text:span text:style-name="T43_6"><text:s/></text:span><text:span text:style-name="T43_7">de</text:span><text:span text:style-name="T43_8"><text:s/></text:span><text:span text:style-name="T43_9">doação</text:span><text:span text:style-name="T43_10"><text:s/></text:span><text:span text:style-name="T43_11">e</text:span><text:span text:style-name="T43_12"><text:s/></text:span><text:span text:style-name="T43_13">os</text:span><text:span text:style-name="T43_14"><text:s/></text:span><text:span text:style-name="T43_15">procedimentos</text:span><text:span text:style-name="T43_16"><text:s/></text:span><text:span text:style-name="T43_17">do</text:span><text:span text:style-name="T43_18"><text:s/></text:span><text:span text:style-name="T43_19">hemocentro</text:span><text:span text:style-name="T43_20">.</text:span></text:p>
        </text:list-item>
        <text:list-item>
          <text:p text:style-name="P44"><text:span text:style-name="T44_1">Auxiliar</text:span><text:span text:style-name="T44_2"><text:s/></text:span><text:span text:style-name="T44_3">na</text:span><text:span text:style-name="T44_4"><text:s/></text:span><text:span text:style-name="T44_5">identificação</text:span><text:span text:style-name="T44_6"><text:s/></text:span><text:span text:style-name="T44_7">do</text:span><text:span text:style-name="T44_8"><text:s/></text:span><text:span text:style-name="T44_9">doador</text:span><text:span text:style-name="T44_10"><text:s/></text:span><text:span text:style-name="T44_11">até</text:span><text:span text:style-name="T44_12"><text:s/></text:span><text:span text:style-name="T44_13">o</text:span><text:span text:style-name="T44_14"><text:s/></text:span><text:span text:style-name="T44_15">momento</text:span><text:span text:style-name="T44_16"><text:s/></text:span><text:span text:style-name="T44_17">em</text:span><text:span text:style-name="T44_18"><text:s/></text:span><text:span text:style-name="T44_19">que</text:span><text:span text:style-name="T44_20"><text:s/></text:span><text:span text:style-name="T44_21">a</text:span><text:span text:style-name="T44_22"><text:s/></text:span><text:span text:style-name="T44_23">doação</text:span><text:span text:style-name="T44_24"><text:s/></text:span><text:span text:style-name="T44_25">é</text:span><text:span text:style-name="T44_26"><text:s/></text:span><text:span text:style-name="T44_27">concluída</text:span><text:span text:style-name="T44_28">.<text:s/></text:span></text:p>
        </text:list-item>
        <text:list-item>
          <text:p text:style-name="P45"><text:span text:style-name="T45_1">Registrar</text:span><text:span text:style-name="T45_2"><text:s/></text:span><text:span text:style-name="T45_3">informações</text:span><text:span text:style-name="T45_4"><text:s/></text:span><text:span text:style-name="T45_5">de</text:span><text:span text:style-name="T45_6"><text:s/></text:span><text:span text:style-name="T45_7">pessoas</text:span><text:span text:style-name="T45_8"><text:s/></text:span><text:span text:style-name="T45_9">que</text:span><text:span text:style-name="T45_10"><text:s/></text:span><text:span text:style-name="T45_11">doaram</text:span><text:span text:style-name="T45_12"><text:s/></text:span><text:span text:style-name="T45_13">ou</text:span><text:span text:style-name="T45_14"><text:s/></text:span><text:span text:style-name="T45_15">vão</text:span><text:span text:style-name="T45_16"><text:s/></text:span><text:span text:style-name="T45_17">doar</text:span><text:span text:style-name="T45_18"><text:s/></text:span><text:span text:style-name="T45_19">sangue</text:span><text:span text:style-name="T45_20"><text:s/></text:span><text:span text:style-name="T45_21">em</text:span><text:span text:style-name="T45_22"><text:s/></text:span><text:span text:style-name="T45_23">sua</text:span><text:span text:style-name="T45_24"><text:s/></text:span><text:span text:style-name="T45_25">unidade</text:span><text:span text:style-name="T45_26">,<text:s/></text:span><text:span text:style-name="T45_27">informações</text:span><text:span text:style-name="T45_28"><text:s/></text:span><text:span text:style-name="T45_29">sobre</text:span><text:span text:style-name="T45_30"><text:s/></text:span><text:span text:style-name="T45_31">as</text:span><text:span text:style-name="T45_32"><text:s/></text:span><text:span text:style-name="T45_33">doações</text:span><text:span text:style-name="T45_34"><text:s/></text:span><text:span text:style-name="T45_35">e</text:span><text:span text:style-name="T45_36"><text:s/></text:span><text:span text:style-name="T45_37">sobre</text:span><text:span text:style-name="T45_38"><text:s/></text:span><text:span text:style-name="T45_39">o</text:span><text:span text:style-name="T45_40"><text:s/></text:span><text:span text:style-name="T45_41">estoque</text:span><text:span text:style-name="T45_42"><text:s/></text:span><text:span text:style-name="T45_43">de</text:span><text:span text:style-name="T45_44"><text:s/></text:span><text:span text:style-name="T45_45">sangue</text:span><text:span text:style-name="T45_46">.</text:span></text:p>
        </text:list-item>
      </text:list>
      <text:h text:style-name="P46" text:outline-level="10"><text:span text:style-name="T46_1">Entregas</text:span><text:span text:style-name="T46_2"><text:s/></text:span><text:span text:style-name="T46_3">Previstas</text:span><text:span text:style-name="T46_4"><text:s/></text:span><text:span text:style-name="T46_5">para</text:span><text:span text:style-name="T46_6"><text:s/></text:span><text:span text:style-name="T46_7">o</text:span><text:span text:style-name="T46_8"><text:s/></text:span><text:span text:style-name="T46_9">Projeto</text:span></text:h>
      <text:p text:style-name="P47"/>
      <text:list text:style-name="LS2" xml:id="list5">
        <text:list-item>
          <text:p text:style-name="P48"><text:span text:style-name="T48_1">Primeira</text:span><text:span text:style-name="T48_2"><text:s/></text:span><text:span text:style-name="T48_3">entrega</text:span><text:span text:style-name="T48_4">:<text:s/></text:span><text:span text:style-name="T48_5">O</text:span><text:span text:style-name="T48_6"><text:s/></text:span><text:span text:style-name="T48_7">sistema</text:span><text:span text:style-name="T48_8"><text:s/></text:span><text:span text:style-name="T48_9">deve</text:span><text:span text:style-name="T48_10"><text:s/></text:span><text:span text:style-name="T48_11">permitir</text:span><text:span text:style-name="T48_12"><text:s/></text:span><text:span text:style-name="T48_13">o</text:span><text:span text:style-name="T48_14"><text:s/></text:span><text:span text:style-name="T48_15">registro</text:span><text:span text:style-name="T48_16"><text:s/></text:span><text:span text:style-name="T48_17">dos</text:span><text:span text:style-name="T48_18"><text:s/></text:span><text:span text:style-name="T48_19">dados</text:span><text:span text:style-name="T48_20"><text:s/></text:span><text:span text:style-name="T48_21">dos</text:span><text:span text:style-name="T48_22"><text:s/></text:span><text:span text:style-name="T48_23">doadores</text:span><text:span text:style-name="T48_24"><text:s/></text:span><text:span text:style-name="T48_25">de</text:span><text:span text:style-name="T48_26"><text:s/></text:span><text:span text:style-name="T48_27">sangue</text:span><text:span text:style-name="T48_28"><text:s/></text:span><text:span text:style-name="T48_29">[</text:span><text:span text:style-name="T48_30">RF</text:span><text:span text:style-name="T48_31">_1]</text:span><text:span text:style-name="T48_32">,<text:s/></text:span><text:span text:style-name="T48_33">o</text:span><text:span text:style-name="T48_34"><text:s/></text:span><text:span text:style-name="T48_35">sistema</text:span><text:span text:style-name="T48_36"><text:s/></text:span><text:span text:style-name="T48_37">não</text:span><text:span text:style-name="T48_38"><text:s/></text:span><text:span text:style-name="T48_39">deve</text:span><text:span text:style-name="T48_40"><text:s/></text:span><text:span text:style-name="T48_41">permitir</text:span><text:span text:style-name="T48_42"><text:s/></text:span><text:span text:style-name="T48_43">o</text:span><text:span text:style-name="T48_44"><text:s/></text:span><text:span text:style-name="T48_45">registro</text:span><text:span text:style-name="T48_46"><text:s/></text:span><text:span text:style-name="T48_47">de</text:span><text:span text:style-name="T48_48"><text:s/></text:span><text:span text:style-name="T48_49">possíveis</text:span><text:span text:style-name="T48_50"><text:s/></text:span><text:span text:style-name="T48_51">doadores</text:span><text:span text:style-name="T48_52"><text:s/></text:span><text:span text:style-name="T48_53">com</text:span><text:span text:style-name="T48_54"><text:s/></text:span><text:span text:style-name="T48_55">idade</text:span><text:span text:style-name="T48_56"><text:s/></text:span><text:span text:style-name="T48_57">superior</text:span><text:span text:style-name="T48_58"><text:s/></text:span><text:span text:style-name="T48_59">a</text:span><text:span text:style-name="T48_60"><text:s/>69<text:s/></text:span><text:span text:style-name="T48_61">anos</text:span><text:span text:style-name="T48_62"><text:s/></text:span><text:span text:style-name="T48_63">[</text:span><text:span text:style-name="T48_64">RF</text:span><text:span text:style-name="T48_65">_2]</text:span><text:span text:style-name="T48_66"><text:s/></text:span><text:span text:style-name="T48_67">e</text:span><text:span text:style-name="T48_68"><text:s/></text:span><text:span text:style-name="T48_69">o</text:span><text:span text:style-name="T48_70"><text:s/></text:span><text:span text:style-name="T48_71">sistema</text:span><text:span text:style-name="T48_72"><text:s/></text:span><text:span text:style-name="T48_73">deve</text:span><text:span text:style-name="T48_74"><text:s/></text:span><text:span text:style-name="T48_75">permitir</text:span><text:span text:style-name="T48_76"><text:s/></text:span><text:span text:style-name="T48_77">apenas</text:span><text:span text:style-name="T48_78"><text:s/></text:span><text:span text:style-name="T48_79">ao</text:span><text:span text:style-name="T48_80"><text:s/></text:span><text:span text:style-name="T48_81">responsável</text:span><text:span text:style-name="T48_82"><text:s/></text:span><text:span text:style-name="T48_83">pelo</text:span><text:span text:style-name="T48_84"><text:s/></text:span><text:span text:style-name="T48_85">hemocentro</text:span><text:span text:style-name="T48_86"><text:s/>(</text:span><text:span text:style-name="T48_87">gerente</text:span><text:span text:style-name="T48_88">)<text:s/></text:span><text:span text:style-name="T48_89">indicar</text:span><text:span text:style-name="T48_90"><text:s/></text:span><text:span text:style-name="T48_91">quem</text:span><text:span text:style-name="T48_92"><text:s/></text:span><text:span text:style-name="T48_93">são</text:span><text:span text:style-name="T48_94"><text:s/></text:span><text:span text:style-name="T48_95">os</text:span><text:span text:style-name="T48_96"><text:s/></text:span><text:span text:style-name="T48_97">usuários</text:span><text:span text:style-name="T48_98"><text:s/></text:span><text:span text:style-name="T48_99">autorizados</text:span><text:span text:style-name="T48_100"><text:s/></text:span><text:span text:style-name="T48_101">a</text:span><text:span text:style-name="T48_102"><text:s/></text:span><text:span text:style-name="T48_103">utilizar</text:span><text:span text:style-name="T48_104"><text:s/></text:span><text:span text:style-name="T48_105">o</text:span><text:span text:style-name="T48_106"><text:s/></text:span><text:span text:style-name="T48_107">sistema</text:span><text:span text:style-name="T48_108">[</text:span><text:span text:style-name="T48_109">RF</text:span><text:span text:style-name="T48_110">_3]</text:span><text:span text:style-name="T48_111">.</text:span></text:p>
        </text:list-item>
        <text:list-item>
          <text:p text:style-name="P49"><text:span text:style-name="T49_1">Segunda</text:span><text:span text:style-name="T49_2"><text:s/></text:span><text:span text:style-name="T49_3">entrega</text:span><text:span text:style-name="T49_4">:<text:s/></text:span><text:span text:style-name="T49_5">O</text:span><text:span text:style-name="T49_6"><text:s/></text:span><text:span text:style-name="T49_7">sistema</text:span><text:span text:style-name="T49_8"><text:s/></text:span><text:span text:style-name="T49_9">deve</text:span><text:span text:style-name="T49_10"><text:s/></text:span><text:span text:style-name="T49_11">informar</text:span><text:span text:style-name="T49_12"><text:s/></text:span><text:span text:style-name="T49_13">dados</text:span><text:span text:style-name="T49_14"><text:s/></text:span><text:span text:style-name="T49_15">relacionados</text:span><text:span text:style-name="T49_16"><text:s/></text:span><text:span text:style-name="T49_17">a</text:span><text:span text:style-name="T49_18"><text:s/></text:span><text:span text:style-name="T49_19">última</text:span><text:span text:style-name="T49_20"><text:s/></text:span><text:span text:style-name="T49_21">doação</text:span><text:span text:style-name="T49_22"><text:s/>(</text:span><text:span text:style-name="T49_23">se</text:span><text:span text:style-name="T49_24"><text:s/></text:span><text:span text:style-name="T49_25">existir</text:span><text:span text:style-name="T49_26">)<text:s/></text:span><text:span text:style-name="T49_27">feita</text:span><text:span text:style-name="T49_28"><text:s/></text:span><text:span text:style-name="T49_29">pelo</text:span><text:span text:style-name="T49_30"><text:s/></text:span><text:span text:style-name="T49_31">usuário</text:span><text:span text:style-name="T49_32"><text:s/></text:span><text:span text:style-name="T49_33">[</text:span><text:span text:style-name="T49_34">RF</text:span><text:span text:style-name="T49_35">_4]</text:span><text:span text:style-name="T49_36">,<text:s/></text:span><text:span text:style-name="T49_37">deve</text:span><text:span text:style-name="T49_38"><text:s/></text:span><text:span text:style-name="T49_39">permitir</text:span><text:span text:style-name="T49_40"><text:s/></text:span><text:span text:style-name="T49_41">o</text:span><text:span text:style-name="T49_42"><text:s/></text:span><text:span text:style-name="T49_43">registro</text:span><text:span text:style-name="T49_44"><text:s/></text:span><text:span text:style-name="T49_45">dos</text:span><text:span text:style-name="T49_46"><text:s/></text:span><text:span text:style-name="T49_47">dados</text:span><text:span text:style-name="T49_48"><text:s/></text:span><text:span text:style-name="T49_49">dos</text:span><text:span text:style-name="T49_50"><text:s/></text:span><text:span text:style-name="T49_51">exames</text:span><text:span text:style-name="T49_52"><text:s/></text:span><text:span text:style-name="T49_53">[</text:span><text:span text:style-name="T49_54">RF</text:span><text:span text:style-name="T49_55">_5]<text:s/></text:span><text:span text:style-name="T49_56">e</text:span><text:span text:style-name="T49_57"><text:s/></text:span><text:span text:style-name="T49_58">deve</text:span><text:span text:style-name="T49_59"><text:s/></text:span><text:span text:style-name="T49_60">permitir</text:span><text:span text:style-name="T49_61"><text:s/></text:span><text:span text:style-name="T49_62">o</text:span><text:span text:style-name="T49_63"><text:s/></text:span><text:span text:style-name="T49_64">registro</text:span><text:span text:style-name="T49_65"><text:s/></text:span><text:span text:style-name="T49_66">da</text:span><text:span text:style-name="T49_67"><text:s/></text:span><text:span text:style-name="T49_68">aptidão</text:span><text:span text:style-name="T49_69">,<text:s/></text:span><text:span text:style-name="T49_70">tempo</text:span><text:span text:style-name="T49_71"><text:s/></text:span><text:span text:style-name="T49_72">inapto</text:span><text:span text:style-name="T49_73"><text:s/></text:span><text:span text:style-name="T49_74">e</text:span><text:span text:style-name="T49_75"><text:s/></text:span><text:span text:style-name="T49_76">a</text:span><text:span text:style-name="T49_77"><text:s/></text:span><text:span text:style-name="T49_78">descrição</text:span><text:span text:style-name="T49_79"><text:s/></text:span><text:span text:style-name="T49_80">da</text:span><text:span text:style-name="T49_81"><text:s/></text:span><text:span text:style-name="T49_82">inaptidão</text:span><text:span text:style-name="T49_83">,<text:s/></text:span><text:span text:style-name="T49_84">se</text:span><text:span text:style-name="T49_85"><text:s/></text:span><text:span text:style-name="T49_86">inapto</text:span><text:span text:style-name="T49_87">,<text:s/></text:span><text:span text:style-name="T49_88">do</text:span><text:span text:style-name="T49_89"><text:s/></text:span><text:span text:style-name="T49_90">doador</text:span><text:span text:style-name="T49_91"><text:s/></text:span><text:span text:style-name="T49_92">baseado</text:span><text:span text:style-name="T49_93"><text:s/></text:span><text:span text:style-name="T49_94">nas</text:span><text:span text:style-name="T49_95"><text:s/></text:span><text:span text:style-name="T49_96">questões</text:span><text:span text:style-name="T49_97"><text:s/></text:span><text:span text:style-name="T49_98">e</text:span><text:span text:style-name="T49_99"><text:s/></text:span><text:span text:style-name="T49_100">nos</text:span><text:span text:style-name="T49_101"><text:s/></text:span><text:span text:style-name="T49_102">exames</text:span><text:span text:style-name="T49_103"><text:s/></text:span><text:span text:style-name="T49_104">feitos</text:span><text:span text:style-name="T49_105"><text:s/></text:span><text:span text:style-name="T49_106">ao</text:span><text:span text:style-name="T49_107"><text:s/></text:span><text:span text:style-name="T49_108">doador</text:span><text:span text:style-name="T49_109"><text:s/></text:span><text:span text:style-name="T49_110">[</text:span><text:span text:style-name="T49_111">RF</text:span><text:span text:style-name="T49_112">_6</text:span><text:span text:style-name="T49_113">].</text:span></text:p>
        </text:list-item>
        <text:list-item>
          <text:p text:style-name="P50"><text:span text:style-name="T50_1">Terceira</text:span><text:span text:style-name="T50_2"><text:s/></text:span><text:span text:style-name="T50_3">entrega</text:span><text:span text:style-name="T50_4">:<text:s/></text:span><text:span text:style-name="T50_5">O</text:span><text:span text:style-name="T50_6"><text:s/></text:span><text:span text:style-name="T50_7">sistema</text:span><text:span text:style-name="T50_8"><text:s/></text:span><text:span text:style-name="T50_9">deve</text:span><text:span text:style-name="T50_10"><text:s/></text:span><text:span text:style-name="T50_11">permitir</text:span><text:span text:style-name="T50_12"><text:s/></text:span><text:span text:style-name="T50_13">o</text:span><text:span text:style-name="T50_14"><text:s/></text:span><text:span text:style-name="T50_15">registro</text:span><text:span text:style-name="T50_16"><text:s/></text:span><text:span text:style-name="T50_17">de</text:span><text:span text:style-name="T50_18"><text:s/></text:span><text:span text:style-name="T50_19">bolsas</text:span><text:span text:style-name="T50_20"><text:s/></text:span><text:span text:style-name="T50_21">de</text:span><text:span text:style-name="T50_22"><text:s/></text:span><text:span text:style-name="T50_23">sangue</text:span><text:span text:style-name="T50_24"><text:s/></text:span><text:span text:style-name="T50_25">[</text:span><text:span text:style-name="T50_26">RF</text:span><text:span text:style-name="T50_27">_7]</text:span><text:span text:style-name="T50_28"><text:s/></text:span><text:span text:style-name="T50_29">e</text:span><text:span text:style-name="T50_30"><text:s/></text:span><text:span text:style-name="T50_31">deve</text:span><text:span text:style-name="T50_32"><text:s/></text:span><text:span text:style-name="T50_33">informar</text:span><text:span text:style-name="T50_34"><text:s/></text:span><text:span text:style-name="T50_35">quantidade</text:span><text:span text:style-name="T50_36"><text:s/></text:span><text:span text:style-name="T50_37">de</text:span><text:span text:style-name="T50_38"><text:s/></text:span><text:span text:style-name="T50_39">bolsas</text:span><text:span text:style-name="T50_40"><text:s/></text:span><text:span text:style-name="T50_41">de</text:span><text:span text:style-name="T50_42"><text:s/></text:span><text:span text:style-name="T50_43">sangue</text:span><text:span text:style-name="T50_44"><text:s/></text:span><text:span text:style-name="T50_45">no</text:span><text:span text:style-name="T50_46"><text:s/></text:span><text:span text:style-name="T50_47">banco</text:span><text:span text:style-name="T50_48"><text:s/></text:span><text:span text:style-name="T50_49">de</text:span><text:span text:style-name="T50_50"><text:s/></text:span><text:span text:style-name="T50_51">sangue</text:span><text:span text:style-name="T50_52"><text:s/></text:span><text:span text:style-name="T50_53">[</text:span><text:span text:style-name="T50_54">RF</text:span><text:span text:style-name="T50_55">_8]</text:span><text:span text:style-name="T50_56">.</text:span></text:p>
        </text:list-item>
      </text:list>
      <text:p text:style-name="P51"/>
      <text:p text:style-name="P52"/>
      <text:h text:style-name="P53" text:outline-level="10"><text:span text:style-name="T53_1">Entregas</text:span><text:span text:style-name="T53_2"><text:s/></text:span><text:span text:style-name="T53_3">e</text:span><text:span text:style-name="T53_4"><text:s/></text:span><text:span text:style-name="T53_5">Critérios</text:span><text:span text:style-name="T53_6"><text:s/></text:span><text:span text:style-name="T53_7">de</text:span><text:span text:style-name="T53_8"><text:s/></text:span><text:span text:style-name="T53_9">Aceitação</text:span></text:h>
      <text:list text:style-name="LS3" xml:id="list8">
        <text:list-item>
          <text:p text:style-name="P54"><text:span text:style-name="T54_1">Entrega</text:span><text:span text:style-name="T54_2">:<text:s/></text:span><text:span text:style-name="T54_3">O</text:span><text:span text:style-name="T54_4"><text:s/></text:span><text:span text:style-name="T54_5">sistema</text:span><text:span text:style-name="T54_6"><text:s/></text:span><text:span text:style-name="T54_7">deve</text:span><text:span text:style-name="T54_8"><text:s/></text:span><text:span text:style-name="T54_9">permitir</text:span><text:span text:style-name="T54_10"><text:s/></text:span><text:span text:style-name="T54_11">o</text:span><text:span text:style-name="T54_12"><text:s/></text:span><text:span text:style-name="T54_13">registro</text:span><text:span text:style-name="T54_14"><text:s/></text:span><text:span text:style-name="T54_15">dos</text:span><text:span text:style-name="T54_16"><text:s/></text:span><text:span text:style-name="T54_17">dados</text:span><text:span text:style-name="T54_18"><text:s/></text:span><text:span text:style-name="T54_19">dos</text:span><text:span text:style-name="T54_20"><text:s/></text:span><text:span text:style-name="T54_21">doadores</text:span><text:span text:style-name="T54_22"><text:s/></text:span><text:span text:style-name="T54_23">de</text:span><text:span text:style-name="T54_24"><text:s/></text:span><text:span text:style-name="T54_25">sangue</text:span><text:span text:style-name="T54_26"><text:s/></text:span><text:span text:style-name="T54_27">apenas</text:span><text:span text:style-name="T54_28"><text:s/></text:span><text:span text:style-name="T54_29">pelos</text:span><text:span text:style-name="T54_30"><text:s/></text:span><text:span text:style-name="T54_31">usuários</text:span><text:span text:style-name="T54_32"><text:s/></text:span><text:span text:style-name="T54_33">com</text:span><text:span text:style-name="T54_34"><text:s/></text:span><text:span text:style-name="T54_35">permissão</text:span><text:span text:style-name="T54_36"><text:s/></text:span><text:span text:style-name="T54_37">garantida</text:span><text:span text:style-name="T54_38"><text:s/></text:span><text:span text:style-name="T54_39">pelo</text:span><text:span text:style-name="T54_40"><text:s/></text:span><text:span text:style-name="T54_41">usuário</text:span><text:span text:style-name="T54_42"><text:s/></text:span><text:span text:style-name="T54_43">gerente</text:span><text:span text:style-name="T54_44">.</text:span></text:p>
        </text:list-item>
        <text:list-item>
          <text:p text:style-name="P55"><text:span text:style-name="T55_1">Critérios</text:span><text:span text:style-name="T55_2"><text:s/></text:span><text:span text:style-name="T55_3">de</text:span><text:span text:style-name="T55_4"><text:s/></text:span><text:span text:style-name="T55_5">Aceitação</text:span><text:span text:style-name="T55_6">:<text:s/></text:span><text:span text:style-name="T55_7">Sistema</text:span><text:span text:style-name="T55_8"><text:s/></text:span><text:span text:style-name="T55_9">com</text:span><text:span text:style-name="T55_10"><text:s/></text:span><text:span text:style-name="T55_11">dois</text:span><text:span text:style-name="T55_12"><text:s/></text:span><text:span text:style-name="T55_13">níveis</text:span><text:span text:style-name="T55_14"><text:s/></text:span><text:span text:style-name="T55_15">de</text:span><text:span text:style-name="T55_16"><text:s/></text:span><text:span text:style-name="T55_17">acesso</text:span><text:span text:style-name="T55_18">,<text:s/></text:span><text:span text:style-name="T55_19">para</text:span><text:span text:style-name="T55_20"><text:s/></text:span><text:span text:style-name="T55_21">os</text:span><text:span text:style-name="T55_22"><text:s/></text:span><text:span text:style-name="T55_23">funcionários</text:span><text:span text:style-name="T55_24"><text:s/></text:span><text:span text:style-name="T55_25">e</text:span><text:span text:style-name="T55_26"><text:s/></text:span><text:span text:style-name="T55_27">para</text:span><text:span text:style-name="T55_28"><text:s/></text:span><text:span text:style-name="T55_29">o</text:span><text:span text:style-name="T55_30"><text:s/></text:span><text:span text:style-name="T55_31">gerente</text:span><text:span text:style-name="T55_32">.<text:s/></text:span><text:span text:style-name="T55_33">Sistema</text:span><text:span text:style-name="T55_34"><text:s/></text:span><text:span text:style-name="T55_35">possibilitando</text:span><text:span text:style-name="T55_36"><text:s/></text:span><text:span text:style-name="T55_37">registrar</text:span><text:span text:style-name="T55_38"><text:s/></text:span><text:span text:style-name="T55_39">os</text:span><text:span text:style-name="T55_40"><text:s/></text:span><text:span text:style-name="T55_41">dados</text:span><text:span text:style-name="T55_42"><text:s/></text:span><text:span text:style-name="T55_43">conforme</text:span><text:span text:style-name="T55_44"><text:s/></text:span><text:span text:style-name="T55_45">Anexo</text:span><text:span text:style-name="T55_46"><text:s/></text:span><text:span text:style-name="T55_47">I</text:span><text:span text:style-name="T55_48"><text:s/></text:span><text:span text:style-name="T55_49">no</text:span><text:span text:style-name="T55_50"><text:s/></text:span><text:span text:style-name="T55_51">documento</text:span><text:span text:style-name="T55_52"><text:s/></text:span><text:span text:style-name="T55_53">de</text:span><text:span text:style-name="T55_54"><text:s/></text:span><text:span text:style-name="T55_55">requisitos</text:span><text:span text:style-name="T55_56"><text:s/></text:span><text:span text:style-name="T55_57">do</text:span><text:span text:style-name="T55_58"><text:s/></text:span><text:span text:style-name="T55_59">sistema</text:span><text:span text:style-name="T55_60">.</text:span></text:p>
        </text:list-item>
      </text:list>
      <text:p text:style-name="P56"/>
      <text:h text:style-name="P57" text:outline-level="10"><text:span text:style-name="T57_1">Premissas</text:span><text:span text:style-name="T57_2"><text:s/></text:span><text:span text:style-name="T57_3">do</text:span><text:span text:style-name="T57_4"><text:s/></text:span><text:span text:style-name="T57_5">Projeto</text:span></text:h>
      <text:list text:style-name="LS4" xml:id="list10">
        <text:list-item>
          <text:p text:style-name="P58"><text:span text:style-name="T58_1">O</text:span><text:span text:style-name="T58_2"><text:s/></text:span><text:span text:style-name="T58_3">sistema</text:span><text:span text:style-name="T58_4"><text:s/></text:span><text:span text:style-name="T58_5">deverá</text:span><text:span text:style-name="T58_6"><text:s/></text:span><text:span text:style-name="T58_7">ser</text:span><text:span text:style-name="T58_8"><text:s/></text:span><text:span text:style-name="T58_9">multiplataforma</text:span></text:p>
        </text:list-item>
        <text:list-item>
          <text:p text:style-name="P59"><text:span text:style-name="T59_1">Será</text:span><text:span text:style-name="T59_2"><text:s/></text:span><text:span text:style-name="T59_3">desenvolvido</text:span><text:span text:style-name="T59_4"><text:s/></text:span><text:span text:style-name="T59_5">em</text:span><text:span text:style-name="T59_6"><text:s/></text:span><text:span text:style-name="T59_7">PHP</text:span><text:span text:style-name="T59_8">.</text:span></text:p>
        </text:list-item>
        <text:list-item>
          <text:p text:style-name="P60"><text:span text:style-name="T60_1">Deverá</text:span><text:span text:style-name="T60_2"><text:s/></text:span><text:span text:style-name="T60_3">utilizar</text:span><text:span text:style-name="T60_4"><text:s/></text:span><text:span text:style-name="T60_5">um</text:span><text:span text:style-name="T60_6"><text:s/></text:span><text:span text:style-name="T60_7">SGBD</text:span><text:span text:style-name="T60_8"><text:s/>(<text:s/></text:span><text:span text:style-name="T60_9">Sistema</text:span><text:span text:style-name="T60_10"><text:s/></text:span><text:span text:style-name="T60_11">de</text:span><text:span text:style-name="T60_12"><text:s/></text:span><text:span text:style-name="T60_13">Gerenciamento</text:span><text:span text:style-name="T60_14"><text:s/></text:span><text:span text:style-name="T60_15">de</text:span><text:span text:style-name="T60_16"><text:s/></text:span><text:span text:style-name="T60_17">Banco</text:span><text:span text:style-name="T60_18"><text:s/></text:span><text:span text:style-name="T60_19">de</text:span><text:span text:style-name="T60_20"><text:s/></text:span><text:span text:style-name="T60_21">Dados</text:span><text:span text:style-name="T60_22">)<text:s/></text:span><text:span text:style-name="T60_23">para</text:span><text:span text:style-name="T60_24"><text:s/></text:span><text:span text:style-name="T60_25">armazenar</text:span><text:span text:style-name="T60_26"><text:s/></text:span><text:span text:style-name="T60_27">as</text:span><text:span text:style-name="T60_28"><text:s/></text:span><text:span text:style-name="T60_29">informações</text:span><text:span text:style-name="T60_30">.</text:span></text:p>
        </text:list-item>
        <text:list-item>
          <text:p text:style-name="P61"><text:span text:style-name="T61_1">Proporcionará</text:span><text:span text:style-name="T61_2"><text:s/></text:span><text:span text:style-name="T61_3">funcionalidades</text:span><text:span text:style-name="T61_4"><text:s/></text:span><text:span text:style-name="T61_5">em</text:span><text:span text:style-name="T61_6"><text:s/></text:span><text:span text:style-name="T61_7">dois</text:span><text:span text:style-name="T61_8"><text:s/></text:span><text:span text:style-name="T61_9">níveis</text:span><text:span text:style-name="T61_10"><text:s/></text:span><text:span text:style-name="T61_11">de</text:span><text:span text:style-name="T61_12"><text:s/></text:span><text:span text:style-name="T61_13">acesso</text:span><text:span text:style-name="T61_14">,<text:s/></text:span><text:span text:style-name="T61_15">para</text:span><text:span text:style-name="T61_16"><text:s/></text:span><text:span text:style-name="T61_17">o</text:span><text:span text:style-name="T61_18"><text:s/></text:span><text:span text:style-name="T61_19">gerente</text:span><text:span text:style-name="T61_20"><text:s/></text:span><text:span text:style-name="T61_21">e</text:span><text:span text:style-name="T61_22"><text:s/></text:span><text:span text:style-name="T61_23">o</text:span><text:span text:style-name="T61_24"><text:s/></text:span><text:span text:style-name="T61_25">funcionário</text:span><text:span text:style-name="T61_26">.</text:span></text:p>
        </text:list-item>
        <text:list-item>
          <text:p text:style-name="P62"><text:span text:style-name="T62_1">Deve</text:span><text:span text:style-name="T62_2"><text:s/></text:span><text:span text:style-name="T62_3">permitir</text:span><text:span text:style-name="T62_4"><text:s/></text:span><text:span text:style-name="T62_5">o</text:span><text:span text:style-name="T62_6"><text:s/></text:span><text:span text:style-name="T62_7">uso</text:span><text:span text:style-name="T62_8"><text:s/></text:span><text:span text:style-name="T62_9">em</text:span><text:span text:style-name="T62_10"><text:s/></text:span><text:span text:style-name="T62_11">diferentes</text:span><text:span text:style-name="T62_12"><text:s/></text:span><text:span text:style-name="T62_13">computadores</text:span><text:span text:style-name="T62_14"><text:s/></text:span><text:span text:style-name="T62_15">em</text:span><text:span text:style-name="T62_16"><text:s/></text:span><text:span text:style-name="T62_17">rede</text:span><text:span text:style-name="T62_18"><text:s/></text:span><text:span text:style-name="T62_19">e</text:span><text:span text:style-name="T62_20"><text:s/></text:span><text:span text:style-name="T62_21">compartilhar</text:span><text:span text:style-name="T62_22"><text:s/></text:span><text:span text:style-name="T62_23">informações</text:span><text:span text:style-name="T62_24">.</text:span></text:p>
        </text:list-item>
      </text:list>
      <text:h text:style-name="P63" text:outline-level="10"><text:span text:style-name="T63_1">Restrições</text:span><text:span text:style-name="T63_2"><text:s/></text:span><text:span text:style-name="T63_3">do</text:span><text:span text:style-name="T63_4"><text:s/></text:span><text:span text:style-name="T63_5">Projeto</text:span></text:h>
      <text:p text:style-name="P64"><text:span text:style-name="T64_1"><text:s/></text:span><text:span text:style-name="T64_2">O</text:span><text:span text:style-name="T64_3"><text:s/></text:span><text:span text:style-name="T64_4">projeto</text:span><text:span text:style-name="T64_5"><text:s/></text:span><text:span text:style-name="T64_6">possui</text:span><text:span text:style-name="T64_7"><text:s/></text:span><text:span text:style-name="T64_8">uma</text:span><text:span text:style-name="T64_9"><text:s/></text:span><text:span text:style-name="T64_10">restrição</text:span><text:span text:style-name="T64_11"><text:s/></text:span><text:span text:style-name="T64_12">correspondente</text:span><text:span text:style-name="T64_13"><text:s/></text:span><text:span text:style-name="T64_14">a</text:span><text:span text:style-name="T64_15"><text:s/></text:span><text:span text:style-name="T64_16">segurança</text:span><text:span text:style-name="T64_17">,<text:s/></text:span><text:span text:style-name="T64_18">permitindo</text:span><text:span text:style-name="T64_19"><text:s/></text:span><text:span text:style-name="T64_20">que</text:span><text:span text:style-name="T64_21"><text:s/></text:span><text:span text:style-name="T64_22">apenas</text:span><text:span text:style-name="T64_23"><text:s/></text:span><text:span text:style-name="T64_24">o</text:span><text:span text:style-name="T64_25"><text:s/></text:span><text:span text:style-name="T64_26">gerente</text:span><text:span text:style-name="T64_27"><text:s/></text:span><text:span text:style-name="T64_28">possa</text:span><text:span text:style-name="T64_29"><text:s/></text:span><text:span text:style-name="T64_30">indicar</text:span><text:span text:style-name="T64_31"><text:s/></text:span><text:span text:style-name="T64_32">quais</text:span><text:span text:style-name="T64_33"><text:s/></text:span><text:span text:style-name="T64_34">funcionários</text:span><text:span text:style-name="T64_35"><text:s/></text:span><text:span text:style-name="T64_36">poderão</text:span><text:span text:style-name="T64_37"><text:s/></text:span><text:span text:style-name="T64_38">utilizar</text:span><text:span text:style-name="T64_39"><text:s/></text:span><text:span text:style-name="T64_40">o</text:span><text:span text:style-name="T64_41"><text:s/></text:span><text:span text:style-name="T64_42">sistema</text:span><text:span text:style-name="T64_43">.<text:s/></text:span><text:span text:style-name="T64_44">Somente</text:span><text:span text:style-name="T64_45"><text:s/></text:span><text:span text:style-name="T64_46">os</text:span><text:span text:style-name="T64_47"><text:s/></text:span><text:span text:style-name="T64_48">funcionários</text:span><text:span text:style-name="T64_49"><text:s/></text:span><text:span text:style-name="T64_50">indicados</text:span><text:span text:style-name="T64_51"><text:s/></text:span><text:span text:style-name="T64_52">pelo</text:span><text:span text:style-name="T64_53"><text:s/></text:span><text:span text:style-name="T64_54">gerente</text:span><text:span text:style-name="T64_55"><text:s/></text:span><text:span text:style-name="T64_56">poderão</text:span><text:span text:style-name="T64_57"><text:s/></text:span><text:span text:style-name="T64_58">utilizar</text:span><text:span text:style-name="T64_59"><text:s/></text:span><text:span text:style-name="T64_60">as</text:span><text:span text:style-name="T64_61"><text:s/></text:span><text:span text:style-name="T64_62">funções</text:span><text:span text:style-name="T64_63"><text:s/></text:span><text:span text:style-name="T64_64">relacionadas</text:span><text:span text:style-name="T64_65"><text:s/></text:span><text:span text:style-name="T64_66">à</text:span><text:span text:style-name="T64_67"><text:s/></text:span><text:span text:style-name="T64_68">triagem</text:span><text:span text:style-name="T64_69"><text:s/></text:span><text:span text:style-name="T64_70">e</text:span><text:span text:style-name="T64_71"><text:s/></text:span><text:span text:style-name="T64_72">coleta</text:span><text:span text:style-name="T64_73">.</text:span></text:p>
      <text:p text:style-name="P65"/>
      <text:h text:style-name="P66" text:outline-level="10"><text:span text:style-name="T66_1">Cronograma</text:span><text:span text:style-name="T66_2"><text:s/></text:span><text:span text:style-name="T66_3">Preliminar</text:span></text:h>
      <text:p text:style-name="P67"/>
      <table:table table:style-name="Table2">
        <table:table-column table:style-name="Column5"/>
        <table:table-column table:style-name="Column6"/>
        <table:table-column table:style-name="Column7"/>
        <table:table-row table:style-name="Row6">
          <table:table-cell table:style-name="Cell21">
            <text:p text:style-name="P68"><text:span text:style-name="T68_1">Descrição</text:span></text:p>
          </table:table-cell>
          <table:table-cell table:style-name="Cell22">
            <text:p text:style-name="P69"><text:span text:style-name="T69_1">Data</text:span></text:p>
          </table:table-cell>
          <table:table-cell table:style-name="Cell23">
            <text:p text:style-name="P70"><text:span text:style-name="T70_1">Responsável</text:span></text:p>
          </table:table-cell>
        </table:table-row>
        <table:table-row table:style-name="Row7">
          <table:table-cell table:style-name="Cell24">
            <text:p text:style-name="P71"><text:span text:style-name="T71_1">Documentação</text:span></text:p>
          </table:table-cell>
          <table:table-cell table:style-name="Cell25">
            <text:p text:style-name="P72"/>
          </table:table-cell>
          <table:table-cell table:style-name="Cell26">
            <text:p text:style-name="P73"/>
          </table:table-cell>
        </table:table-row>
        <table:table-row table:style-name="Row8">
          <table:table-cell table:style-name="Cell27">
            <text:p text:style-name="P74"><text:span text:style-name="T74_1">Prototipagem</text:span></text:p>
          </table:table-cell>
          <table:table-cell table:style-name="Cell28">
            <text:p text:style-name="P75"/>
          </table:table-cell>
          <table:table-cell table:style-name="Cell29">
            <text:p text:style-name="P76"/>
          </table:table-cell>
        </table:table-row>
        <table:table-row table:style-name="Row9">
          <table:table-cell table:style-name="Cell30">
            <text:p text:style-name="P77"><text:span text:style-name="T77_1">Reunião</text:span></text:p>
          </table:table-cell>
          <table:table-cell table:style-name="Cell31">
            <text:p text:style-name="P78"><text:span text:style-name="T78_1">Semanal</text:span></text:p>
          </table:table-cell>
          <table:table-cell table:style-name="Cell32">
            <text:p text:style-name="P79"><text:span text:style-name="T79_1">Todos</text:span></text:p>
          </table:table-cell>
        </table:table-row>
        <table:table-row table:style-name="Row10">
          <table:table-cell table:style-name="Cell33">
            <text:p text:style-name="P80"><text:span text:style-name="T80_1">Desenvolvimento</text:span></text:p>
          </table:table-cell>
          <table:table-cell table:style-name="Cell34">
            <text:p text:style-name="P81"/>
          </table:table-cell>
          <table:table-cell table:style-name="Cell35">
            <text:p text:style-name="P82"><text:span text:style-name="T82_1">Vinícius</text:span><text:span text:style-name="T82_2"><text:s/></text:span><text:span text:style-name="T82_3">Ribeiro</text:span></text:p>
          </table:table-cell>
        </table:table-row>
      </table:table>
      <text:p text:style-name="P83"/>
      <text:h text:style-name="P84" text:outline-level="10"><text:span text:style-name="T84_1">Orçamento</text:span><text:span text:style-name="T84_2"><text:s/></text:span><text:span text:style-name="T84_3">Preliminar</text:span></text:h>
      <text:list text:style-name="LS5" xml:id="list15">
        <text:list-item>
          <text:h text:style-name="P85" text:outline-level="10"><text:span text:style-name="T85_1">Total</text:span><text:span text:style-name="T85_2">:</text:span><text:span text:style-name="T85_3"><text:s/><text:tab/></text:span><text:span text:style-name="T85_4">R</text:span><text:span text:style-name="T85_5">$<text:s/>0,00</text:span></text:h>
        </text:list-item>
      </text:list>
      <text:h text:style-name="P86" text:outline-level="10"><text:span text:style-name="T86_1">Riscos</text:span><text:span text:style-name="T86_2"><text:s/></text:span><text:span text:style-name="T86_3">Iniciais</text:span><text:span text:style-name="T86_4"><text:s/></text:span><text:span text:style-name="T86_5">Relacionados</text:span><text:span text:style-name="T86_6"><text:s/></text:span><text:span text:style-name="T86_7">ao</text:span><text:span text:style-name="T86_8"><text:s/></text:span><text:span text:style-name="T86_9">Projeto</text:span></text:h>
      <text:p text:style-name="P87"><text:span text:style-name="T87_1"><text:tab/></text:span></text:p>
      <text:list text:style-name="LS6" xml:id="list16">
        <text:list-item>
          <text:p text:style-name="P88"><text:span text:style-name="T88_1">Risco</text:span><text:span text:style-name="T88_2">:</text:span><text:span text:style-name="T88_3"><text:s/><text:tab/></text:span><text:span text:style-name="T88_4">Possibilidade</text:span><text:span text:style-name="T88_5"><text:s/></text:span><text:span text:style-name="T88_6">de</text:span><text:span text:style-name="T88_7"><text:s/></text:span><text:span text:style-name="T88_8">ocorrer</text:span><text:span text:style-name="T88_9"><text:s/></text:span><text:span text:style-name="T88_10">atrasos</text:span><text:span text:style-name="T88_11">,<text:s/></text:span><text:span text:style-name="T88_12">em</text:span><text:span text:style-name="T88_13"><text:s/></text:span><text:span text:style-name="T88_14">algumas</text:span><text:span text:style-name="T88_15"><text:s/></text:span><text:span text:style-name="T88_16">das</text:span><text:span text:style-name="T88_17"><text:s/></text:span><text:span text:style-name="T88_18">etapas</text:span><text:span text:style-name="T88_19">,<text:s/></text:span><text:span text:style-name="T88_20">gerando</text:span><text:span text:style-name="T88_21"><text:s/></text:span><text:span text:style-name="T88_22">um</text:span><text:span text:style-name="T88_23"><text:s/></text:span><text:span text:style-name="T88_24">atraso</text:span><text:span text:style-name="T88_25"><text:s/></text:span><text:span text:style-name="T88_26">na</text:span><text:span text:style-name="T88_27"><text:s/></text:span><text:span text:style-name="T88_28">finalização</text:span><text:span text:style-name="T88_29"><text:s/></text:span><text:span text:style-name="T88_30">do</text:span><text:span text:style-name="T88_31"><text:s/></text:span><text:span text:style-name="T88_32">projeto</text:span><text:span text:style-name="T88_33"><text:s/></text:span><text:span text:style-name="T88_34">todo</text:span><text:span text:style-name="T88_35">.<text:tab/></text:span></text:p>
          <text:list>
            <text:list-item>
              <text:p text:style-name="P89"><text:span text:style-name="T89_1">Mitigação</text:span><text:span text:style-name="T89_2">:</text:span><text:span text:style-name="T89_3"><text:s/></text:span><text:span text:style-name="T89_4">Garantir</text:span><text:span text:style-name="T89_5"><text:s/></text:span><text:span text:style-name="T89_6">que</text:span><text:span text:style-name="T89_7"><text:s/></text:span><text:span text:style-name="T89_8">o</text:span><text:span text:style-name="T89_9"><text:s/></text:span><text:span text:style-name="T89_10">cronograma</text:span><text:span text:style-name="T89_11"><text:s/></text:span><text:span text:style-name="T89_12">seja</text:span><text:span text:style-name="T89_13"><text:s/></text:span><text:span text:style-name="T89_14">seguido</text:span><text:span text:style-name="T89_15"><text:s/></text:span><text:span text:style-name="T89_16">corretamente</text:span><text:span text:style-name="T89_17"><text:s/></text:span><text:span text:style-name="T89_18">a</text:span><text:span text:style-name="T89_19"><text:s/></text:span><text:span text:style-name="T89_20">fim</text:span><text:span text:style-name="T89_21"><text:s/></text:span><text:span text:style-name="T89_22">de</text:span><text:span text:style-name="T89_23"><text:s/></text:span><text:span text:style-name="T89_24">realizar</text:span><text:span text:style-name="T89_25"><text:s/></text:span><text:span text:style-name="T89_26">o</text:span><text:span text:style-name="T89_27"><text:s/></text:span><text:span text:style-name="T89_28">projeto</text:span><text:span text:style-name="T89_29"><text:s/></text:span><text:span text:style-name="T89_30">por</text:span><text:span text:style-name="T89_31"><text:s/></text:span><text:span text:style-name="T89_32">completo</text:span><text:span text:style-name="T89_33">.</text:span></text:p>
            </text:list-item>
          </text:list>
        </text:list-item>
      </text:list>
      <text:p text:style-name="P90"/>
      <text:p text:style-name="P91"><text:span text:style-name="T91_1">Sessão</text:span><text:span text:style-name="T91_2"><text:s/></text:span><text:span text:style-name="T91_3">de</text:span><text:span text:style-name="T91_4"><text:s/></text:span><text:span text:style-name="T91_5">Ferramentas</text:span><text:span text:style-name="T91_6"><text:s/></text:span><text:span text:style-name="T91_7">e</text:span><text:span text:style-name="T91_8"><text:s/></text:span><text:span text:style-name="T91_9">Controle</text:span><text:span text:style-name="T91_10"><text:s/></text:span><text:span text:style-name="T91_11">de</text:span><text:span text:style-name="T91_12"><text:s/></text:span><text:span text:style-name="T91_13">Versão</text:span><text:span text:style-name="T91_14">:</text:span></text:p>
      <text:list text:style-name="LS7" xml:id="list18">
        <text:list-item>
          <text:p text:style-name="P92"><text:span text:style-name="T92_1">Ferramentas</text:span><text:span text:style-name="T92_2">:<text:s/></text:span><text:span text:style-name="T92_3"><text:a xlink:type="simple" xlink:href="https://github.com/LLVN"><text:span text:style-name="T92_4">https</text:span></text:a></text:span><text:span text:style-name="T92_5"><text:a xlink:type="simple" xlink:href="https://github.com/LLVN"><text:span text:style-name="T92_6">://</text:span></text:a></text:span><text:span text:style-name="T92_7"><text:a xlink:type="simple" xlink:href="https://github.com/LLVN"><text:span text:style-name="T92_8">github</text:span></text:a></text:span><text:span text:style-name="T92_9"><text:a xlink:type="simple" xlink:href="https://github.com/LLVN"><text:span text:style-name="T92_10">.</text:span></text:a></text:span><text:span text:style-name="T92_11"><text:a xlink:type="simple" xlink:href="https://github.com/LLVN"><text:span text:style-name="T92_12">com</text:span></text:a></text:span><text:span text:style-name="T92_13"><text:a xlink:type="simple" xlink:href="https://github.com/LLVN"><text:span text:style-name="T92_14">/</text:span></text:a></text:span><text:span text:style-name="T92_15"><text:a xlink:type="simple" xlink:href="https://github.com/LLVN"><text:span text:style-name="T92_16">LLVN</text:span></text:a></text:span><text:span text:style-name="T92_17"><text:s/></text:span></text:p>
        </text:list-item>
        <text:list-item>
          <text:p text:style-name="P93"><text:span text:style-name="T93_1">Controle</text:span><text:span text:style-name="T93_2"><text:s/></text:span><text:span text:style-name="T93_3">de</text:span><text:span text:style-name="T93_4"><text:s/></text:span><text:span text:style-name="T93_5">Versão</text:span><text:span text:style-name="T93_6">:<text:s/></text:span><text:span text:style-name="T93_7"><text:a xlink:type="simple" xlink:href="https://github.com/LLVN/Luis/issues"><text:span text:style-name="T93_8">https</text:span></text:a></text:span><text:span text:style-name="T93_9"><text:a xlink:type="simple" xlink:href="https://github.com/LLVN/Luis/issues"><text:span text:style-name="T93_10">://</text:span></text:a></text:span><text:span text:style-name="T93_11"><text:a xlink:type="simple" xlink:href="https://github.com/LLVN/Luis/issues"><text:span text:style-name="T93_12">github</text:span></text:a></text:span><text:span text:style-name="T93_13"><text:a xlink:type="simple" xlink:href="https://github.com/LLVN/Luis/issues"><text:span text:style-name="T93_14">.</text:span></text:a></text:span><text:span text:style-name="T93_15"><text:a xlink:type="simple" xlink:href="https://github.com/LLVN/Luis/issues"><text:span text:style-name="T93_16">com</text:span></text:a></text:span><text:span text:style-name="T93_17"><text:a xlink:type="simple" xlink:href="https://github.com/LLVN/Luis/issues"><text:span text:style-name="T93_18">/</text:span></text:a></text:span><text:span text:style-name="T93_19"><text:a xlink:type="simple" xlink:href="https://github.com/LLVN/Luis/issues"><text:span text:style-name="T93_20">LLVN</text:span></text:a></text:span><text:span text:style-name="T93_21"><text:a xlink:type="simple" xlink:href="https://github.com/LLVN/Luis/issues"><text:span text:style-name="T93_22">/</text:span></text:a></text:span><text:span text:style-name="T93_23"><text:a xlink:type="simple" xlink:href="https://github.com/LLVN/Luis/issues"><text:span text:style-name="T93_24">Luis</text:span></text:a></text:span><text:span text:style-name="T93_25"><text:a xlink:type="simple" xlink:href="https://github.com/LLVN/Luis/issues"><text:span text:style-name="T93_26">/</text:span></text:a></text:span><text:span text:style-name="T93_27"><text:a xlink:type="simple" xlink:href="https://github.com/LLVN/Luis/issues"><text:span text:style-name="T93_28">issues</text:span></text:a></text:span><text:span text:style-name="T93_29"><text:s/></text:span></text:p>
        </text:list-item>
      </text:list>
      <text:h text:style-name="P94" text:outline-level="10"><text:span text:style-name="T94_1">Pré</text:span><text:span text:style-name="T94_2">-</text:span><text:span text:style-name="T94_3">designação</text:span><text:span text:style-name="T94_4"><text:s/></text:span><text:span text:style-name="T94_5">da</text:span><text:span text:style-name="T94_6"><text:s/></text:span><text:span text:style-name="T94_7">Equipe</text:span></text:h>
      <text:list text:style-name="LS8" xml:id="list20">
        <text:list-item>
          <text:p text:style-name="P95"><text:span text:style-name="T95_1">Gerente</text:span><text:span text:style-name="T95_2">:<text:s/></text:span><text:span text:style-name="T95_3">Luís</text:span><text:span text:style-name="T95_4"><text:s/></text:span><text:span text:style-name="T95_5">Fernando</text:span></text:p>
        </text:list-item>
        <text:list-item>
          <text:p text:style-name="P96"><text:span text:style-name="T96_1">Analista</text:span><text:span text:style-name="T96_2">:<text:s/></text:span><text:span text:style-name="T96_3">Felipe</text:span><text:span text:style-name="T96_4"><text:s/></text:span><text:span text:style-name="T96_5">Fronchetti</text:span></text:p>
        </text:list-item>
        <text:list-item>
          <text:p text:style-name="P97"><text:span text:style-name="T97_1">Testadora</text:span><text:span text:style-name="T97_2">:<text:s/></text:span><text:span text:style-name="T97_3">Noemi</text:span><text:span text:style-name="T97_4"><text:s/></text:span><text:span text:style-name="T97_5">Scherer</text:span></text:p>
        </text:list-item>
        <text:list-item>
          <text:p text:style-name="P98"><text:span text:style-name="T98_1">Desenvolvedor</text:span><text:span text:style-name="T98_2">:<text:s/></text:span><text:span text:style-name="T98_3">Vinícius</text:span><text:span text:style-name="T98_4"><text:s/></text:span><text:span text:style-name="T98_5">Ribeiro</text:span></text:p>
        </text:list-item>
      </text:list>
      <text:h text:style-name="P99" text:outline-level="10"><text:span text:style-name="T99_1">Assinantes</text:span><text:span text:style-name="T99_2"><text:s/></text:span><text:span text:style-name="T99_3">do</text:span><text:span text:style-name="T99_4"><text:s/></text:span><text:span text:style-name="T99_5">Termo</text:span></text:h>
      <text:p text:style-name="P100"><text:span text:style-name="T100_1">Reginaldo</text:span><text:span text:style-name="T100_2"><text:s/></text:span><text:span text:style-name="T100_3">Ré</text:span><text:span text:style-name="T100_4"><text:s/>–<text:s/></text:span><text:span text:style-name="T100_5">Proprietário</text:span><text:span text:style-name="T100_6"><text:s/></text:span><text:span text:style-name="T100_7">do</text:span><text:span text:style-name="T100_8"><text:s/></text:span><text:span text:style-name="T100_9">Centro</text:span><text:span text:style-name="T100_10"><text:s/></text:span><text:span text:style-name="T100_11">de</text:span><text:span text:style-name="T100_12"><text:s/></text:span><text:span text:style-name="T100_13">Doadores</text:span><text:span text:style-name="T100_14"><text:s/></text:span><text:span text:style-name="T100_15">de</text:span><text:span text:style-name="T100_16"><text:s/></text:span><text:span text:style-name="T100_17">Sangue</text:span><text:span text:style-name="T100_18">.</text:span></text:p>
      <text:p text:style-name="P10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212cm" fo:margin-bottom="0.212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12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589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249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543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52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474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452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111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